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6.345cm"/>
    </style:style>
    <style:style style:name="co10" style:family="table-column">
      <style:table-column-properties fo:break-before="auto" style:column-width="5.8cm"/>
    </style:style>
    <style:style style:name="co11" style:family="table-column">
      <style:table-column-properties fo:break-before="auto" style:column-width="2.6cm"/>
    </style:style>
    <style:style style:name="co12" style:family="table-column">
      <style:table-column-properties fo:break-before="auto" style:column-width="2.258cm"/>
    </style:style>
    <style:style style:name="co13" style:family="table-column">
      <style:table-column-properties fo:break-before="auto" style:column-width="2.424cm"/>
    </style:style>
    <style:style style:name="co14" style:family="table-column">
      <style:table-column-properties fo:break-before="auto" style:column-width="3cm"/>
    </style:style>
    <style:style style:name="co15" style:family="table-column">
      <style:table-column-properties fo:break-before="auto" style:column-width="3.979cm"/>
    </style:style>
    <style:style style:name="co16" style:family="table-column">
      <style:table-column-properties fo:break-before="auto" style:column-width="3.868cm"/>
    </style:style>
    <style:style style:name="co17" style:family="table-column">
      <style:table-column-properties fo:break-before="auto" style:column-width="10.589cm"/>
    </style:style>
    <style:style style:name="co18" style:family="table-column">
      <style:table-column-properties fo:break-before="auto" style:column-width="3.563cm"/>
    </style:style>
    <style:style style:name="co19" style:family="table-column">
      <style:table-column-properties fo:break-before="auto" style:column-width="11.4cm"/>
    </style:style>
    <style:style style:name="co20" style:family="table-column">
      <style:table-column-properties fo:break-before="auto" style:column-width="4.486cm"/>
    </style:style>
    <style:style style:name="co21" style:family="table-column">
      <style:table-column-properties fo:break-before="auto" style:column-width="13.266cm"/>
    </style:style>
    <style:style style:name="co22" style:family="table-column">
      <style:table-column-properties fo:break-before="auto" style:column-width="0.6cm"/>
    </style:style>
    <style:style style:name="co23" style:family="table-column">
      <style:table-column-properties fo:break-before="auto" style:column-width="2.66cm"/>
    </style:style>
    <style:style style:name="co24" style:family="table-column">
      <style:table-column-properties fo:break-before="auto" style:column-width="2.2cm"/>
    </style:style>
    <style:style style:name="co25" style:family="table-column">
      <style:table-column-properties fo:break-before="auto" style:column-width="2.84cm"/>
    </style:style>
    <style:style style:name="co26" style:family="table-column">
      <style:table-column-properties fo:break-before="auto" style:column-width="2.371cm"/>
    </style:style>
    <style:style style:name="co27" style:family="table-column">
      <style:table-column-properties fo:break-before="auto" style:column-width="2.529cm"/>
    </style:style>
    <style:style style:name="co28" style:family="table-column">
      <style:table-column-properties fo:break-before="auto" style:column-width="2.298cm"/>
    </style:style>
    <style:style style:name="co29" style:family="table-column">
      <style:table-column-properties fo:break-before="auto" style:column-width="4.105cm"/>
    </style:style>
    <style:style style:name="co30" style:family="table-column">
      <style:table-column-properties fo:break-before="auto" style:column-width="2.582cm"/>
    </style:style>
    <style:style style:name="co31" style:family="table-column">
      <style:table-column-properties fo:break-before="auto" style:column-width="2.35cm"/>
    </style:style>
    <style:style style:name="co32" style:family="table-column">
      <style:table-column-properties fo:break-before="auto" style:column-width="3.33cm"/>
    </style:style>
    <style:style style:name="co33" style:family="table-column">
      <style:table-column-properties fo:break-before="auto" style:column-width="2.498cm"/>
    </style:style>
    <style:style style:name="co34" style:family="table-column">
      <style:table-column-properties fo:break-before="auto" style:column-width="2.633cm"/>
    </style:style>
    <style:style style:name="co35" style:family="table-column">
      <style:table-column-properties fo:break-before="auto" style:column-width="0.801cm"/>
    </style:style>
    <style:style style:name="co36" style:family="table-column">
      <style:table-column-properties fo:break-before="auto" style:column-width="2cm"/>
    </style:style>
    <style:style style:name="co37" style:family="table-column">
      <style:table-column-properties fo:break-before="auto" style:column-width="2.293cm"/>
    </style:style>
    <style:style style:name="co38" style:family="table-column">
      <style:table-column-properties fo:break-before="auto" style:column-width="2.101cm"/>
    </style:style>
    <style:style style:name="co39" style:family="table-column">
      <style:table-column-properties fo:break-before="auto" style:column-width="2.551cm"/>
    </style:style>
    <style:style style:name="co40" style:family="table-column">
      <style:table-column-properties fo:break-before="auto" style:column-width="2.701cm"/>
    </style:style>
    <style:style style:name="co41" style:family="table-column">
      <style:table-column-properties fo:break-before="auto" style:column-width="1.499cm"/>
    </style:style>
    <style:style style:name="co42" style:family="table-column">
      <style:table-column-properties fo:break-before="auto" style:column-width="1.73cm"/>
    </style:style>
    <style:style style:name="co43" style:family="table-column">
      <style:table-column-properties fo:break-before="auto" style:column-width="1.928cm"/>
    </style:style>
    <style:style style:name="co44" style:family="table-column">
      <style:table-column-properties fo:break-before="auto" style:column-width="1.575cm"/>
    </style:style>
    <style:style style:name="co45" style:family="table-column">
      <style:table-column-properties fo:break-before="auto" style:column-width="1.804cm"/>
    </style:style>
    <style:style style:name="co46" style:family="table-column">
      <style:table-column-properties fo:break-before="auto" style:column-width="1.755cm"/>
    </style:style>
    <style:style style:name="co47" style:family="table-column">
      <style:table-column-properties fo:break-before="auto" style:column-width="1.27cm"/>
    </style:style>
    <style:style style:name="co48" style:family="table-column">
      <style:table-column-properties fo:break-before="auto" style:column-width="1.108cm"/>
    </style:style>
    <style:style style:name="co49" style:family="table-column">
      <style:table-column-properties fo:break-before="auto" style:column-width="1.028cm"/>
    </style:style>
    <style:style style:name="co50" style:family="table-column">
      <style:table-column-properties fo:break-before="auto" style:column-width="1.221cm"/>
    </style:style>
    <style:style style:name="co51" style:family="table-column">
      <style:table-column-properties fo:break-before="auto" style:column-width="1.549cm"/>
    </style:style>
    <style:style style:name="co52" style:family="table-column">
      <style:table-column-properties fo:break-before="auto" style:column-width="1.445cm"/>
    </style:style>
    <style:style style:name="co53" style:family="table-column">
      <style:table-column-properties fo:break-before="auto" style:column-width="1.341cm"/>
    </style:style>
    <style:style style:name="co54" style:family="table-column">
      <style:table-column-properties fo:break-before="auto" style:column-width="1cm"/>
    </style:style>
    <style:style style:name="co55" style:family="table-column">
      <style:table-column-properties fo:break-before="auto" style:column-width="1.111cm"/>
    </style:style>
    <style:style style:name="co56" style:family="table-column">
      <style:table-column-properties fo:break-before="auto" style:column-width="1.515cm"/>
    </style:style>
    <style:style style:name="co57" style:family="table-column">
      <style:table-column-properties fo:break-before="auto" style:column-width="1.903cm"/>
    </style:style>
    <style:style style:name="co58" style:family="table-column">
      <style:table-column-properties fo:break-before="auto" style:column-width="2.466cm"/>
    </style:style>
    <style:style style:name="co59" style:family="table-column">
      <style:table-column-properties fo:break-before="auto" style:column-width="6.242cm"/>
    </style:style>
    <style:style style:name="co60" style:family="table-column">
      <style:table-column-properties fo:break-before="auto" style:column-width="1.231cm"/>
    </style:style>
    <style:style style:name="co61" style:family="table-column">
      <style:table-column-properties fo:break-before="auto" style:column-width="2.711cm"/>
    </style:style>
    <style:style style:name="co62" style:family="table-column">
      <style:table-column-properties fo:break-before="auto" style:column-width="2.032cm"/>
    </style:style>
    <style:style style:name="co63" style:family="table-column">
      <style:table-column-properties fo:break-before="auto" style:column-width="2.859cm"/>
    </style:style>
    <style:style style:name="co64" style:family="table-column">
      <style:table-column-properties fo:break-before="auto" style:column-width="3.53cm"/>
    </style:style>
    <style:style style:name="co65" style:family="table-column">
      <style:table-column-properties fo:break-before="auto" style:column-width="1.722cm"/>
    </style:style>
    <style:style style:name="co66" style:family="table-column">
      <style:table-column-properties fo:break-before="auto" style:column-width="3.168cm"/>
    </style:style>
    <style:style style:name="co67" style:family="table-column">
      <style:table-column-properties fo:break-before="auto" style:column-width="1.697cm"/>
    </style:style>
    <style:style style:name="co68" style:family="table-column">
      <style:table-column-properties fo:break-before="auto" style:column-width="2.704cm"/>
    </style:style>
    <style:style style:name="co69" style:family="table-column">
      <style:table-column-properties fo:break-before="auto" style:column-width="2.265cm"/>
    </style:style>
    <style:style style:name="co70" style:family="table-column">
      <style:table-column-properties fo:break-before="auto" style:column-width="3.918cm"/>
    </style:style>
    <style:style style:name="co71" style:family="table-column">
      <style:table-column-properties fo:break-before="auto" style:column-width="1.644cm"/>
    </style:style>
    <style:style style:name="co72" style:family="table-column">
      <style:table-column-properties fo:break-before="auto" style:column-width="1.954cm"/>
    </style:style>
    <style:style style:name="co73" style:family="table-column">
      <style:table-column-properties fo:break-before="auto" style:column-width="0.714cm"/>
    </style:style>
    <style:style style:name="co74" style:family="table-column">
      <style:table-column-properties fo:break-before="auto" style:column-width="2.238cm"/>
    </style:style>
    <style:style style:name="co75" style:family="table-column">
      <style:table-column-properties fo:break-before="auto" style:column-width="0.845cm"/>
    </style:style>
    <style:style style:name="co76"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2"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2" fo:font-size="11pt" style:font-size-complex="11pt"/>
    </style:style>
    <style:style style:name="ce50" style:family="table-cell" style:parent-style-name="Default">
      <style:table-cell-properties fo:background-color="#e6e6fa"/>
      <style:text-properties style:font-name="Linux Biolinum G2" fo:font-size="11pt" style:font-size-asian="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20" style:family="table-cell" style:parent-style-name="Default">
      <style:table-cell-properties fo:background-color="#e6e6ff"/>
      <style:text-properties fo:color="#ff0000" style:font-name="Linux Biolinum G2"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299" style:family="table-cell" style:parent-style-name="Default">
      <style:table-cell-properties fo:background-color="#e6e6ff"/>
      <style:text-properties style:font-name="Linux Biolinum G2" fo:font-size="11pt"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2"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2"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161" style:family="table-cell" style:parent-style-name="Default">
      <style:table-cell-properties fo:background-color="#e6e6ff" style:text-align-source="value-type" style:repeat-content="false"/>
      <style:text-properties style:font-name="Linux Biolinum G2" fo:font-size="11pt" style:font-size-asian="11pt" style:font-size-complex="11pt"/>
    </style:style>
    <style:style style:name="ce60"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59" style:family="table-cell" style:parent-style-name="Default">
      <style:table-cell-properties fo:background-color="#e6e6ff"/>
      <style:text-properties style:font-name="Linux Biolinum G2" fo:font-size="11pt" fo:font-style="italic" fo:font-weight="normal" style:font-size-asian="11pt" style:font-style-asian="italic" style:font-weight-asian="normal" style:font-size-complex="11pt" style:font-style-complex="italic" style:font-weight-complex="normal"/>
    </style:style>
    <style:style style:name="ce77" style:family="table-cell" style:parent-style-name="Default">
      <style:table-cell-properties fo:background-color="#ff0000" style:text-align-source="value-type" style:repeat-content="false"/>
      <style:text-properties style:font-name="Linux Biolinum G2" fo:font-size="11pt" style:font-size-asian="11pt" style:font-size-complex="11pt"/>
    </style:style>
    <style:style style:name="ce92" style:family="table-cell" style:parent-style-name="Default" style:data-style-name="N20037"/>
    <style:style style:name="ce115" style:family="table-cell" style:parent-style-name="Default" style:data-style-name="N20037">
      <style:text-properties style:font-name="Linux Biolinum G2"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194" style:family="table-cell" style:parent-style-name="Default">
      <style:table-cell-properties fo:background-color="#fffacd"/>
      <style:text-properties style:font-name="Linux Biolinum G2"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2"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71" style:family="table-cell" style:parent-style-name="DatoEntrada">
      <style:text-properties fo:font-size="11pt" style:font-size-asian="11pt" style:font-size-complex="11pt"/>
    </style:style>
    <style:style style:name="ce33" style:family="table-cell" style:parent-style-name="Default">
      <style:table-cell-properties fo:background-color="#e6e6ff"/>
      <style:text-properties style:font-name="Linux Biolinum G2" fo:font-size="11pt" fo:font-weight="bold" style:font-size-asian="11pt" style:font-weight-asian="bold" style:font-size-complex="11pt" style:font-weight-complex="bold"/>
    </style:style>
    <style:style style:name="ce120" style:family="table-cell" style:parent-style-name="DatoEntrada">
      <style:text-properties style:font-name="Linux Biolinum G2" fo:font-size="11pt" style:font-size-asian="11pt" style:font-size-complex="11pt"/>
    </style:style>
    <style:style style:name="ce123" style:family="table-cell" style:parent-style-name="DatoEntrada" style:data-style-name="N20000">
      <style:text-properties style:font-name="Linux Biolinum G2" fo:font-size="11pt" style:font-size-asian="11pt" style:font-size-complex="11pt"/>
    </style:style>
    <style:style style:name="ce125" style:family="table-cell" style:parent-style-name="DatoEntrada">
      <style:text-properties style:font-name="Linux Biolinum G2"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2"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2"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78"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atoEntrada">
      <style:table-cell-properties style:text-align-source="fix" style:repeat-content="false"/>
      <style:paragraph-properties fo:text-align="center" fo:margin-left="0cm"/>
      <style:text-properties style:font-name="Linux Biolinum G2"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56" style:family="table-cell" style:parent-style-name="Default">
      <style:table-cell-properties fo:background-color="#e6e6ff"/>
      <style:text-properties style:font-name="Courier New" fo:font-size="9pt" style:font-size-asian="9pt" style:font-size-complex="9pt"/>
    </style:style>
    <style:style style:name="ce175" style:family="table-cell" style:parent-style-name="Default">
      <style:table-cell-properties fo:background-color="#e6e6ff"/>
      <style:text-properties style:font-name="Courier New" fo:font-size="11pt" style:font-size-asian="11pt" style:font-size-complex="11pt"/>
    </style:style>
    <style:style style:name="ce108" style:family="table-cell" style:parent-style-name="Default">
      <style:table-cell-properties style:cell-protect="hidden-and-protected" style:print-content="true"/>
      <style:text-properties style:font-name="Linux Biolinum G2" fo:font-size="11pt" style:font-size-asian="11pt" style:font-size-complex="11pt"/>
    </style:style>
    <style:style style:name="ce174" style:family="table-cell" style:parent-style-name="Default">
      <style:table-cell-properties style:cell-protect="hidden-and-protected" style:print-content="true"/>
    </style:style>
    <style:style style:name="ce176" style:family="table-cell" style:parent-style-name="Default" style:data-style-name="N20100">
      <style:table-cell-properties style:cell-protect="hidden-and-protected" style:print-content="true"/>
    </style:style>
    <style:style style:name="ce178" style:family="table-cell" style:parent-style-name="Default" style:data-style-name="N20100">
      <style:table-cell-properties style:cell-protect="hidden-and-protected" style:print-content="true"/>
      <style:text-properties style:font-name="Linux Biolinum G2"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0" style:family="table-cell" style:parent-style-name="Default">
      <style:table-cell-properties fo:background-color="#e6e6fa"/>
      <style:text-properties style:font-name="Linux Biolinum G2" fo:font-size="11pt" style:font-size-complex="11pt"/>
    </style:style>
    <style:style style:name="ce177" style:family="table-cell" style:parent-style-name="Default">
      <style:table-cell-properties fo:background-color="#e6e6fa"/>
      <style:text-properties style:font-name="Linux Biolinum G2"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2" fo:font-size="11pt" style:font-size-complex="11pt"/>
    </style:style>
    <style:style style:name="ce215"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2" fo:font-size="11pt" style:font-size-asian="11pt" style:font-size-complex="11pt"/>
    </style:style>
    <style:style style:name="ce221" style:family="table-cell" style:parent-style-name="Default">
      <style:table-cell-properties fo:background-color="#e6e6fa"/>
      <style:text-properties style:font-name="Linux Biolinum G2"/>
    </style:style>
    <style:style style:name="ce237" style:family="table-cell" style:parent-style-name="Default">
      <style:table-cell-properties fo:background-color="#e6e6fa"/>
      <style:text-properties style:font-name="Linux Biolinum G2" fo:font-size="10pt" style:font-size-complex="10pt"/>
    </style:style>
    <style:style style:name="ce129" style:family="table-cell" style:parent-style-name="Default">
      <style:table-cell-properties fo:background-color="#e6e6fa"/>
      <style:text-properties style:font-name="Linux Biolinum G2" fo:language="gl" fo:country="ES" style:font-size-asian="10pt" style:font-size-complex="10pt"/>
    </style:style>
    <style:style style:name="ce130" style:family="table-cell" style:parent-style-name="Default">
      <style:table-cell-properties fo:background-color="#e6e6fa"/>
      <style:text-properties style:font-name="Linux Biolinum G2"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244" style:family="table-cell" style:parent-style-name="DatoEntrada">
      <style:text-properties style:text-outline="false" style:text-line-through-style="none" style:text-line-through-type="none" style:font-name="Linux Biolinum G3"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2"/>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98" style:family="table-cell" style:parent-style-name="Default">
      <style:text-properties style:font-name="Linux Biolinum G2" fo:font-size="11pt" fo:language="gl" fo:country="ES" style:font-size-asian="11pt" style:font-size-complex="11pt"/>
    </style:style>
    <style:style style:name="ce187" style:family="table-cell" style:parent-style-name="Default">
      <style:table-cell-properties fo:background-color="#e6e6fa"/>
      <style:text-properties style:font-name="Linux Biolinum G2" fo:font-size="11pt" fo:font-weight="bold" style:font-size-complex="11pt" style:font-weight-complex="bold"/>
    </style:style>
    <style:style style:name="ce190" style:family="table-cell" style:parent-style-name="Default">
      <style:table-cell-properties fo:background-color="#e6e6fa"/>
      <style:text-properties style:font-name="Linux Biolinum G2"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276" style:family="table-cell" style:parent-style-name="Default">
      <style:table-cell-properties style:cell-protect="none" style:print-content="true"/>
      <style:text-properties style:font-name="Linux Biolinum G2" fo:font-size="11pt" style:font-size-asian="11pt" style:font-size-complex="11pt"/>
    </style:style>
    <style:style style:name="ce277"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2"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282"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408" style:family="table-cell" style:parent-style-name="Default">
      <style:table-cell-properties fo:background-color="#e0efd4"/>
      <style:text-properties fo:color="#ff0000"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2" fo:font-size="11pt" style:font-size-asian="11pt" style:font-size-complex="11pt"/>
    </style:style>
    <style:style style:name="ce304" style:family="table-cell" style:parent-style-name="Default" style:data-style-name="N20000">
      <style:table-cell-properties fo:background-color="#e0efd4"/>
      <style:text-properties style:font-name="Linux Biolinum G2"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10"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09" style:family="table-cell" style:parent-style-name="Default" style:data-style-name="N20099">
      <style:table-cell-properties fo:background-color="#e6e6ff"/>
      <style:text-properties style:font-name="Linux Biolinum G2" fo:font-size="11pt" style:font-size-asian="11pt" style:font-size-complex="11pt"/>
    </style:style>
    <style:style style:name="ce318" style:family="table-cell" style:parent-style-name="Default">
      <style:table-cell-properties fo:background-color="#e6e6ff"/>
      <style:text-properties fo:color="#ff0000" style:font-name="Linux Biolinum G2"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2"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2"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2"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2"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2"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name-asian="Segoe UI1" style:font-size-asian="11pt" style:font-name-complex="Segoe UI1"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59"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1" fo:font-size="11pt" style:font-name-asian="Linux Biolinum G1" style:font-size-asian="11pt" style:font-name-complex="Linux Biolinum G1"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76" style:family="table-cell" style:parent-style-name="Default">
      <style:table-cell-properties style:cell-protect="hidden-and-protected" style:print-content="true"/>
      <style:text-properties style:font-name="Linux Biolinum G2" style:font-size-asian="11pt" style:font-size-complex="11pt"/>
    </style:style>
    <style:style style:name="ce378" style:family="table-cell" style:parent-style-name="Default" style:data-style-name="N20081">
      <style:table-cell-properties style:cell-protect="hidden-and-protected" style:print-content="true"/>
    </style:style>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84" style:family="table-cell" style:parent-style-name="Default">
      <style:table-cell-properties style:cell-protect="hidden-and-protected" style:print-content="true"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5" style:family="table-cell" style:parent-style-name="Default">
      <style:table-cell-properties style:cell-protect="hidden-and-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6"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387"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8"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15" style:family="table-cell" style:parent-style-name="Default">
      <style:table-cell-properties style:cell-protect="none" style:print-content="true"/>
      <style:text-properties style:font-name="Linux Biolinum G2"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3"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391" style:family="table-cell" style:parent-style-name="Default">
      <style:table-cell-properties style:cell-protect="none" style:print-content="true" fo:wrap-option="wrap"/>
      <style:text-properties style:font-name="Linux Biolinum G2"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396" style:family="table-cell" style:parent-style-name="Default">
      <style:table-cell-properties style:cell-protect="protected" style:print-content="true"/>
    </style:style>
    <style:style style:name="ce397" style:family="table-cell" style:parent-style-name="Default">
      <style:table-cell-properties style:cell-protect="protected" style:print-content="true"/>
      <style:text-properties style:font-name="Linux Biolinum G2" fo:font-size="11pt" style:font-size-complex="11pt"/>
    </style:style>
    <style:style style:name="ce398" style:family="table-cell" style:parent-style-name="Default">
      <style:text-properties style:font-name="Linux Biolinum G2"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2"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05"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2" fo:font-size="11pt" style:font-size-complex="11pt"/>
    </style:style>
    <style:style style:name="ce406" style:family="table-cell" style:parent-style-name="Default">
      <style:table-cell-properties fo:background-color="#e6e6ff" style:cell-protect="protected" style:print-content="true"/>
      <style:text-properties style:font-name="Linux Biolinum G2" fo:font-size="11pt" style:font-size-complex="11pt"/>
    </style:style>
    <style:style style:name="ce413" style:family="table-cell" style:parent-style-name="Default">
      <style:table-cell-properties fo:background-color="#e0efd4" style:cell-protect="protected" style:print-content="true"/>
      <style:text-properties style:font-name="Linux Biolinum G2" fo:font-size="11pt" style:font-size-complex="11pt"/>
    </style:style>
    <style:style style:name="ce416" style:family="table-cell" style:parent-style-name="Default">
      <style:table-cell-properties fo:background-color="#e0efd4"/>
      <style:text-properties style:font-name="Linux Biolinum G2"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2"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2"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2" fo:font-size="11pt" style:font-size-complex="11pt"/>
    </style:style>
    <style:style style:name="ce425" style:family="table-cell" style:parent-style-name="Default">
      <style:table-cell-properties fo:background-color="#e6e6ff" style:cell-protect="protected" style:print-content="true" style:text-align-source="fix" style:repeat-content="false" style:vertical-align="middle"/>
      <style:paragraph-properties fo:text-align="center" fo:margin-left="0cm"/>
      <style:text-properties style:font-name="Linux Biolinum G2"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2" fo:font-size="11pt" style:font-size-complex="11pt"/>
    </style:style>
    <style:style style:name="ce435" style:family="table-cell" style:parent-style-name="Desplegable">
      <style:text-properties style:font-name="Linux Biolinum G2"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2"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2"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2" fo:font-size="11pt" style:font-size-complex="11pt"/>
    </style:style>
    <style:style style:name="ce457" style:family="table-cell" style:parent-style-name="Default">
      <style:table-cell-properties style:cell-protect="protected" style:print-content="true"/>
      <style:text-properties style:font-name="Linux Biolinum G2" fo:font-size="11pt" style:font-name-complex="Lucida Sans Unicode" style:font-size-complex="11pt"/>
    </style:style>
    <style:style style:name="ce459" style:family="table-cell" style:parent-style-name="Default">
      <style:text-properties style:font-name="Linux Biolinum G2" fo:font-size="11pt" style:font-name-complex="Tahoma2" style:font-size-complex="11pt"/>
    </style:style>
    <style:style style:name="ce573" style:family="table-cell" style:parent-style-name="Default" style:data-style-name="N20080">
      <style:table-cell-properties style:cell-protect="protected" style:print-content="true"/>
      <style:text-properties style:font-name="Linux Biolinum G2" fo:font-size="11pt" style:font-size-complex="11pt"/>
    </style:style>
    <style:style style:name="ce537" style:family="table-cell" style:parent-style-name="Default" style:data-style-name="N20080">
      <style:text-properties style:font-name="Linux Biolinum G2"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2"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complex="11pt"/>
    </style:style>
    <style:style style:name="ce466" style:family="table-cell" style:parent-style-name="Default">
      <style:table-cell-properties style:cell-protect="hidden-and-protected" style:print-content="true"/>
      <style:text-properties style:font-name="Linux Biolinum G2"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2"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2"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2"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2"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2"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2"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2"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2"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2"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2"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2"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2"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2" fo:font-size="11pt" style:font-size-complex="11pt"/>
    </style:style>
    <style:style style:name="ce483" style:family="table-cell" style:parent-style-name="Default">
      <style:table-cell-properties style:cell-protect="hidden-and-protected" style:print-content="true"/>
      <style:text-properties style:font-name="Linux Biolinum G2" fo:font-size="11pt" fo:language="es" fo:country="ES" style:font-size-complex="11pt"/>
    </style:style>
    <style:style style:name="ce58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complex="11pt"/>
    </style:style>
    <style:style style:name="ce598" style:family="table-cell" style:parent-style-name="Default" style:data-style-name="N20011">
      <style:table-cell-properties style:cell-protect="hidden-and-protected" style:print-content="true"/>
      <style:text-properties style:font-name="Linux Biolinum G2" fo:font-size="11pt" style:font-size-complex="11pt"/>
    </style:style>
    <style:style style:name="ce366" style:family="table-cell" style:parent-style-name="Default">
      <style:table-cell-properties style:text-align-source="fix" style:repeat-content="false"/>
      <style:paragraph-properties fo:text-align="start" fo:margin-left="0cm"/>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367" style:family="table-cell" style:parent-style-name="Default">
      <style:table-cell-properties style:text-align-source="fix" style:repeat-content="false"/>
      <style:paragraph-properties fo:text-align="end"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496"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2"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2"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2"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2"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1"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2"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2"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2"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2"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2"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2"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2"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2"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22pt" style:language-asian="zxx" style:country-asian="none" style:font-style-asian="normal" style:font-weight-asian="normal" style:font-name-complex="Tahoma1"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2"/>
    </style:style>
    <style:style style:name="T3" style:family="text">
      <style:text-properties fo:language="none" fo:country="none" style:font-size-asian="10pt" style:font-size-complex="10pt"/>
    </style:style>
    <style:style style:name="T4" style:family="text">
      <style:text-properties fo:language="gl" fo:country="ES"/>
    </style:style>
    <style:style style:name="T5" style:family="text">
      <style:text-properties fo:language="gl" fo:country="ES" style:font-name="Linux Biolinum G1"/>
    </style:style>
    <style:style style:name="T6" style:family="text">
      <style:text-properties style:font-name="Linux Biolinum G1"/>
    </style:style>
    <style:style style:name="T7" style:family="text">
      <style:text-properties style:font-name="Linux Biolinum G3" style:font-name-asian="Linux Biolinum G3" style:font-name-complex="Linux Biolinum G3"/>
    </style:style>
    <style:style style:name="T8" style:family="text">
      <style:text-properties style:font-name="Wingdings" style:font-name-asian="Wingdings" style:font-name-complex="Wingdings"/>
    </style:style>
    <style:style style:name="T9"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2"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3" style:font-name-complex="Linux Biolinum G3"/>
    </style:style>
    <style:style style:name="T14" style:family="text">
      <style:text-properties style:font-name="Linux Biolinum G1" style:font-name-asian="Linux Biolinum G1" style:font-name-complex="Linux Biolinum G1"/>
    </style:style>
    <style:style style:name="T15" style:family="text">
      <style:text-properties style:text-underline-style="solid" style:text-underline-width="auto" style:text-underline-color="font-color"/>
    </style:style>
    <style:style style:name="T16" style:family="text">
      <style:text-properties style:font-name="Linux Biolinum G3" style:font-name-asian="Linux Biolinum G3"/>
    </style:style>
    <style:style style:name="T1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19" style:family="text">
      <style:text-properties fo:font-size="11pt" style:font-size-asian="11pt" style:font-size-complex="11pt"/>
    </style:style>
    <style:style style:name="T20" style:family="text">
      <style:text-properties fo:font-size="11pt" fo:font-weight="normal" style:text-underline-style="none" style:text-underline-color="font-color" style:text-line-through-type="none" fo:font-style="normal" style:text-outline="false" fo:text-shadow="none" style:text-line-through-mode="continuous"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asian="HG Mincho Light J" style:font-name-complex="Arial Unicode MS"/>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style:style>
    <style:style style:name="T24"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5" style:family="text">
      <style:text-properties style:font-name="Linux Biolinum G3"/>
    </style:style>
    <style:style style:name="T26"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Redox.$AU$2:.$AW$2])" table:allow-empty-cell="true" table:display-list="unsorted" table:base-cell-address="ValRedox.L16">
          <table:error-message table:message-type="stop" table:display="true"/>
        </table:content-validation>
        <table:content-validation table:name="val12"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9" table:default-cell-style-name="ce63"/>
        <table:table-column table:style-name="co10" table:default-cell-style-name="ce63"/>
        <table:table-column table:style-name="co11" table:default-cell-style-name="ce63"/>
        <table:table-column table:style-name="co4" table:number-columns-repeated="5" table:default-cell-style-name="ce63"/>
        <table:table-column table:style-name="co12"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ce174"/>
          <table:table-cell table:style-name="ce108"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ce174"/>
          <table:table-cell table:style-name="ce108"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4"><text:a xlink:href="#DescrFunc" xlink:type="simple">funcións</text:a></text:span><text:span text:style-name="T4">.</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ce174"/>
          <table:table-cell table:style-name="ce108"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ce174"/>
          <table:table-cell table:style-name="ce108"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ce174"/>
          <table:table-cell table:style-name="ce108"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08"/>
          <table:table-cell table:number-columns-repeated="36"/>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08"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78" office:value-type="string" calcext:value-type="string">
            <text:p>1</text:p>
          </table:table-cell>
          <table:table-cell table:style-name="ce108"/>
          <table:table-cell table:number-columns-repeated="36"/>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ValAcidoBase</text:p>
          </table:table-cell>
          <table:table-cell table:style-name="ce117" office:value-type="string" calcext:value-type="string">
            <text:p>D_ValAcBase</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3"><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20"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2">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text:span text:style-name="T4">Pódese escribir «equis» (x) en vez de «aspa» (</text:span><text:span text:style-name="T5">×)</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ódese escribir «^» seguido de signos e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65])" office:value-type="float" office:value="1E+030" calcext:value-type="float">
            <text:p>1E+030</text:p>
          </table:table-cell>
          <table:table-cell table:style-name="ce38" table:formula="of:=FORMULA([.J65])" office:value-type="string" office:string-value="=FACTORSI(G65)" calcext:value-type="string">
            <text:p>=FACTORSI(G6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66])" office:value-type="float" office:value="10" calcext:value-type="float">
            <text:p>10</text:p>
          </table:table-cell>
          <table:table-cell table:style-name="ce38" table:formula="of:=FORMULA([.J66])" office:value-type="string" office:string-value="=FACTORSI(G66)" calcext:value-type="string">
            <text:p>=FACTORSI(G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67])" office:value-type="float" office:value="1E-027" calcext:value-type="float">
            <text:p>1E-27</text:p>
          </table:table-cell>
          <table:table-cell table:style-name="ce38" table:formula="of:=FORMULA([.J67])" office:value-type="string" office:string-value="=FACTORSI(G67)" calcext:value-type="string">
            <text:p>=FACTORSI(G6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8" office:value-type="string" calcext:value-type="string">
            <text:p>MaxMinAbs(Rango, n)</text:p>
          </table:table-cell>
          <table:table-cell table:style-name="ce161"/>
          <table:table-cell table:style-name="ce53" office:value-type="string" calcext:value-type="string">
            <text:p>Dá o máximo ou o mínimo dos valores absolutos</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6"/>
          <table:table-cell table:number-columns-repeated="47"/>
        </table:table-row>
        <table:table-row table:style-name="ro1">
          <table:table-cell table:style-name="ce150"/>
          <table:table-cell table:style-name="ce60"/>
          <table:table-cell table:style-name="ce50" office:value-type="string" calcext:value-type="string">
            <text:p>dun rango</text:p>
          </table:table-cell>
          <table:table-cell table:style-name="ce50" table:number-columns-repeated="2"/>
          <table:table-cell table:style-name="ce65"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161" table:formula="of:=FORMULA([.J71])" office:value-type="string" office:string-value="=MAXMINABS(F70:F72;G71)" calcext:value-type="string">
            <text:p>=MAXMINABS(F70:F72;G71)</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299" office:value-type="string" calcext:value-type="string">
            <text:p>2 para mínimo e calquera outro, ou ningún, para máximo</text:p>
          </table:table-cell>
          <table:table-cell table:style-name="ce50" table:number-columns-repeated="2"/>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2">ⁿ</text:span>». Se se pon e non é 0: «×10<text:span text:style-name="T2">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26" table:formula="of:=[.F82]&amp;&quot; J =&quot;" office:value-type="string" office:string-value="-0,0014 J =" calcext:value-type="string">
            <text:p>-0,0014 J =</text:p>
          </table:table-cell>
          <table:table-cell table:style-name="ce50" table:formula="of:=ASUBMULT([.F8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38" table:number-columns-repeated="2"/>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6">ⁿ</text:span>». Si se pone y no es 0: «×10<text:span text:style-name="T6">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85];[.G85];[.H85];[.I85])" office:value-type="string" office:string-value="3,00×10⁸" calcext:value-type="string">
            <text:p>3,00×10⁸</text:p>
          </table:table-cell>
          <table:table-cell table:style-name="ce38" table:formula="of:=FORMULA([.J85])" office:value-type="string" office:string-value="=NUMFORMA(F85;G85;H85;I85)" calcext:value-type="string">
            <text:p>=NUMFORMA(F85;G85;H85;I8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table:table-cell table:style-name="ce50" office:value-type="string" calcext:value-type="string">
            <text:p>Incl</text:p>
          </table:table-cell>
          <table:table-cell table:style-name="ce50"/>
          <table:table-cell table:style-name="ce127" table:formula="of:=PREFIJOSI([.F87])" office:value-type="string" office:string-value="µ" calcext:value-type="string">
            <text:p>µ</text:p>
          </table:table-cell>
          <table:table-cell table:style-name="ce38" table:formula="of:=FORMULA([.J87])" office:value-type="string" office:string-value="=PREFIJOSI(F87)" calcext:value-type="string">
            <text:p>=PREFIJOSI(F87)</text:p>
          </table:table-cell>
          <table:table-cell table:style-name="ce26" table:formula="of:=[.F87]&amp;&quot; J =&quot;" office:value-type="string" office:string-value="0,0000935 J =" calcext:value-type="string">
            <text:p>0,0000935 J =</text:p>
          </table:table-cell>
          <table:table-cell table:style-name="ce50" table:formula="of:=ASUBMULT([.F8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88])" office:value-type="string" office:string-value="m" calcext:value-type="string">
            <text:p>m</text:p>
          </table:table-cell>
          <table:table-cell table:style-name="ce50" table:formula="of:=FORMULA([.J88])" office:value-type="string" office:string-value="=PREFIJOSI(F88)" calcext:value-type="string">
            <text:p>=PREFIJOSI(F88)</text:p>
          </table:table-cell>
          <table:table-cell table:style-name="ce26" table:formula="of:=[.F88]&amp;&quot; J&quot;&amp;&quot; =&quot;" office:value-type="string" office:string-value="0,0164 J =" calcext:value-type="string">
            <text:p>0,0164 J =</text:p>
          </table:table-cell>
          <table:table-cell table:style-name="ce50" table:formula="of:=ASUBMULT([.F8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89];;[.H89])" office:value-type="string" office:string-value="c" calcext:value-type="string">
            <text:p>c</text:p>
          </table:table-cell>
          <table:table-cell table:style-name="ce50" table:formula="of:=FORMULA([.J89])" office:value-type="string" office:string-value="=PREFIJOSI(F89;;H89)" calcext:value-type="string">
            <text:p>=PREFIJOSI(F89;;H89)</text:p>
          </table:table-cell>
          <table:table-cell table:style-name="ce26" table:formula="of:=[.F89]&amp;&quot; J&quot;&amp;&quot; =&quot;" office:value-type="string" office:string-value="0,0164 J =" calcext:value-type="string">
            <text:p>0,0164 J =</text:p>
          </table:table-cell>
          <table:table-cell table:style-name="ce50" table:formula="of:=[.F89]/FACTORSI([.J89])&amp;&quot; &quot;&amp;[.J8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0];[.G90])" office:value-type="string" office:string-value="m" calcext:value-type="string">
            <text:p>m</text:p>
          </table:table-cell>
          <table:table-cell table:style-name="ce50" table:formula="of:=FORMULA([.J90])" office:value-type="string" office:string-value="=PREFIJOSI(F90;G90)" calcext:value-type="string">
            <text:p>=PREFIJOSI(F90;G90)</text:p>
          </table:table-cell>
          <table:table-cell table:style-name="ce26" table:formula="of:=[.F90]&amp;&quot; m&quot;&amp;SUPERIND([.G90])&amp;&quot; =&quot;" office:value-type="string" office:string-value="7,86×10⁻⁶ m² =" calcext:value-type="string">
            <text:p>7,86×10⁻⁶ m² =</text:p>
          </table:table-cell>
          <table:table-cell table:style-name="ce50" table:formula="of:=ASUBMULT([.F90];[.G90])&amp;&quot;m&quot;&amp;SUPERIND([.G9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1];[.G91])" office:value-type="string" office:string-value="c" calcext:value-type="string">
            <text:p>c</text:p>
          </table:table-cell>
          <table:table-cell table:style-name="ce50" table:formula="of:=FORMULA([.J91])" office:value-type="string" office:string-value="=PREFIJOSI(F91;G91)" calcext:value-type="string">
            <text:p>=PREFIJOSI(F91;G91)</text:p>
          </table:table-cell>
          <table:table-cell table:style-name="ce26" table:formula="of:=[.F91]&amp;&quot; m&quot;&amp;SUPERIND([.G91])&amp;&quot; =&quot;" office:value-type="string" office:string-value="8,86×10⁻⁶ m³ =" calcext:value-type="string">
            <text:p>8,86×10⁻⁶ m³ =</text:p>
          </table:table-cell>
          <table:table-cell table:style-name="ce50" table:formula="of:=ASUBMULT([.F91];[.G91])&amp;&quot;m&quot;&amp;SUPERIND([.G9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0" office:value-type="string" calcext:value-type="string">
            <text:p>Manexo de fórmulas químicas</text:p>
          </table:table-cell>
          <table:table-cell table:style-name="ce299" table:number-columns-repeated="4"/>
          <table:table-cell table:style-name="ce33" office:value-type="string" calcext:value-type="string">
            <text:p>Ejemplos</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number-columns-repeated="47"/>
        </table:table-row>
        <table:table-row table:style-name="ro1">
          <table:table-cell table:style-name="ce17" office:value-type="string" calcext:value-type="string">
            <text:p>CuentaAtomos(formula)</text:p>
          </table:table-cell>
          <table:table-cell table:style-name="ce299"/>
          <table:table-cell table:style-name="ce299" office:value-type="string" calcext:value-type="string">
            <text:p>Dá o n.º de átomos do composto nun texto de 20 caractere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56" table:formula="of:=CUENTAATOMOS([.F94])" office:value-type="string" office:string-value="N H SbO   2 9 1 4   " calcext:value-type="string">
            <text:p>N H SbO <text:s text:c="2"/>2 9 1 4 <text:s text:c="2"/></text:p>
          </table:table-cell>
          <table:table-cell table:style-name="ce156"/>
          <table:table-cell table:style-name="ce299" table:formula="of:=FORMULA([.J94])" office:value-type="string" office:string-value="=CUENTAATOMOS(F94)" calcext:value-type="string">
            <text:p>=CUENTAATOMOS(F94)</text:p>
          </table:table-cell>
          <table:table-cell table:style-name="ce299" table:number-columns-repeated="5"/>
          <table:table-cell table:number-columns-repeated="47"/>
        </table:table-row>
        <table:table-row table:style-name="ro1">
          <table:table-cell table:style-name="ce299" office:value-type="string" calcext:value-type="string">
            <text:p>ata un máximo de </text:p>
          </table:table-cell>
          <table:table-cell table:style-name="ce299"/>
          <table:table-cell table:style-name="ce299" office:value-type="string" calcext:value-type="string">
            <text:p>- os 10 primeiros son os símbolos de ata 5 elementos</text:p>
          </table:table-cell>
          <table:table-cell table:style-name="ce299" table:number-columns-repeated="2"/>
          <table:table-cell table:style-name="ce120" office:value-type="string" calcext:value-type="string">
            <text:p>CH3COOH</text:p>
          </table:table-cell>
          <table:table-cell table:style-name="ce299" table:number-columns-repeated="3"/>
          <table:table-cell table:style-name="ce156" table:formula="of:=CUENTAATOMOS([.F95])" office:value-type="string" office:string-value="C O H     2 2 4     " calcext:value-type="string">
            <text:p>C O H <text:s text:c="4"/>2 2 4 <text:s text:c="4"/></text:p>
          </table:table-cell>
          <table:table-cell table:style-name="ce156"/>
          <table:table-cell table:style-name="ce299" table:formula="of:=FORMULA([.J95])" office:value-type="string" office:string-value="=CUENTAATOMOS(F95)" calcext:value-type="string">
            <text:p>=CUENTAATOMOS(F95)</text:p>
          </table:table-cell>
          <table:table-cell table:style-name="ce299" table:number-columns-repeated="5"/>
          <table:table-cell table:number-columns-repeated="47"/>
        </table:table-row>
        <table:table-row table:style-name="ro1">
          <table:table-cell table:style-name="ce299" office:value-type="string" calcext:value-type="string">
            <text:p>5 elementos distintos</text:p>
          </table:table-cell>
          <table:table-cell table:style-name="ce299"/>
          <table:table-cell table:style-name="ce299" office:value-type="string" calcext:value-type="string">
            <text:p>- os 10 últimos, cantos átomos de cada un deles</text:p>
          </table:table-cell>
          <table:table-cell table:style-name="ce299" table:number-columns-repeated="2"/>
          <table:table-cell table:style-name="ce120" table:formula="of:=FORMULAQUIM(&quot;C6H5CH2CH3&quot;)" office:value-type="string" office:string-value="C₆H₅CH₂CH₃" calcext:value-type="string">
            <text:p>C₆H₅CH₂CH₃</text:p>
          </table:table-cell>
          <table:table-cell table:style-name="ce299" table:number-columns-repeated="3"/>
          <table:table-cell table:style-name="ce156" table:formula="of:=CUENTAATOMOS([.F96])" office:value-type="string" office:string-value="C H       8 10      " calcext:value-type="string">
            <text:p>C H <text:s text:c="6"/>8 10 <text:s text:c="5"/></text:p>
          </table:table-cell>
          <table:table-cell table:style-name="ce156"/>
          <table:table-cell table:style-name="ce299" table:formula="of:=FORMULA([.J96])" office:value-type="string" office:string-value="=CUENTAATOMOS(F96)" calcext:value-type="string">
            <text:p>=CUENTAATOMOS(F96)</text:p>
          </table:table-cell>
          <table:table-cell table:style-name="ce299" table:number-columns-repeated="5"/>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DeSupSub(Texto)</text:p>
          </table:table-cell>
          <table:table-cell table:style-name="ce299"/>
          <table:table-cell table:style-name="ce299" office:value-type="string" calcext:value-type="string">
            <text:p>Pasa números subíndices e superíndices a tamaño normal</text:p>
          </table:table-cell>
          <table:table-cell table:style-name="ce299" table:number-columns-repeated="2"/>
          <table:table-cell table:style-name="ce123" office:value-type="string" calcext:value-type="string">
            <text:p>SO₄²⁻</text:p>
          </table:table-cell>
          <table:table-cell table:style-name="ce299" table:number-columns-repeated="3"/>
          <table:table-cell table:style-name="ce299" table:formula="of:=DESUPSUB([.F98])" office:value-type="string" office:string-value="SO42-" calcext:value-type="string">
            <text:p>SO42-</text:p>
          </table:table-cell>
          <table:table-cell table:style-name="ce299" table:formula="of:=FORMULA([.J98])" office:value-type="string" office:string-value="=DESUPSUB(F98)" calcext:value-type="string">
            <text:p>=DESUPSUB(F9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table-cell table:style-name="ce183"/>
          <table:table-cell table:style-name="ce161"/>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FormulaQuim(formula)</text:p>
          </table:table-cell>
          <table:table-cell table:style-name="ce299"/>
          <table:table-cell table:style-name="ce299" office:value-type="string" calcext:value-type="string">
            <text:p>Dá a fórmula química con subíndices e/ou superíndices</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FORMULAQUIM([.F100])" office:value-type="string" office:string-value="(NH₄)₃PO₄" calcext:value-type="string">
            <text:p>(NH₄)₃PO₄</text:p>
          </table:table-cell>
          <table:table-cell table:style-name="ce299" table:formula="of:=FORMULA([.J100])" office:value-type="string" office:string-value="=FORMULAQUIM(F100)" calcext:value-type="string">
            <text:p>=FORMULAQUIM(F100)</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3" office:value-type="string" calcext:value-type="string">
            <text:p>SO_4^2⁻</text:p>
          </table:table-cell>
          <table:table-cell table:style-name="ce299" table:number-columns-repeated="2"/>
          <table:table-cell table:style-name="ce389"/>
          <table:table-cell table:style-name="ce299" table:formula="of:=FORMULAQUIM([.F101])" office:value-type="string" office:string-value="SO₄²⁻" calcext:value-type="string">
            <text:p>SO₄²⁻</text:p>
          </table:table-cell>
          <table:table-cell table:style-name="ce299" table:formula="of:=FORMULA([.J101])" office:value-type="string" office:string-value="=FORMULAQUIM(F101)" calcext:value-type="string">
            <text:p>=FORMULAQUIM(F101)</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0" office:value-type="string" calcext:value-type="string">
            <text:p>(SO4)2-</text:p>
          </table:table-cell>
          <table:table-cell table:style-name="ce299" table:number-columns-repeated="2"/>
          <table:table-cell table:style-name="ce389"/>
          <table:table-cell table:style-name="ce299" table:formula="of:=FORMULAQUIM([.F102])" office:value-type="string" office:string-value="(SO₄)²⁻" calcext:value-type="string">
            <text:p>(SO₄)²⁻</text:p>
          </table:table-cell>
          <table:table-cell table:style-name="ce299" table:formula="of:=FORMULA([.J102])" office:value-type="string" office:string-value="=FORMULAQUIM(F102)" calcext:value-type="string">
            <text:p>=FORMULAQUIM(F102)</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75" office:value-type="string" calcext:value-type="string">
            <text:p>12345678901234567890123456</text:p>
          </table:table-cell>
          <table:table-cell table:style-name="ce50" office:value-type="string" calcext:value-type="string">
            <text:p>Función</text:p>
          </table:table-cell>
          <table:table-cell table:style-name="ce299"/>
          <table:table-cell table:style-name="ce50" office:value-type="string" calcext:value-type="string">
            <text:p>Información</text:p>
          </table:table-cell>
          <table:table-cell table:style-name="ce299" table:number-columns-repeated="4"/>
          <table:table-cell table:number-columns-repeated="47"/>
        </table:table-row>
        <table:table-row table:style-name="ro1">
          <table:table-cell table:style-name="ce17" office:value-type="string" calcext:value-type="string">
            <text:p>Ioniza(formula, SenParent, Oxidos)</text:p>
          </table:table-cell>
          <table:table-cell table:style-name="ce299"/>
          <table:table-cell table:style-name="ce299" office:value-type="string" calcext:value-type="string">
            <text:p>Dá os ións nun texto de 26 caracteres:</text:p>
          </table:table-cell>
          <table:table-cell table:style-name="ce299" table:number-columns-repeated="2"/>
          <table:table-cell table:style-name="ce120" office:value-type="string" calcext:value-type="string">
            <text:p>H₂SO₄</text:p>
          </table:table-cell>
          <table:table-cell table:style-name="ce299" table:number-columns-repeated="3"/>
          <table:table-cell table:style-name="ce175" table:formula="of:=IONIZA([.F104])" office:value-type="string" office:string-value="H+        (SO4)2-   21+1-2" calcext:value-type="string">
            <text:p>H+ <text:s text:c="7"/>(SO4)2- <text:s text:c="2"/>21+1-2</text:p>
          </table:table-cell>
          <table:table-cell table:style-name="ce299" table:formula="of:=FORMULA([.J104])" office:value-type="string" office:string-value="=IONIZA(F104)" calcext:value-type="string">
            <text:p>=IONIZA(F104)</text:p>
          </table:table-cell>
          <table:table-cell table:style-name="ce299"/>
          <table:table-cell table:style-name="ce299" table:formula="of:=FORMULAQUIM(TRIM(LEFT([.J104];10)))" office:value-type="string" office:string-value="H⁺" calcext:value-type="string">
            <text:p>H⁺</text:p>
          </table:table-cell>
          <table:table-cell table:style-name="ce150" table:formula="of:=MID([.J104];22;1)" office:value-type="string" office:string-value="1" calcext:value-type="string">
            <text:p>1</text:p>
          </table:table-cell>
          <table:table-cell table:style-name="ce299" table:formula="of:=FORMULAQUIM(TRIM(MID([.J104];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Hai que escribir a fórmula</text:p>
          </table:table-cell>
          <table:table-cell table:style-name="ce299"/>
          <table:table-cell table:style-name="ce299" office:value-type="string" calcext:value-type="string">
            <text:p>- os 10 primeiros, o catión</text:p>
          </table:table-cell>
          <table:table-cell table:style-name="ce299"/>
          <table:table-cell table:style-name="ce150"/>
          <table:table-cell table:style-name="ce120" office:value-type="string" calcext:value-type="string">
            <text:p>CH3COOH</text:p>
          </table:table-cell>
          <table:table-cell table:style-name="ce299" table:number-columns-repeated="3"/>
          <table:table-cell table:style-name="ce175" table:formula="of:=IONIZA([.F105])" office:value-type="string" office:string-value="H+        (CH3COO)- 11+1-1" calcext:value-type="string">
            <text:p>H+ <text:s text:c="7"/>(CH3COO)- 11+1-1</text:p>
          </table:table-cell>
          <table:table-cell table:style-name="ce299" table:formula="of:=FORMULA([.J105])" office:value-type="string" office:string-value="=IONIZA(F105)" calcext:value-type="string">
            <text:p>=IONIZA(F105)</text:p>
          </table:table-cell>
          <table:table-cell table:style-name="ce299"/>
          <table:table-cell table:style-name="ce299" table:formula="of:=FORMULAQUIM(TRIM(LEFT([.J105];10)))" office:value-type="string" office:string-value="H⁺" calcext:value-type="string">
            <text:p>H⁺</text:p>
          </table:table-cell>
          <table:table-cell table:style-name="ce150" table:formula="of:=MID([.J105];22;1)" office:value-type="string" office:string-value="1" calcext:value-type="string">
            <text:p>1</text:p>
          </table:table-cell>
          <table:table-cell table:style-name="ce299" table:formula="of:=FORMULAQUIM(TRIM(MID([.J105];11;10)))" office:value-type="string" office:string-value="(CH₃COO)⁻" calcext:value-type="string">
            <text:p>(CH₃COO)⁻</text:p>
          </table:table-cell>
          <table:table-cell table:style-name="ce299" table:number-columns-repeated="2"/>
          <table:table-cell table:number-columns-repeated="47"/>
        </table:table-row>
        <table:table-row table:style-name="ro1">
          <table:table-cell table:style-name="ce299" office:value-type="string" calcext:value-type="string">
            <text:p>empezando polo catión</text:p>
          </table:table-cell>
          <table:table-cell table:style-name="ce299"/>
          <table:table-cell table:style-name="ce299" office:value-type="string" calcext:value-type="string">
            <text:p>- os 10 seguintes, o anión</text:p>
          </table:table-cell>
          <table:table-cell table:style-name="ce299" table:number-columns-repeated="2"/>
          <table:table-cell table:style-name="ce120" office:value-type="string" calcext:value-type="string">
            <text:p>Pb(SO4)2</text:p>
          </table:table-cell>
          <table:table-cell table:style-name="ce299" table:number-columns-repeated="3"/>
          <table:table-cell table:style-name="ce175" table:formula="of:=IONIZA([.F106])" office:value-type="string" office:string-value="Pb4+      (SO4)2-   12+4-2" calcext:value-type="string">
            <text:p>Pb4+ <text:s text:c="5"/>(SO4)2- <text:s text:c="2"/>12+4-2</text:p>
          </table:table-cell>
          <table:table-cell table:style-name="ce299" table:formula="of:=FORMULA([.J106])" office:value-type="string" office:string-value="=IONIZA(F106)" calcext:value-type="string">
            <text:p>=IONIZA(F106)</text:p>
          </table:table-cell>
          <table:table-cell table:style-name="ce299"/>
          <table:table-cell table:style-name="ce299" table:formula="of:=FORMULAQUIM(TRIM(LEFT([.J106];10)))" office:value-type="string" office:string-value="Pb⁴⁺" calcext:value-type="string">
            <text:p>Pb⁴⁺</text:p>
          </table:table-cell>
          <table:table-cell table:style-name="ce150" table:formula="of:=MID([.J106];22;1)" office:value-type="string" office:string-value="2" calcext:value-type="string">
            <text:p>2</text:p>
          </table:table-cell>
          <table:table-cell table:style-name="ce299" table:formula="of:=FORMULAQUIM(TRIM(MID([.J106];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ag´s os ácidos orgánicos)</text:p>
          </table:table-cell>
          <table:table-cell table:style-name="ce299"/>
          <table:table-cell table:style-name="ce299" office:value-type="string" calcext:value-type="string">
            <text:p>- o nº 21, cantos catión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75" table:formula="of:=IONIZA([.F107])" office:value-type="string" office:string-value="(NH4)+    (HSbO4)2- 21+1-2" calcext:value-type="string">
            <text:p>(NH4)+ <text:s text:c="3"/>(HSbO4)2- 21+1-2</text:p>
          </table:table-cell>
          <table:table-cell table:style-name="ce299" table:formula="of:=FORMULA([.J107])" office:value-type="string" office:string-value="=IONIZA(F107)" calcext:value-type="string">
            <text:p>=IONIZA(F107)</text:p>
          </table:table-cell>
          <table:table-cell table:style-name="ce299"/>
          <table:table-cell table:style-name="ce299" table:formula="of:=FORMULAQUIM(TRIM(LEFT([.J107];10)))" office:value-type="string" office:string-value="(NH₄)⁺" calcext:value-type="string">
            <text:p>(NH₄)⁺</text:p>
          </table:table-cell>
          <table:table-cell table:style-name="ce150" table:formula="of:=MID([.J107];22;1)" office:value-type="string" office:string-value="1" calcext:value-type="string">
            <text:p>1</text:p>
          </table:table-cell>
          <table:table-cell table:style-name="ce299" table:formula="of:=FORMULAQUIM(TRIM(MID([.J107];11;10)))" office:value-type="string" office:string-value="(HSbO₄)²⁻" calcext:value-type="string">
            <text:p>(HSbO₄)²⁻</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o nº 22, cantos anións</text:p>
          </table:table-cell>
          <table:table-cell table:style-name="ce299" table:number-columns-repeated="2"/>
          <table:table-cell table:style-name="ce120" office:value-type="string" calcext:value-type="string">
            <text:p>(NH4)3(PO4)</text:p>
          </table:table-cell>
          <table:table-cell table:style-name="ce299" table:number-columns-repeated="3"/>
          <table:table-cell table:style-name="ce175" table:formula="of:=IONIZA([.F108])" office:value-type="string" office:string-value="(NH4)+    (PO4)3-   31+1-3" calcext:value-type="string">
            <text:p>(NH4)+ <text:s text:c="3"/>(PO4)3- <text:s text:c="2"/>31+1-3</text:p>
          </table:table-cell>
          <table:table-cell table:style-name="ce299" table:formula="of:=FORMULA([.J108])" office:value-type="string" office:string-value="=IONIZA(F108)" calcext:value-type="string">
            <text:p>=IONIZA(F108)</text:p>
          </table:table-cell>
          <table:table-cell table:style-name="ce299"/>
          <table:table-cell table:style-name="ce299" table:formula="of:=FORMULAQUIM(TRIM(LEFT([.J108];10)))" office:value-type="string" office:string-value="(NH₄)⁺" calcext:value-type="string">
            <text:p>(NH₄)⁺</text:p>
          </table:table-cell>
          <table:table-cell table:style-name="ce150" table:formula="of:=MID([.J108];22;1)" office:value-type="string" office:string-value="1" calcext:value-type="string">
            <text:p>1</text:p>
          </table:table-cell>
          <table:table-cell table:style-name="ce299" table:formula="of:=FORMULAQUIM(TRIM(MID([.J108];11;10)))" office:value-type="string" office:string-value="(PO₄)³⁻" calcext:value-type="string">
            <text:p>(PO₄)³⁻</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3 e 24, a carga do catión</text:p>
          </table:table-cell>
          <table:table-cell table:style-name="ce299" table:number-columns-repeated="2"/>
          <table:table-cell table:style-name="ce120" office:value-type="string" calcext:value-type="string">
            <text:p>MnBr₂</text:p>
          </table:table-cell>
          <table:table-cell table:style-name="ce299" table:number-columns-repeated="3"/>
          <table:table-cell table:style-name="ce175" table:formula="of:=IONIZA([.F109])" office:value-type="string" office:string-value="Mn2+      Br-       12+2-1" calcext:value-type="string">
            <text:p>Mn2+ <text:s text:c="5"/>Br- <text:s text:c="6"/>12+2-1</text:p>
          </table:table-cell>
          <table:table-cell table:style-name="ce299" table:formula="of:=FORMULA([.J109])" office:value-type="string" office:string-value="=IONIZA(F109)" calcext:value-type="string">
            <text:p>=IONIZA(F109)</text:p>
          </table:table-cell>
          <table:table-cell table:style-name="ce299"/>
          <table:table-cell table:style-name="ce299" table:formula="of:=FORMULAQUIM(TRIM(LEFT([.J109];10)))" office:value-type="string" office:string-value="Mn²⁺" calcext:value-type="string">
            <text:p>Mn²⁺</text:p>
          </table:table-cell>
          <table:table-cell table:style-name="ce150" table:formula="of:=MID([.J109];22;1)" office:value-type="string" office:string-value="2" calcext:value-type="string">
            <text:p>2</text:p>
          </table:table-cell>
          <table:table-cell table:style-name="ce299" table:formula="of:=FORMULAQUIM(TRIM(MID([.J109];11;10)))" office:value-type="string" office:string-value="Br⁻" calcext:value-type="string">
            <text:p>Br⁻</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5 e 26, a carga do anión</text:p>
          </table:table-cell>
          <table:table-cell table:style-name="ce299" table:number-columns-repeated="2"/>
          <table:table-cell table:style-name="ce120" office:value-type="string" calcext:value-type="string">
            <text:p>BaO₂</text:p>
          </table:table-cell>
          <table:table-cell table:style-name="ce389" office:value-type="string" calcext:value-type="string">
            <text:p>Sin ( )</text:p>
          </table:table-cell>
          <table:table-cell table:style-name="ce299" table:number-columns-repeated="2"/>
          <table:table-cell table:style-name="ce175" table:formula="of:=IONIZA([.F110])" office:value-type="string" office:string-value="Ba2+      O-        12+2-1" calcext:value-type="string">
            <text:p>Ba2+ <text:s text:c="5"/>O- <text:s text:c="7"/>12+2-1</text:p>
          </table:table-cell>
          <table:table-cell table:style-name="ce299" table:formula="of:=FORMULA([.J110])" office:value-type="string" office:string-value="=IONIZA(F110)" calcext:value-type="string">
            <text:p>=IONIZA(F110)</text:p>
          </table:table-cell>
          <table:table-cell table:style-name="ce299"/>
          <table:table-cell table:style-name="ce299" table:formula="of:=FORMULAQUIM(TRIM(LEFT([.J110];10)))" office:value-type="string" office:string-value="Ba²⁺" calcext:value-type="string">
            <text:p>Ba²⁺</text:p>
          </table:table-cell>
          <table:table-cell table:style-name="ce150" table:formula="of:=MID([.J110];22;1)" office:value-type="string" office:string-value="2" calcext:value-type="string">
            <text:p>2</text:p>
          </table:table-cell>
          <table:table-cell table:style-name="ce299" table:formula="of:=FORMULAQUIM(TRIM(MID([.J110];11;10)))" office:value-type="string" office:string-value="O⁻" calcext:value-type="string">
            <text:p>O⁻</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59" office:value-type="string" calcext:value-type="string">
            <text:p>SenParent</text:p>
          </table:table-cell>
          <table:table-cell table:style-name="ce299" office:value-type="string" calcext:value-type="string">
            <text:p>Se é cero, os ións poliatómicos non levan paréntese</text:p>
          </table:table-cell>
          <table:table-cell table:style-name="ce299"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299" table:number-columns-repeated="2"/>
          <table:table-cell table:style-name="ce175" table:formula="of:=IONIZA([.F111];[.G111])" office:value-type="string" office:string-value="NH4+      OH-       11+1-1" calcext:value-type="string">
            <text:p>NH4+ <text:s text:c="5"/>OH- <text:s text:c="6"/>11+1-1</text:p>
          </table:table-cell>
          <table:table-cell table:style-name="ce299" table:formula="of:=FORMULA([.J111])" office:value-type="string" office:string-value="=IONIZA(F111;G111)" calcext:value-type="string">
            <text:p>=IONIZA(F111;G111)</text:p>
          </table:table-cell>
          <table:table-cell table:style-name="ce299"/>
          <table:table-cell table:style-name="ce299" table:formula="of:=FORMULAQUIM(TRIM(LEFT([.J111];10)))" office:value-type="string" office:string-value="NH₄⁺" calcext:value-type="string">
            <text:p>NH₄⁺</text:p>
          </table:table-cell>
          <table:table-cell table:style-name="ce150" table:formula="of:=MID([.J111];22;1)" office:value-type="string" office:string-value="1" calcext:value-type="string">
            <text:p>1</text:p>
          </table:table-cell>
          <table:table-cell table:style-name="ce299" table:formula="of:=FORMULAQUIM(TRIM(MID([.J111];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os ións poliatómicos van entre paréntese</text:p>
          </table:table-cell>
          <table:table-cell table:style-name="ce299"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299" office:value-type="string" calcext:value-type="string">
            <text:p>Oxid</text:p>
          </table:table-cell>
          <table:table-cell table:style-name="ce299"/>
          <table:table-cell table:style-name="ce175" table:formula="of:=IONIZA([.F112])" office:value-type="string" office:string-value="(NH4)+    (OH)-     11+1-1" calcext:value-type="string">
            <text:p>(NH4)+ <text:s text:c="3"/>(OH)- <text:s text:c="4"/>11+1-1</text:p>
          </table:table-cell>
          <table:table-cell table:style-name="ce299" table:formula="of:=FORMULA([.J112])" office:value-type="string" office:string-value="=IONIZA(F112)" calcext:value-type="string">
            <text:p>=IONIZA(F112)</text:p>
          </table:table-cell>
          <table:table-cell table:style-name="ce299"/>
          <table:table-cell table:style-name="ce299" table:formula="of:=FORMULAQUIM(TRIM(LEFT([.J112];10)))" office:value-type="string" office:string-value="(NH₄)⁺" calcext:value-type="string">
            <text:p>(NH₄)⁺</text:p>
          </table:table-cell>
          <table:table-cell table:style-name="ce150" table:formula="of:=MID([.J112];22;1)" office:value-type="string" office:string-value="1" calcext:value-type="string">
            <text:p>1</text:p>
          </table:table-cell>
          <table:table-cell table:style-name="ce299" table:formula="of:=FORMULAQUIM(TRIM(MID([.J112];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60" office:value-type="string" calcext:value-type="string">
            <text:p>Oxidos</text:p>
          </table:table-cell>
          <table:table-cell table:style-name="ce299" office:value-type="string" calcext:value-type="string">
            <text:p>Se é cero, non ioniza os óxidos</text:p>
          </table:table-cell>
          <table:table-cell table:style-name="ce299" table:number-columns-repeated="2"/>
          <table:table-cell table:style-name="ce125" office:value-type="string" calcext:value-type="string">
            <text:p>MnO2</text:p>
          </table:table-cell>
          <table:table-cell table:number-columns-repeated="2" table:style-name="ce149" office:value-type="float" office:value="0" calcext:value-type="float">
            <text:p>0</text:p>
          </table:table-cell>
          <table:table-cell table:style-name="ce299"/>
          <table:table-cell table:style-name="ce175" table:formula="of:=IONIZA([.F113];[.G113];[.H113])" office:value-type="string" office:string-value="MnO2                12 0 0" calcext:value-type="string">
            <text:p>MnO2 <text:s text:c="15"/>12 0 0</text:p>
          </table:table-cell>
          <table:table-cell table:style-name="ce299" table:formula="of:=FORMULA([.J113])" office:value-type="string" office:string-value="=IONIZA(F113;G113;H113)" calcext:value-type="string">
            <text:p>=IONIZA(F113;G113;H113)</text:p>
          </table:table-cell>
          <table:table-cell table:style-name="ce299"/>
          <table:table-cell table:style-name="ce299" table:formula="of:=FORMULAQUIM(TRIM(LEFT([.J113];10)))" office:value-type="string" office:string-value="MnO₂" calcext:value-type="string">
            <text:p>MnO₂</text:p>
          </table:table-cell>
          <table:table-cell table:style-name="ce150" table:formula="of:=MID([.J113];22;1)" office:value-type="string" office:string-value="2" calcext:value-type="string">
            <text:p>2</text:p>
          </table:table-cell>
          <table:table-cell table:style-name="ce299" table:formula="of:=FORMULAQUIM(TRIM(MID([.J113];11;10)))">
            <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Ioniza o composto (aínda que sexa absurdo)</text:p>
          </table:table-cell>
          <table:table-cell table:style-name="ce299"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149" office:value-type="float" office:value="1" calcext:value-type="float">
            <text:p>1</text:p>
          </table:table-cell>
          <table:table-cell table:style-name="ce299"/>
          <table:table-cell table:style-name="ce175" table:formula="of:=IONIZA([.F114];[.G114];[.H114])" office:value-type="string" office:string-value="Mn4+      O2-       12+4-2" calcext:value-type="string">
            <text:p>Mn4+ <text:s text:c="5"/>O2- <text:s text:c="6"/>12+4-2</text:p>
          </table:table-cell>
          <table:table-cell table:style-name="ce299" table:formula="of:=FORMULA([.J114])" office:value-type="string" office:string-value="=IONIZA(F114;G114;H114)" calcext:value-type="string">
            <text:p>=IONIZA(F114;G114;H114)</text:p>
          </table:table-cell>
          <table:table-cell table:style-name="ce299"/>
          <table:table-cell table:style-name="ce299" table:formula="of:=FORMULAQUIM(TRIM(LEFT([.J114];10)))" office:value-type="string" office:string-value="Mn⁴⁺" calcext:value-type="string">
            <text:p>Mn⁴⁺</text:p>
          </table:table-cell>
          <table:table-cell table:style-name="ce150" table:formula="of:=MID([.J114];22;1)" office:value-type="string" office:string-value="2" calcext:value-type="string">
            <text:p>2</text:p>
          </table:table-cell>
          <table:table-cell table:style-name="ce299" table:formula="of:=FORMULAQUIM(TRIM(MID([.J114];11;10)))" office:value-type="string" office:string-value="O²⁻" calcext:value-type="string">
            <text:p>O²⁻</text:p>
          </table:table-cell>
          <table:table-cell table:style-name="ce299" table:number-columns-repeated="2"/>
          <table:table-cell table:number-columns-repeated="47"/>
        </table:table-row>
        <table:table-row table:style-name="ro1">
          <table:table-cell table:style-name="ce17"/>
          <table:table-cell table:style-name="ce299" table:number-columns-repeated="4"/>
          <table:table-cell table:style-name="ce26" office:value-type="string" calcext:value-type="string">
            <text:p>Fórmula química</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MasaMol(formula)</text:p>
          </table:table-cell>
          <table:table-cell table:style-name="ce299"/>
          <table:table-cell table:style-name="ce299" office:value-type="string" calcext:value-type="string">
            <text:p>Dá a masa molar da fórmula</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MASAMOL([.F116])" office:value-type="float" office:value="149.087" calcext:value-type="float">
            <text:p>149,087</text:p>
          </table:table-cell>
          <table:table-cell table:style-name="ce299" table:formula="of:=FORMULA([.J116])" office:value-type="string" office:string-value="=MASAMOL(F116)" calcext:value-type="string">
            <text:p>=MASAMOL(F116)</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Subind(Texto)</text:p>
          </table:table-cell>
          <table:table-cell table:style-name="ce299"/>
          <table:table-cell table:style-name="ce299" office:value-type="string" calcext:value-type="string">
            <text:p>Dá un texto cos números como subíndices</text:p>
          </table:table-cell>
          <table:table-cell table:style-name="ce299" table:number-columns-repeated="2"/>
          <table:table-cell table:style-name="ce120" office:value-type="string" calcext:value-type="string">
            <text:p>H3O+</text:p>
          </table:table-cell>
          <table:table-cell table:style-name="ce299" table:number-columns-repeated="3"/>
          <table:table-cell table:style-name="ce299" table:formula="of:=SUBIND([.F118])" office:value-type="string" office:string-value="H₃O+" calcext:value-type="string">
            <text:p>H₃O+</text:p>
          </table:table-cell>
          <table:table-cell table:style-name="ce299" table:formula="of:=FORMULA([.J118])" office:value-type="string" office:string-value="=SUBIND(F118)" calcext:value-type="string">
            <text:p>=SUBIND(F11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11"/>
          <table:table-cell table:number-columns-repeated="47"/>
        </table:table-row>
        <table:table-row table:style-name="ro1">
          <table:table-cell table:style-name="ce17" office:value-type="string" calcext:value-type="string">
            <text:p>Superind(Texto)</text:p>
          </table:table-cell>
          <table:table-cell table:style-name="ce299"/>
          <table:table-cell table:style-name="ce299" office:value-type="string" calcext:value-type="string">
            <text:p>Dá un texto cos números e «+» e «-» como superíndices</text:p>
          </table:table-cell>
          <table:table-cell table:style-name="ce299" table:number-columns-repeated="2"/>
          <table:table-cell table:style-name="ce120" office:value-type="string" calcext:value-type="string">
            <text:p>SO42-</text:p>
          </table:table-cell>
          <table:table-cell table:style-name="ce299" table:number-columns-repeated="3"/>
          <table:table-cell table:style-name="ce299" table:formula="of:=SUPERIND([.F120])" office:value-type="string" office:string-value="SO⁴²⁻" calcext:value-type="string">
            <text:p>SO⁴²⁻</text:p>
          </table:table-cell>
          <table:table-cell table:style-name="ce299" table:formula="of:=FORMULA([.J120])" office:value-type="string" office:string-value="=SUPERIND(F120)" calcext:value-type="string">
            <text:p>=SUPERIND(F120)</text:p>
          </table:table-cell>
          <table:table-cell table:style-name="ce299" table:number-columns-repeated="6"/>
          <table:table-cell table:number-columns-repeated="47"/>
        </table:table-row>
        <table:table-row table:style-name="ro1">
          <table:table-cell table:style-name="ce299" table:number-columns-repeated="7"/>
          <table:table-cell table:style-name="ce183"/>
          <table:table-cell table:style-name="ce161"/>
          <table:table-cell table:style-name="ce299"/>
          <table:table-cell table:style-name="ce161"/>
          <table:table-cell table:style-name="ce299" table:number-columns-repeated="6"/>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4">símbolo de multiplicar (· o ×) antes de 10</text:span><text:span text:style-name="T5">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92" office:value-type="date" office:date-value="2025-08-07" calcext:value-type="date">
            <text:p>07/08/25</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360">
          <table:table-cell table:number-columns-repeated="64"/>
        </table:table-row>
        <table:table-row table:style-name="ro2" table:number-rows-repeated="48">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13" table:default-cell-style-name="Default"/>
        <table:table-column table:style-name="co12" table:number-columns-repeated="6" table:default-cell-style-name="Default"/>
        <table:table-column table:style-name="co14" table:default-cell-style-name="Default"/>
        <table:table-column table:style-name="co12" table:number-columns-repeated="17" table:default-cell-style-name="Default"/>
        <table:table-row table:style-name="ro1">
          <table:table-cell table:style-name="ce82" office:value-type="string" calcext:value-type="string">
            <text:p>Axuda</text:p>
          </table:table-cell>
          <table:table-cell table:style-name="ce56" table:number-columns-repeated="2"/>
          <table:table-cell table:style-name="ce80" table:formula="of:=EXPANDETEXTO(UPPER([.$A$1]);5)" office:value-type="string" office:string-value="A     X     U     D     A" calcext:value-type="string" table:number-columns-spanned="3" table:number-rows-spanned="1">
            <text:p>A <text:s text:c="4"/>X <text:s text:c="4"/>U <text:s text:c="4"/>D <text:s text:c="4"/>A</text:p>
          </table:table-cell>
          <table:covered-table-cell table:number-columns-repeated="2" table:style-name="ce56"/>
          <table:table-cell table:style-name="ce56" table:number-columns-repeated="3"/>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210"/>
          <table:table-cell table:style-name="ce221"/>
          <table:table-cell table:style-name="ce210"/>
          <table:table-cell table:style-name="ce22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210" office:value-type="string" calcext:value-type="string">
            <text:p>Escoller</text:p>
          </table:table-cell>
          <table:table-cell table:style-name="ce221"/>
          <table:table-cell table:style-name="ce56" office:value-type="string" calcext:value-type="string">
            <text:p>Pulsar co dedo índice «furabolos» o botón do rato.</text:p>
          </table:table-cell>
          <table:table-cell table:style-name="ce22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210" office:value-type="string" calcext:value-type="string">
            <text:p>Ir á ligazón</text:p>
          </table:table-cell>
          <table:table-cell table:style-name="ce221"/>
          <table:table-cell table:style-name="ce56" office:value-type="string" calcext:value-type="string">
            <text:p>Pulsar co dedo índice «furabolos» o botón do rato mentres</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210"/>
          <table:table-cell table:style-name="ce221"/>
          <table:table-cell table:style-name="ce56" office:value-type="string" calcext:value-type="string">
            <text:p><text:s/>pulsa coa outra man na tecla Control («Ctrl»)</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210" office:value-type="string" calcext:value-type="string">
            <text:p>Ir ao comezo da páxina</text:p>
          </table:table-cell>
          <table:table-cell table:style-name="ce221"/>
          <table:table-cell table:style-name="ce210" office:value-type="string" calcext:value-type="string">
            <text:p>Pulsar ao tempo nas teclas Control e Inicio</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210" office:value-type="string" calcext:value-type="string">
            <text:p>Desfacer acción anterior</text:p>
          </table:table-cell>
          <table:table-cell table:style-name="ce221"/>
          <table:table-cell table:style-name="ce210" office:value-type="string" calcext:value-type="string">
            <text:p>Pulsar ao tempo nas teclas Control e Z</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210" office:value-type="string" calcext:value-type="string">
            <text:p>Eliminar formato directo</text:p>
          </table:table-cell>
          <table:table-cell table:style-name="ce221"/>
          <table:table-cell table:style-name="ce210" office:value-type="string" calcext:value-type="string">
            <text:p>Pulsar ao tempo nas teclas Control e M</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210" office:value-type="string" calcext:value-type="string">
            <text:p>Copiar</text:p>
          </table:table-cell>
          <table:table-cell table:style-name="ce221"/>
          <table:table-cell table:style-name="ce210" office:value-type="string" calcext:value-type="string">
            <text:p>Pulsar ao tempo nas teclas Control e C</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210" office:value-type="string" calcext:value-type="string">
            <text:p>Pegar</text:p>
          </table:table-cell>
          <table:table-cell table:style-name="ce221"/>
          <table:table-cell table:style-name="ce210" office:value-type="string" calcext:value-type="string">
            <text:p>Pulsar ao tempo nas teclas Control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V]</text:span></text:p>
          </table:table-cell>
          <table:table-cell table:style-name="ce210" office:value-type="string" calcext:value-type="string">
            <text:p>Pegado especial</text:p>
          </table:table-cell>
          <table:table-cell table:style-name="ce221"/>
          <table:table-cell table:style-name="ce210" office:value-type="string" calcext:value-type="string">
            <text:p>Pulsar ao tempo nas teclas Control, Maiúscula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Alt] [V]  Pegar sen formato</text:span></text:p>
          </table:table-cell>
          <table:table-cell table:style-name="ce210"/>
          <table:table-cell table:style-name="ce221"/>
          <table:table-cell table:style-name="ce210" office:value-type="string" calcext:value-type="string">
            <text:p>Pulsar ao tempo nas teclas Control, Maiúscula, Alt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F9]</text:span></text:p>
          </table:table-cell>
          <table:table-cell table:style-name="ce210" office:value-type="string" calcext:value-type="string">
            <text:p>Cálculo incondicional </text:p>
          </table:table-cell>
          <table:table-cell table:style-name="ce221"/>
          <table:table-cell table:style-name="ce210" office:value-type="string" calcext:value-type="string">
            <text:p>Pulsar ao tempo nas teclas Control, Maiúscula e F9</text:p>
          </table:table-cell>
          <table:table-cell table:style-name="ce22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21" table:number-columns-repeated="4"/>
          <table:table-cell table:style-name="ce210"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2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2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21"/>
          <table:table-cell table:style-name="ce129" office:value-type="string" calcext:value-type="string">
            <text:p>As celas de cor laranxa son para elixir nunha lista de opcións.</text:p>
          </table:table-cell>
          <table:table-cell table:style-name="ce22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 <text:span text:style-name="T15">🡇</text:span>.</text:p>
          </table:table-cell>
          <table:table-cell table:style-name="ce221"/>
          <table:table-cell table:style-name="ce130"/>
          <table:table-cell table:style-name="ce221"/>
          <table:table-cell table:style-name="ce85"/>
          <table:table-cell table:style-name="ce85" office:value-type="string" calcext:value-type="string">
            <text:p>Ao pulsar nela despréganse as opcións.</text:p>
          </table:table-cell>
          <table:table-cell table:style-name="ce85"/>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4">Para pegar celas, usar (case) sempre a combinación de teclas [Ctrl] [⇑] [Alt] [V]  (Pegar sen </text:span>formato)</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2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2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21"/>
          <table:table-cell table:style-name="ce129" office:value-type="string" calcext:value-type="string">
            <text:p>As celas de cor branca con bordo azul empréganse para escribir valores numéricos, textos numéricos ou fórmulas</text:p>
          </table:table-cell>
          <table:table-cell table:style-name="ce22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2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2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2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6">×</text:span></text:p>
          </table:table-cell>
          <table:table-cell table:style-name="ce56" table:number-columns-repeated="9"/>
          <table:table-cell table:number-columns-repeated="9"/>
        </table:table-row>
        <table:table-row table:style-name="ro1">
          <table:table-cell table:style-name="ce56" office:value-type="string" calcext:value-type="string">
            <text:p>c) Química</text:p>
          </table:table-cell>
          <table:table-cell table:style-name="EntradaFormulaQuimica"/>
          <table:table-cell table:style-name="ce237"/>
          <table:table-cell table:style-name="ce129" office:value-type="string" calcext:value-type="string">
            <text:p>As celas con borde verde empréganse para escribir fórmulas de compostos químicos ou ións.</text:p>
          </table:table-cell>
          <table:table-cell table:style-name="ce221"/>
          <table:table-cell table:style-name="ce237"/>
          <table:table-cell table:style-name="ce257"/>
          <table:table-cell table:style-name="ce221"/>
          <table:table-cell table:style-name="ce56" table:number-columns-repeated="10"/>
          <table:table-cell table:number-columns-repeated="9"/>
        </table:table-row>
        <table:table-row table:style-name="ro1">
          <table:table-cell table:style-name="ce56"/>
          <table:table-cell table:style-name="ce85" office:value-type="string" calcext:value-type="string">
            <text:p>Se ten instalada a fonte</text:p>
          </table:table-cell>
          <table:table-cell table:style-name="ce237"/>
          <table:table-cell table:style-name="ce45" office:value-type="string" calcext:value-type="string">
            <text:p><text:span text:style-name="T3"><text:a xlink:href="http://numbertext.org/linux/" xlink:type="simple">Linux Libertine G</text:a></text:span></text:p>
          </table:table-cell>
          <table:table-cell table:style-name="ce10"/>
          <table:table-cell table:style-name="ce85" office:value-type="string" calcext:value-type="string">
            <text:p><text:s/>pódese escribir fórmulas químicas nestas celas</text:p>
          </table:table-cell>
          <table:table-cell table:style-name="ce237"/>
          <table:table-cell table:style-name="ce257"/>
          <table:table-cell table:style-name="ce56" table:number-columns-repeated="10"/>
          <table:table-cell table:number-columns-repeated="9"/>
        </table:table-row>
        <table:table-row table:style-name="ro1">
          <table:table-cell table:style-name="ce56"/>
          <table:table-cell table:style-name="ce85" office:value-type="string" calcext:value-type="string">
            <text:p>indicando os subíndices con «_» e os superíndices con «^»</text:p>
          </table:table-cell>
          <table:table-cell table:style-name="ce237"/>
          <table:table-cell table:style-name="ce221" table:number-columns-repeated="4"/>
          <table:table-cell table:style-name="ce221"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bíndice ten dúas cifras haberá que escribir «_» diante de cada cifra</text:p>
          </table:table-cell>
          <table:table-cell table:style-name="ce221"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períndice é unha cifra con signo haberá que escribir «^» diante de cada un</text:p>
          </table:table-cell>
          <table:table-cell table:style-name="ce237"/>
          <table:table-cell table:style-name="ce221" table:number-columns-repeated="2"/>
          <table:table-cell table:style-name="ce257"/>
          <table:table-cell table:style-name="ce221"/>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9"/>
        </table:table-row>
        <table:table-row table:style-name="ro1">
          <table:table-cell table:style-name="ce56"/>
          <table:table-cell table:style-name="ce56" office:value-type="string" calcext:value-type="string">
            <text:p>Desde a versión 5 de LibreOffice os subíndices e superíndices substitúense mentres se escribe</text:p>
          </table:table-cell>
          <table:table-cell table:style-name="ce237"/>
          <table:table-cell table:style-name="ce221" table:number-columns-repeated="2"/>
          <table:table-cell table:style-name="ce257"/>
          <table:table-cell table:style-name="ce221"/>
          <table:table-cell table:style-name="ce257"/>
          <table:table-cell table:style-name="EntradaFormulaQuimica" office:value-type="string" calcext:value-type="string">
            <text:p>SO₄²⁻ </text:p>
          </table:table-cell>
          <table:table-cell table:style-name="ce221" office:value-type="string" calcext:value-type="string">
            <text:p>SO_4<text:span text:style-name="T16"> ⌫</text:span>^2 ⌫^-↲</text:p>
          </table:table-cell>
          <table:table-cell table:style-name="ce56" table:number-columns-repeated="8"/>
          <table:table-cell table:number-columns-repeated="9"/>
        </table:table-row>
        <table:table-row table:style-name="ro1">
          <table:table-cell table:style-name="ce56"/>
          <table:table-cell table:style-name="ce56" office:value-type="string" calcext:value-type="string">
            <text:p>Pero hai que pulsar o espazador despois (e quizais borrar o espazo en branco)</text:p>
          </table:table-cell>
          <table:table-cell table:style-name="ce237"/>
          <table:table-cell table:style-name="ce221" table:number-columns-repeated="2"/>
          <table:table-cell table:style-name="ce257"/>
          <table:table-cell table:style-name="ce221"/>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16"> ⌫</text:span>H_1<text:span text:style-name="T16"> ⌫</text:span>_0↲</text:p>
          </table:table-cell>
          <table:table-cell table:style-name="ce56" table:number-columns-repeated="8"/>
          <table:table-cell table:number-columns-repeated="9"/>
        </table:table-row>
        <table:table-row table:style-name="ro1">
          <table:table-cell table:style-name="ce56" office:value-type="string" calcext:value-type="string">
            <text:p>d) Etiquetas</text:p>
          </table:table-cell>
          <table:table-cell table:style-name="ce168"/>
          <table:table-cell table:style-name="ce221"/>
          <table:table-cell table:style-name="ce56" office:value-type="string" calcext:value-type="string">
            <text:p>As celas de cor branca con bordo mouro empréganse para escribir textos, pero non fórmulas</text:p>
          </table:table-cell>
          <table:table-cell table:style-name="ce22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1"/>
          <table:table-cell table:style-name="ce221" office:value-type="string" calcext:value-type="string">
            <text:p>Ao escribir nelas un número, será considerado como texto e non desaparecerán os ceros á dereita da coma decimal</text:p>
          </table:table-cell>
          <table:table-cell table:style-name="ce22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1"/>
          <table:table-cell table:style-name="ce22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42])"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74" table:number-columns-repeated="2"/>
          <table:table-cell table:number-columns-repeated="7"/>
        </table:table-row>
        <table:table-row table:style-name="ro1">
          <table:table-cell table:style-name="ce85" office:value-type="string" calcext:value-type="string">
            <text:p>No botón</text:p>
          </table:table-cell>
          <table:table-cell table:style-name="ce197" office:value-type="string" calcext:value-type="string" table:number-columns-spanned="2" table:number-rows-spanned="1">
            <text:p>Cifras significativas</text:p>
          </table:table-cell>
          <table:covered-table-cell table:style-name="ce197"/>
          <table:table-cell table:style-name="ce56" office:value-type="string" calcext:value-type="string">
            <text:p>pódese axustar o formato numérico dos resultados:</text:p>
          </table:table-cell>
          <table:table-cell table:style-name="ce56" table:number-columns-repeated="14"/>
          <table:table-cell table:style-name="ce174"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0" draw:name="Control 7" draw:style-name="gr1" draw:text-style-name="P1" svg:width="3.016cm" svg:height="0.45cm" svg:x="0cm" svg:y="0cm" draw:control="control2"/>
          </table:table-cell>
          <table:table-cell table:style-name="ce56" table:number-columns-repeated="8"/>
          <table:table-cell table:style-name="ce174"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7]);[.$H$46];[.$H$47];[.$H$48])" office:value-type="string" office:string-value="9,65×10⁴" calcext:value-type="string">
            <text:p>9,65×10⁴</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8]);[.$H$46];[.$H$47];[.$H$48])" office:value-type="string" office:string-value="5,49×10⁻⁴" calcext:value-type="string">
            <text:p>5,49×10⁻⁴</text:p>
          </table:table-cell>
          <table:table-cell table:style-name="ce56" table:number-columns-repeated="8"/>
          <table:table-cell table:style-name="ce174"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9]);[.$H$46];[.$H$47];[.$H$48])" office:value-type="string" office:string-value="1,01×10³" calcext:value-type="string">
            <text:p>1,01×10³</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50]);[.$H$46];[.$H$47];[.$H$48])" office:value-type="string" office:string-value="0,00132" calcext:value-type="string">
            <text:p>0,00132</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8]=&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51]);[.$H$46];[.$H$47];[.$H$48])" office:value-type="string" office:string-value="365" calcext:value-type="string">
            <text:p>365</text:p>
          </table:table-cell>
          <table:table-cell table:style-name="ce56" table:number-columns-repeated="8"/>
          <table:table-cell table:style-name="ce174"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52]);[.$H$46];[.$H$47];[.$H$48])" office:value-type="string" office:string-value="0,0820" calcext:value-type="string">
            <text:p>0,0820</text:p>
          </table:table-cell>
          <table:table-cell table:style-name="ce56" table:number-columns-repeated="8"/>
          <table:table-cell table:style-name="ce174"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74"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74" table:number-columns-repeated="2"/>
          <table:table-cell table:number-columns-repeated="7"/>
        </table:table-row>
        <table:table-row table:style-name="ro1">
          <table:table-cell table:style-name="ce56" table:number-columns-repeated="18"/>
          <table:table-cell table:style-name="ce174" table:number-columns-repeated="2"/>
          <table:table-cell table:number-columns-repeated="7"/>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0"/>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56" table:number-columns-repeated="18"/>
          <table:table-cell table:style-name="ce174"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9"/>
        </table:table-row>
        <table:table-row table:style-name="ro1">
          <table:table-cell table:style-name="ce85" office:value-type="string" calcext:value-type="string">
            <text:p>P. ex. para calcular os moles de butano que corresponden á cel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9"/>
        </table:table-row>
        <table:table-row table:style-name="ro1">
          <table:table-cell table:style-name="ce85" office:value-type="string" calcext:value-type="string">
            <text:p>Cela de bordo negro á dereit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B71])" office:value-type="string" office:string-value="=MASAMOL(H63)" calcext:value-type="string">
            <text:p>=MASAMOL(H63)</text:p>
          </table:table-cell>
          <table:table-cell table:style-name="ce56" table:number-columns-repeated="13"/>
          <table:table-cell table:number-columns-repeated="9"/>
        </table:table-row>
        <table:table-row table:style-name="ro1">
          <table:table-cell table:style-name="ce85" office:value-type="string" calcext:value-type="string">
            <text:p>Outra cela máis á dereit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D71])" office:value-type="string" office:string-value="=AVALOR(G64)/B71" calcext:value-type="string">
            <text:p>=AVALOR(G64)/B71</text:p>
          </table:table-cell>
          <table:table-cell table:style-name="ce56" table:number-columns-repeated="13"/>
          <table:table-cell table:number-columns-repeated="9"/>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0"/>
          <table:table-cell table:style-name="ce210"/>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215" office:value-type="string" calcext:value-type="string">
            <text:p>M molar</text:p>
          </table:table-cell>
          <table:table-cell table:style-name="ce215"/>
          <table:table-cell table:style-name="ce215" office:value-type="string" calcext:value-type="string">
            <text:p>moles</text:p>
          </table:table-cell>
          <table:table-cell table:style-name="ce168" table:number-columns-repeated="2"/>
          <table:table-cell table:style-name="ce210"/>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DatoEntrada" table:number-columns-repeated="2"/>
          <table:table-cell table:style-name="ce210"/>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8"></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2">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6">×</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7">⇑]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9">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0">Instrucións para os </text:span><text:span text:style-name="T11">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0">Instrucións para outros cálcul</text:span><text:span text:style-name="T11">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2">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2">Se, ao abrir a folla de cálculo, aparecen celas con erros ou con ###, pulse ao tempo as teclas Control, Maiúsculas e F9 ([Ctrl] [</text:span><text:span text:style-name="T13">⇑] [F9]</text:span><text:span text:style-name="T14">)</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7">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office:forms form:automatic-focus="false" form:apply-design-mode="false"/>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9" table:default-cell-style-name="ce63"/>
        <table:table-column table:style-name="co12" table:default-cell-style-name="ce63"/>
        <table:table-column table:style-name="co20" table:default-cell-style-name="ce63"/>
        <table:table-column table:style-name="co21"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74"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74"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74"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74"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74"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oxidación redución</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74"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74"/>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74"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74" office:value-type="string" calcext:value-type="string">
            <text:p>GRÁFICAS</text:p>
          </table:table-cell>
          <table:table-cell table:number-columns-repeated="57"/>
        </table:table-row>
        <table:table-row table:style-name="ro1">
          <table:table-cell table:style-name="Default" table:number-columns-repeated="6"/>
          <table:table-cell table:style-name="ce174"/>
          <table:table-cell table:number-columns-repeated="57"/>
        </table:table-row>
        <table:table-row table:style-name="ro1">
          <table:table-cell office:value-type="string" calcext:value-type="string">
            <text:p>Actualizado</text:p>
          </table:table-cell>
          <table:table-cell table:style-name="ce192" table:formula="of:=MAX([$Introd.B136];[$Axuda.B174];[$ValAcidoBase.I35];[$ValRedox.G42])" office:value-type="date" office:date-value="2025-08-08" calcext:value-type="date">
            <text:p>08/08/25</text:p>
          </table:table-cell>
          <table:table-cell table:style-name="Default" table:number-columns-repeated="4"/>
          <table:table-cell table:style-name="ce174"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12" table:default-cell-style-name="ce63"/>
        <table:table-column table:style-name="co4" table:default-cell-style-name="ce63"/>
        <table:table-column table:style-name="co12" table:default-cell-style-name="ce63"/>
        <table:table-column table:style-name="co4" table:default-cell-style-name="ce63"/>
        <table:table-column table:style-name="co12"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31" table:default-cell-style-name="ce63"/>
        <table:table-column table:style-name="co12" table:number-columns-repeated="2" table:default-cell-style-name="ce63"/>
        <table:table-column table:style-name="co32" table:default-cell-style-name="ce63"/>
        <table:table-column table:style-name="co12" table:default-cell-style-name="ce63"/>
        <table:table-column table:style-name="co28" table:default-cell-style-name="ce63"/>
        <table:table-column table:style-name="co12" table:default-cell-style-name="ce63"/>
        <table:table-column table:style-name="co33" table:default-cell-style-name="ce63"/>
        <table:table-column table:style-name="co12" table:number-columns-repeated="5" table:default-cell-style-name="ce63"/>
        <table:table-column table:style-name="co34"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74" office:value-type="string" calcext:value-type="string">
            <text:p>Título</text:p>
          </table:table-cell>
          <table:table-cell table:style-name="ce108" office:value-type="string" calcext:value-type="string">
            <text:p>VALORACIÓN ÁCIDO BASE</text:p>
          </table:table-cell>
          <table:table-cell table:style-name="ce225"/>
          <table:table-cell table:style-name="ce108" office:value-type="string" calcext:value-type="string">
            <text:p>unidades</text:p>
          </table:table-cell>
          <table:table-cell table:style-name="ce108"/>
          <table:table-cell table:style-name="ce174" office:value-type="string" calcext:value-type="string">
            <text:p>Conc. dato</text:p>
          </table:table-cell>
          <table:table-cell table:style-name="ce174"/>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ce174" office:value-type="string" calcext:value-type="string">
            <text:p>Vocabulario</text:p>
          </table:table-cell>
          <table:table-cell table:style-name="ce338"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108" office:value-type="string" calcext:value-type="string">
            <text:p>Qcrit.</text:p>
          </table:table-cell>
          <table:table-cell table:style-name="ce108" table:formula="of:=VLOOKUP([.AH1];[.$AL$11:.$AO$13];1+[.$AC$7])" office:value-type="float" office:value="0.941" calcext:value-type="float">
            <text:p>0,941</text:p>
          </table:table-cell>
          <table:table-cell table:style-name="ce108"/>
          <table:table-cell table:number-columns-repeated="3"/>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u pegue o enunciado no espazo de abaix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74"/>
          <table:table-cell table:style-name="ce108"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e</text:p>
          </table:table-cell>
          <table:table-cell table:style-name="ce174"/>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74"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ce174" table:formula="of:=COM.MICROSOFT.MINIFS([.AH$3:.AH$7];[.AH$3:.AH$7];&quot;&gt;0&quot;)" office:value-type="float" office:value="1.876" calcext:value-type="float">
            <text:p>1,876</text:p>
          </table:table-cell>
          <table:table-cell table:style-name="ce108" table:formula="of:=COM.MICROSOFT.MINIFS([.AH$3:.AH$7];[.AH$3:.AH$7];&quot;&gt;0&quot;;[.AH$3:.AH$7];&quot;&lt;&gt;&quot;&amp;[.AM2])" office:value-type="float" office:value="1.996" calcext:value-type="float">
            <text:p>1,996</text:p>
          </table:table-cell>
          <table:table-cell table:style-name="ce108" table:formula="of:=[.AN2]-[.AM2]" office:value-type="float" office:value="0.12" calcext:value-type="float">
            <text:p>0,12</text:p>
          </table:table-cell>
          <table:table-cell table:style-name="ce108" table:formula="of:=[.AO2]/[.$AO$4]" office:value-type="float" office:value="0.909090909090909" calcext:value-type="float">
            <text:p>0,909090909090909</text:p>
          </table:table-cell>
          <table:table-cell table:style-name="ce229" table:formula="of:=[.AP2]&gt;[.$AQ$1]" office:value-type="boolean" office:boolean-value="false" calcext:value-type="boolean">
            <text:p>FALSO</text:p>
          </table:table-cell>
          <table:table-cell table:style-name="ce108"/>
          <table:table-cell table:number-columns-repeated="3"/>
        </table:table-row>
        <table:table-row table:style-name="ro1">
          <table:table-cell table:style-name="ce527" office:value-type="string" calcext:value-type="string" table:number-columns-spanned="4" table:number-rows-spanned="13">
            <text:p><text:span text:style-name="T17">Para cuantificar a presenza de ácido sulfúrico na auga de choiva valorouse unha mostra empregando como valorante unha disolución de hidróxido de sodio de concentración </text:span><text:span text:style-name="T18">5,0·10⁻⁴</text:span><text:span text:style-name="T19"> mol/dm³. Repetiuse tres veces a valoración para maior exactitude, cos resultados amosados na Táboa. (P.A.U. extr.. 25)</text:span></text:p>
            <text:p><text:span text:style-name="T19">a) Escriba a reacción entre o ácido e a base, e determine a concentración de ácido sulfúrico na mostra da auga de choiva.</text:span></text:p>
            <text:p><text:span text:style-name="T19">b) Calcule o pH da mostra da auga de choiva valorada supoñendo que todo o ácido sulfúrico está disociado.</text:span></text:p>
            <text:p><text:span text:style-name="T19">Rta.: a) 2 NaOH + H₂SO₄ → Na₂SO₄ + 2 H₂O;</text:span></text:p>
            <text:p><text:span text:style-name="T19">[H₂SO₄] = 4,90×10⁻⁴ mol/dm³; b) pH = 3,01</text:span></text:p>
          </table:table-cell>
          <table:covered-table-cell table:style-name="ce277"/>
          <table:covered-table-cell table:number-columns-repeated="2"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xuda" xlink:type="simple">Axuda</text:a></text:p>
          </table:table-cell>
          <table:table-cell table:style-name="Default" table:number-columns-repeated="7"/>
          <table:table-cell table:style-name="ce174" table:formula="of:=[.A22]" office:value-type="string" office:string-value="Instrucións " calcext:value-type="string">
            <text:p>Instrucións </text:p>
          </table:table-cell>
          <table:table-cell table:style-name="ce108" table:formula="of:=MATCH([.B22];[$Índice.G11:$Índice.G16];0)" office:value-type="float" office:value="3" calcext:value-type="float">
            <text:p>3</text:p>
          </table:table-cell>
          <table:table-cell table:style-name="ce108"/>
          <table:table-cell table:style-name="ce331" office:value-type="string" calcext:value-type="string">
            <text:p>mol/dm³</text:p>
          </table:table-cell>
          <table:table-cell table:style-name="ce331" office:value-type="string" calcext:value-type="string">
            <text:p>g/cm³</text:p>
          </table:table-cell>
          <table:table-cell table:style-name="ce174" table:formula="of:=AVALOR([.G4])" office:value-type="float" office:value="0.0005" calcext:value-type="float">
            <text:p>0,0005</text:p>
          </table:table-cell>
          <table:table-cell table:style-name="ce174" office:value-type="float" office:value="1" calcext:value-type="float">
            <text:p>1</text:p>
          </table:table-cell>
          <table:table-cell table:style-name="ce174" table:formula="of:=AVALOR(TRIM([.G8]))" office:value-type="float" office:value="49.9" calcext:value-type="float">
            <text:p>49,9</text:p>
          </table:table-cell>
          <table:table-cell table:style-name="ce228" table:formula="of:=AVALOR(TRIM([.I8]))" office:value-type="float" office:value="25" calcext:value-type="float">
            <text:p>25</text:p>
          </table:table-cell>
          <table:table-cell table:style-name="ce174" table:formula="of:=IF([.AF3]&lt;&gt;0;[.AF3]/[.AG3];0)" office:value-type="float" office:value="1.996" calcext:value-type="float">
            <text:p>1,996</text:p>
          </table:table-cell>
          <table:table-cell table:style-name="ce378" table:formula="of:=IF([.AH3]&lt;&gt;0;[.AH3]-[.$AJ$8];0)" office:value-type="float" office:value="0.036" calcext:value-type="float">
            <text:p>3,60E-02</text:p>
          </table:table-cell>
          <table:table-cell table:style-name="ce228" table:formula="of:=IF(OR(AND([.AH3]=[.$AM$2];[.$AQ$2]);AND([.AH3]=[.$AM$3];[.$AQ$3]));0;[.$AH3])" office:value-type="float" office:value="1.996" calcext:value-type="float">
            <text:p>1,996</text:p>
          </table:table-cell>
          <table:table-cell table:style-name="ce174" office:value-type="string" calcext:value-type="string">
            <text:p>K<text:span text:style-name="T6">ₐ</text:span></text:p>
          </table:table-cell>
          <table:table-cell table:style-name="ce108" office:value-type="string" calcext:value-type="string">
            <text:p>máx</text:p>
          </table:table-cell>
          <table:table-cell table:style-name="ce108" table:formula="of:=COM.MICROSOFT.MAXIFS([.AH$3:.AH$7];[.AH$3:.AH$7];&quot;&gt;0&quot;)" office:value-type="float" office:value="2.008" calcext:value-type="float">
            <text:p>2,008</text:p>
          </table:table-cell>
          <table:table-cell table:style-name="ce108" table:formula="of:=COM.MICROSOFT.MAXIFS([.AH$3:.AH$7];[.AH$3:.AH$7];&quot;&gt;0&quot;;[.AH$3:.AH$7];&quot;&lt;&gt;&quot;&amp;[.AM3])" office:value-type="float" office:value="1.996" calcext:value-type="float">
            <text:p>1,996</text:p>
          </table:table-cell>
          <table:table-cell table:style-name="ce108" table:formula="of:=[.AM3]-[.AN3]" office:value-type="float" office:value="0.012" calcext:value-type="float">
            <text:p>0,012</text:p>
          </table:table-cell>
          <table:table-cell table:style-name="ce108" table:formula="of:=[.AO3]/[.$AO$4]" office:value-type="float" office:value="0.0909090909090909" calcext:value-type="float">
            <text:p>0,0909090909090909</text:p>
          </table:table-cell>
          <table:table-cell table:style-name="ce229" table:formula="of:=[.AP3]&gt;[.$AQ$1]" office:value-type="boolean" office:boolean-value="false" calcext:value-type="boolean">
            <text:p>FALSO</text:p>
          </table:table-cell>
          <table:table-cell table:style-name="ce108"/>
          <table:table-cell table:number-columns-repeated="3"/>
        </table:table-row>
        <table:table-row table:style-name="ro1">
          <table:covered-table-cell table:number-columns-repeated="4" table:style-name="ce276"/>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string" calcext:value-type="string">
            <text:p>5,0·10⁻⁴</text:p>
          </table:table-cell>
          <table:table-cell table:style-name="ce310"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86"/>
          <table:table-cell table:style-name="ce299" table:number-columns-repeated="2"/>
          <table:table-cell table:style-name="Default" table:number-columns-repeated="4"/>
          <table:table-cell table:style-name="ce194" office:value-type="string" calcext:value-type="string">
            <text:p><text:a xlink:href="#D_ValAcBase" xlink:type="simple">Máis problemas</text:a></text:p>
          </table:table-cell>
          <table:table-cell table:style-name="Default" table:number-columns-repeated="7"/>
          <table:table-cell table:style-name="ce174"/>
          <table:table-cell table:style-name="ce108" table:formula="of:=IF(ISERROR([.Z3]);0;[.Z3])+1" office:value-type="float" office:value="4" calcext:value-type="float">
            <text:p>4</text:p>
          </table:table-cell>
          <table:table-cell table:style-name="ce108"/>
          <table:table-cell table:style-name="ce331" office:value-type="string" calcext:value-type="string">
            <text:p>% masa</text:p>
          </table:table-cell>
          <table:table-cell table:style-name="ce331" office:value-type="string" calcext:value-type="string">
            <text:p>kg/m³</text:p>
          </table:table-cell>
          <table:table-cell table:style-name="ce174" table:formula="of:=AVALOR([.G5])" office:value-type="float" office:value="0" calcext:value-type="float">
            <text:p>0</text:p>
          </table:table-cell>
          <table:table-cell table:style-name="ce174" office:value-type="float" office:value="2" calcext:value-type="float">
            <text:p>2</text:p>
          </table:table-cell>
          <table:table-cell table:style-name="ce174" table:formula="of:=AVALOR(TRIM([.G9]))" office:value-type="float" office:value="50.2" calcext:value-type="float">
            <text:p>50,2</text:p>
          </table:table-cell>
          <table:table-cell table:style-name="ce228" table:formula="of:=AVALOR(TRIM([.I9]))" office:value-type="float" office:value="25" calcext:value-type="float">
            <text:p>25</text:p>
          </table:table-cell>
          <table:table-cell table:style-name="ce174" table:formula="of:=IF([.AF4]&lt;&gt;0;[.AF4]/[.AG4];0)" office:value-type="float" office:value="2.008" calcext:value-type="float">
            <text:p>2,008</text:p>
          </table:table-cell>
          <table:table-cell table:style-name="ce378" table:formula="of:=IF([.AH4]&lt;&gt;0;[.AH4]-[.$AJ$8];0)" office:value-type="float" office:value="0.048" calcext:value-type="float">
            <text:p>4,80E-02</text:p>
          </table:table-cell>
          <table:table-cell table:style-name="ce228" table:formula="of:=IF(OR(AND([.AH4]=[.$AM$2];[.$AQ$2]);AND([.AH4]=[.$AM$3];[.$AQ$3]));0;[.$AH4])" office:value-type="float" office:value="2.008" calcext:value-type="float">
            <text:p>2,008</text:p>
          </table:table-cell>
          <table:table-cell table:style-name="ce174" office:value-type="string" calcext:value-type="string">
            <text:p>K<text:span text:style-name="T14"></text:span></text:p>
          </table:table-cell>
          <table:table-cell table:style-name="ce108" table:number-columns-repeated="2"/>
          <table:table-cell table:style-name="ce174" office:value-type="string" calcext:value-type="string">
            <text:p>máx – mín</text:p>
          </table:table-cell>
          <table:table-cell table:style-name="ce108" table:formula="of:=[.AM3]-[.AM2]" office:value-type="float" office:value="0.132" calcext:value-type="float">
            <text:p>0,132</text:p>
          </table:table-cell>
          <table:table-cell table:style-name="ce108" table:number-columns-repeated="3"/>
          <table:table-cell table:number-columns-repeated="3"/>
        </table:table-row>
        <table:table-row table:style-name="ro1">
          <table:covered-table-cell table:number-columns-repeated="4" table:style-name="ce276"/>
          <table:table-cell table:style-name="ce299"/>
          <table:table-cell table:style-name="ce150" table:formula="of:=IF([.AB6]=2;PROPER([.AC2])&amp;&quot;: &quot;;&quot;&quot;)">
            <text:p/>
          </table:table-cell>
          <table:table-cell table:style-name="ce644"/>
          <table:table-cell table:style-name="ce310"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74" table:number-columns-repeated="2"/>
          <table:table-cell table:style-name="Default"/>
          <table:table-cell table:style-name="ce174" office:value-type="string" calcext:value-type="string">
            <text:p>g/dm³</text:p>
          </table:table-cell>
          <table:table-cell table:style-name="Default"/>
          <table:table-cell table:style-name="ce506" office:value-type="string" calcext:value-type="string">
            <text:p>K</text:p>
          </table:table-cell>
          <table:table-cell table:style-name="ce174" office:value-type="float" office:value="3" calcext:value-type="float">
            <text:p>3</text:p>
          </table:table-cell>
          <table:table-cell table:style-name="ce174" table:formula="of:=AVALOR(TRIM([.G10]))" office:value-type="float" office:value="46.9" calcext:value-type="float">
            <text:p>46,9</text:p>
          </table:table-cell>
          <table:table-cell table:style-name="ce228" table:formula="of:=AVALOR(TRIM([.I10]))" office:value-type="float" office:value="25" calcext:value-type="float">
            <text:p>25</text:p>
          </table:table-cell>
          <table:table-cell table:style-name="ce174" table:formula="of:=IF([.AF5]&lt;&gt;0;[.AF5]/[.AG5];0)" office:value-type="float" office:value="1.876" calcext:value-type="float">
            <text:p>1,876</text:p>
          </table:table-cell>
          <table:table-cell table:style-name="ce378" table:formula="of:=IF([.AH5]&lt;&gt;0;[.AH5]-[.$AJ$8];0)" office:value-type="float" office:value="-0.0840000000000001" calcext:value-type="float">
            <text:p>-8,40E-02</text:p>
          </table:table-cell>
          <table:table-cell table:style-name="ce228" table:formula="of:=IF(OR(AND([.AH5]=[.$AM$2];[.$AQ$2]);AND([.AH5]=[.$AM$3];[.$AQ$3]));0;[.$AH5])" office:value-type="float" office:value="1.876" calcext:value-type="float">
            <text:p>1,876</text:p>
          </table:table-cell>
          <table:table-cell table:style-name="ce174"/>
          <table:table-cell table:style-name="ce108"/>
          <table:table-cell table:style-name="ce174" table:number-columns-repeated="2"/>
          <table:table-cell table:style-name="ce108" table:number-columns-repeated="4"/>
          <table:table-cell table:number-columns-repeated="3"/>
        </table:table-row>
        <table:table-row table:style-name="ro1">
          <table:covered-table-cell table:number-columns-repeated="4" table:style-name="ce276"/>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74" table:formula="of:=AVALOR([.J4])" office:value-type="float" office:value="0" calcext:value-type="float">
            <text:p>0</text:p>
          </table:table-cell>
          <table:table-cell table:style-name="ce174" office:value-type="float" office:value="4" calcext:value-type="float">
            <text:p>4</text:p>
          </table:table-cell>
          <table:table-cell table:style-name="ce174"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74" table:formula="of:=IF([.AF6]&lt;&gt;0;[.AF6]/[.AG6];0)" office:value-type="float" office:value="0" calcext:value-type="float">
            <text:p>0</text:p>
          </table:table-cell>
          <table:table-cell table:style-name="ce37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ce174"/>
          <table:table-cell table:style-name="ce108" table:number-columns-repeated="7"/>
          <table:table-cell table:number-columns-repeated="3"/>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Limiar decimal</text:p>
          </table:table-cell>
          <table:table-cell table:style-name="ce108" table:formula="of:=[$Introd.$AA7]" office:value-type="string" office:string-value="3" calcext:value-type="string">
            <text:p>3</text:p>
          </table:table-cell>
          <table:table-cell table:style-name="ce108"/>
          <table:table-cell table:style-name="ce246" office:value-type="string" calcext:value-type="string">
            <text:p>Nivel de confianza: </text:p>
          </table:table-cell>
          <table:table-cell table:style-name="ce174" table:formula="of:=IF(ISBLANK([.K14]);1;MATCH([.$K$14];[.$AM$10:.$AO$10];0))" office:value-type="float" office:value="1" calcext:value-type="float">
            <text:p>1</text:p>
          </table:table-cell>
          <table:table-cell table:style-name="ce174"/>
          <table:table-cell table:style-name="ce174" office:value-type="float" office:value="5" calcext:value-type="float">
            <text:p>5</text:p>
          </table:table-cell>
          <table:table-cell table:style-name="ce174"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74" table:formula="of:=IF([.AF7]&lt;&gt;0;[.AF7]/[.AG7];0)" office:value-type="float" office:value="0" calcext:value-type="float">
            <text:p>0</text:p>
          </table:table-cell>
          <table:table-cell table:style-name="ce37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ce174"/>
          <table:table-cell table:style-name="ce108" table:number-columns-repeated="2"/>
          <table:table-cell table:style-name="ce174"/>
          <table:table-cell table:style-name="ce108" table:number-columns-repeated="4"/>
          <table:table-cell table:number-columns-repeated="3"/>
        </table:table-row>
        <table:table-row table:style-name="ro1">
          <table:covered-table-cell table:number-columns-repeated="4" table:style-name="ce276"/>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74"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74" office:value-type="string" calcext:value-type="string">
            <text:p>Ionización</text:p>
          </table:table-cell>
          <table:table-cell table:style-name="ce174" office:value-type="string" calcext:value-type="string">
            <text:p>ións</text:p>
          </table:table-cell>
          <table:table-cell table:style-name="ce108" office:value-type="string" calcext:value-type="string">
            <text:p>N.º H⁺/OH⁻</text:p>
          </table:table-cell>
          <table:table-cell table:style-name="ce174" office:value-type="string" calcext:value-type="string">
            <text:p>axustado</text:p>
          </table:table-cell>
          <table:table-cell table:style-name="ce174"/>
          <table:table-cell table:style-name="ce174" office:value-type="string" calcext:value-type="string">
            <text:p>media</text:p>
          </table:table-cell>
          <table:table-cell table:style-name="ce174" table:formula="of:=AVERAGEIF([.AH$3:.AH$7];&quot;&lt;&gt;0&quot;)" office:value-type="float" office:value="1.96" calcext:value-type="float">
            <text:p>1,96</text:p>
          </table:table-cell>
          <table:table-cell table:style-name="ce174"/>
          <table:table-cell table:style-name="ce174" table:formula="of:=AVERAGEIF([.AJ$3:.AJ$7];&quot;&lt;&gt;0&quot;)" office:value-type="float" office:value="1.96" calcext:value-type="float">
            <text:p>1,96</text:p>
          </table:table-cell>
          <table:table-cell table:style-name="ce108" table:formula="of:=[.J19]&amp;&quot;/&quot;&amp;[.J20]" office:value-type="string" office:string-value="cm³ D NaOH/cm³ D H₂SO₄" calcext:value-type="string">
            <text:p>cm³ D NaOH/cm³ D H₂SO₄</text:p>
          </table:table-cell>
          <table:table-cell table:style-name="ce108" table:number-columns-repeated="2"/>
          <table:table-cell table:style-name="ce174"/>
          <table:table-cell table:style-name="ce108" table:number-columns-repeated="4"/>
          <table:table-cell table:number-columns-repeated="3"/>
        </table:table-row>
        <table:table-row table:style-name="ro1">
          <table:covered-table-cell table:style-name="ce277"/>
          <table:covered-table-cell table:number-columns-repeated="2" table:style-name="ce165"/>
          <table:covered-table-cell table:style-name="ce276"/>
          <table:table-cell table:style-name="ce299"/>
          <table:table-cell table:style-name="ce183" table:formula="of:=IF(AND(ISBLANK([.G9]);ISBLANK([.H9]));&quot;&quot;;[.F8]+1)"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74" table:number-columns-repeated="2"/>
          <table:table-cell table:style-name="ce108"/>
          <table:table-cell table:style-name="ce108" table:formula="of:=IONIZA([.AF9])" office:value-type="string" office:string-value="Na+       (OH)-     11+1-1" calcext:value-type="string">
            <text:p>Na+ <text:s text:c="6"/>(OH)- <text:s text:c="4"/>11+1-1</text:p>
          </table:table-cell>
          <table:table-cell table:style-name="ce174" table:formula="of:=TRIM(IF(LEFT([.AB9];2)=&quot;H+&quot;;MID([.AB9];11;10);MID([.AB9];1;10)))" office:value-type="string" office:string-value="Na+" calcext:value-type="string">
            <text:p>Na+</text:p>
          </table:table-cell>
          <table:table-cell table:style-name="ce174" table:formula="of:=IF([.AC12]=1;MID([.AB9];21;1);MID([.AB9];22;1))" office:value-type="string" office:string-value="1" calcext:value-type="string">
            <text:p>1</text:p>
          </table:table-cell>
          <table:table-cell table:style-name="ce174" table:formula="of:=VALUE([.AD9]/[.AE$11])" office:value-type="float" office:value="1" calcext:value-type="float">
            <text:p>1</text:p>
          </table:table-cell>
          <table:table-cell table:style-name="ce174" table:formula="of:=FORMULAQUIM([.G3])" office:value-type="string" office:string-value="NaOH" calcext:value-type="string">
            <text:p>NaOH</text:p>
          </table:table-cell>
          <table:table-cell table:style-name="ce174" office:value-type="string" calcext:value-type="string">
            <text:p>desv. típica</text:p>
          </table:table-cell>
          <table:table-cell table:style-name="ce174" table:formula="of:=IF([.AH7]&lt;&gt;0;STDEV([.AH$3:.AH$7]);IF([.AH6]&lt;&gt;0;STDEV([.AH$3:.AH$6]);IF([.AH5]&lt;&gt;0;STDEV([.AH$3:.AH$5]);0)))" office:value-type="float" office:value="0.0729931503635787" calcext:value-type="float">
            <text:p>0,0729931503635787</text:p>
          </table:table-cell>
          <table:table-cell table:style-name="ce108" office:value-type="float" office:value="1.2" calcext:value-type="float">
            <text:p>1,2</text:p>
          </table:table-cell>
          <table:table-cell table:style-name="ce108" table:formula="of:=[.AH9]*[.AI9]" office:value-type="float" office:value="0.0875917804362944" calcext:value-type="float">
            <text:p>0,0875917804362944</text:p>
          </table:table-cell>
          <table:table-cell table:style-name="ce108"/>
          <table:table-cell table:style-name="ce246" office:value-type="string" calcext:value-type="string">
            <text:p>Criterio Q de Dixon </text:p>
          </table:table-cell>
          <table:table-cell table:style-name="ce384" office:value-type="string" calcext:value-type="string">
            <text:p>Qcrit</text:p>
          </table:table-cell>
          <table:table-cell table:style-name="ce388" office:value-type="string" calcext:value-type="string">
            <text:p>% Nivel de Confianza</text:p>
          </table:table-cell>
          <table:table-cell table:style-name="ce108" table:number-columns-repeated="4"/>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08" table:formula="of:=IONIZA([.AF10])" office:value-type="string" office:string-value="H+        (SO4)2-   21+1-2" calcext:value-type="string">
            <text:p>H+ <text:s text:c="7"/>(SO4)2- <text:s text:c="2"/>21+1-2</text:p>
          </table:table-cell>
          <table:table-cell table:style-name="ce174" table:formula="of:=TRIM(IF(LEFT([.AB10];2)=&quot;H+&quot;;MID([.AB10];11;10);MID([.AB10];1;10)))" office:value-type="string" office:string-value="(SO4)2-" calcext:value-type="string">
            <text:p>(SO4)2-</text:p>
          </table:table-cell>
          <table:table-cell table:style-name="ce174" table:formula="of:=IF([.AC12]=2;MID([.AB10];21;1);MID([.AB10];22;1))" office:value-type="string" office:string-value="2" calcext:value-type="string">
            <text:p>2</text:p>
          </table:table-cell>
          <table:table-cell table:style-name="ce174" table:formula="of:=VALUE([.AD10]/[.AE$11])" office:value-type="float" office:value="2" calcext:value-type="float">
            <text:p>2</text:p>
          </table:table-cell>
          <table:table-cell table:style-name="ce174" table:formula="of:=FORMULAQUIM([.I3])" office:value-type="string" office:string-value="H₂SO₄" calcext:value-type="string">
            <text:p>H₂SO₄</text:p>
          </table:table-cell>
          <table:table-cell table:style-name="ce174" table:number-columns-repeated="2"/>
          <table:table-cell table:style-name="ce108" office:value-type="string" calcext:value-type="string">
            <text:p>pH</text:p>
          </table:table-cell>
          <table:table-cell table:style-name="ce108" table:number-columns-repeated="2"/>
          <table:table-cell table:style-name="ce384" office:value-type="string" calcext:value-type="string">
            <text:p>Número de Medidas (n)</text:p>
          </table:table-cell>
          <table:table-cell table:style-name="ce387"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74"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74" table:formula="of:=IONIZA([.AF11])" office:value-type="string" office:string-value="Na+       (SO4)2-   21+1-2" calcext:value-type="string">
            <text:p>Na+ <text:s text:c="6"/>(SO4)2- <text:s text:c="2"/>21+1-2</text:p>
          </table:table-cell>
          <table:table-cell table:style-name="ce174" table:number-columns-repeated="2"/>
          <table:table-cell table:style-name="ce174" table:formula="of:=GCD(VALUE([.AD$9]);(VALUE([.AD$10])))" office:value-type="float" office:value="1" calcext:value-type="float">
            <text:p>1</text:p>
          </table:table-cell>
          <table:table-cell table:style-name="ce108" table:formula="of:=COMPUESTODEIONES([.AC9];[.AC10])" office:value-type="string" office:string-value="Na₂SO₄" calcext:value-type="string">
            <text:p>Na₂SO₄</text:p>
          </table:table-cell>
          <table:table-cell table:style-name="ce246" table:formula="of:=&quot;[&quot;&amp;[.AF9]&amp;&quot;] =&quot;" office:value-type="string" office:string-value="[NaOH] =" calcext:value-type="string">
            <text:p>[NaOH] =</text:p>
          </table:table-cell>
          <table:table-cell table:style-name="ce174" table:formula="of:=CHOOSE([.$AB$6];[.AD3];[.AD3]*10*[.AD4]*(IF([.AC6]=1;1;0.001)/MASAMOL([.AF9]));[.AD3]/MASAMOL([.AF9]))" office:value-type="float" office:value="0.0005" calcext:value-type="float">
            <text:p>0,0005</text:p>
          </table:table-cell>
          <table:table-cell table:style-name="ce108" table:formula="of:=IF([.$AC$12]=2;14;0)+LOG10([.AH11]*[.AD9])" office:value-type="float" office:value="10.698970004336" calcext:value-type="float">
            <text:p>10,698970004336</text:p>
          </table:table-cell>
          <table:table-cell table:style-name="ce108" table:number-columns-repeated="2"/>
          <table:table-cell table:style-name="ce385" office:value-type="float" office:value="3" calcext:value-type="float">
            <text:p>3</text:p>
          </table:table-cell>
          <table:table-cell table:style-name="ce385" office:value-type="float" office:value="0.941" calcext:value-type="float">
            <text:p>0,941</text:p>
          </table:table-cell>
          <table:table-cell table:style-name="ce385" office:value-type="float" office:value="0.97" calcext:value-type="float">
            <text:p>0,97</text:p>
          </table:table-cell>
          <table:table-cell table:style-name="ce385" office:value-type="float" office:value="0.994" calcext:value-type="float">
            <text:p>0,994</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74"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74" office:value-type="string" calcext:value-type="string">
            <text:p>Pos. ácido</text:p>
          </table:table-cell>
          <table:table-cell table:style-name="ce174" table:formula="of:=IF(LEFT([.AB9];2)=&quot;H+&quot;;1;2)" office:value-type="float" office:value="2" calcext:value-type="float">
            <text:p>2</text:p>
          </table:table-cell>
          <table:table-cell table:style-name="ce174"/>
          <table:table-cell table:style-name="ce246" office:value-type="string" calcext:value-type="string">
            <text:p><text:span text:style-name="T14">↑</text:span> m.c.d.</text:p>
          </table:table-cell>
          <table:table-cell table:style-name="ce174" office:value-type="string" calcext:value-type="string">
            <text:p>H₂O</text:p>
          </table:table-cell>
          <table:table-cell table:style-name="ce246" table:formula="of:=&quot;n(&quot;&amp;[.AF9]&amp;&quot;) =&quot;" office:value-type="string" office:string-value="n(NaOH) =" calcext:value-type="string">
            <text:p>n(NaOH) =</text:p>
          </table:table-cell>
          <table:table-cell table:style-name="ce108" table:formula="of:=IF([.$Z$14];[.AJ8]/MASAMOL([.AF9]);[.AH11]*0.001*[.AJ8])" office:value-type="float" office:value="0.00000098" calcext:value-type="float">
            <text:p>0,00000098</text:p>
          </table:table-cell>
          <table:table-cell table:style-name="ce174" office:value-type="string" calcext:value-type="string">
            <text:p>/cm³ D H₂SO₄</text:p>
          </table:table-cell>
          <table:table-cell table:style-name="ce108" table:number-columns-repeated="2"/>
          <table:table-cell table:style-name="ce385" office:value-type="float" office:value="4" calcext:value-type="float">
            <text:p>4</text:p>
          </table:table-cell>
          <table:table-cell table:style-name="ce385" office:value-type="float" office:value="0.765" calcext:value-type="float">
            <text:p>0,765</text:p>
          </table:table-cell>
          <table:table-cell table:style-name="ce385" office:value-type="float" office:value="0.829" calcext:value-type="float">
            <text:p>0,829</text:p>
          </table:table-cell>
          <table:table-cell table:style-name="ce385" office:value-type="float" office:value="0.926" calcext:value-type="float">
            <text:p>0,926</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Mesmo volume?</text:p>
          </table:table-cell>
          <table:table-cell table:style-name="ce229" table:formula="of:=TRUE()" office:value-type="boolean" office:boolean-value="true" calcext:value-type="boolean">
            <text:p>VERDADERO</text:p>
          </table:table-cell>
          <table:table-cell table:style-name="ce225"/>
          <table:table-cell table:style-name="ce174" office:value-type="string" calcext:value-type="string">
            <text:p>N.º H</text:p>
          </table:table-cell>
          <table:table-cell table:style-name="ce174" table:formula="of:=OFFSET([.AD8];[.AC12];1)" office:value-type="float" office:value="2" calcext:value-type="float">
            <text:p>2</text:p>
          </table:table-cell>
          <table:table-cell table:style-name="ce174" table:formula="of:=&quot;N.º &quot;&amp;[.AF12]" office:value-type="string" office:string-value="N.º H₂O" calcext:value-type="string">
            <text:p>N.º H₂O</text:p>
          </table:table-cell>
          <table:table-cell table:style-name="ce174" table:formula="of:=LCM([.AE9:.AE10])*[.AE11]" office:value-type="float" office:value="2" calcext:value-type="float">
            <text:p>2</text:p>
          </table:table-cell>
          <table:table-cell table:style-name="ce174"/>
          <table:table-cell table:style-name="ce246" table:formula="of:=&quot;n(&quot;&amp;[.I3]&amp;&quot;) =&quot;" office:value-type="string" office:string-value="n(H₂SO₄) =" calcext:value-type="string">
            <text:p>n(H₂SO₄) =</text:p>
          </table:table-cell>
          <table:table-cell table:style-name="ce376" table:formula="of:=[.AH12]*[.AE9]/[.AE10]" office:value-type="float" office:value="0.00000049" calcext:value-type="float">
            <text:p>0,00000049</text:p>
          </table:table-cell>
          <table:table-cell table:style-name="ce174"/>
          <table:table-cell table:style-name="ce108" table:number-columns-repeated="2"/>
          <table:table-cell table:style-name="ce385" office:value-type="float" office:value="5" calcext:value-type="float">
            <text:p>5</text:p>
          </table:table-cell>
          <table:table-cell table:style-name="ce385" office:value-type="float" office:value="0.642" calcext:value-type="float">
            <text:p>0,642</text:p>
          </table:table-cell>
          <table:table-cell table:style-name="ce385" office:value-type="float" office:value="0.71" calcext:value-type="float">
            <text:p>0,71</text:p>
          </table:table-cell>
          <table:table-cell table:style-name="ce385" office:value-type="float" office:value="0.821" calcext:value-type="float">
            <text:p>0,821</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08"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74" table:formula="of:=&quot;N.º &quot;&amp;FORMULAQUIM(OFFSET([.AB8];[.AC12];1))" office:value-type="string" office:string-value="N.º (SO₄)²⁻" calcext:value-type="string">
            <text:p>N.º (SO₄)²⁻</text:p>
          </table:table-cell>
          <table:table-cell table:style-name="ce174" table:formula="of:=VALUE(IF([.AC12]=2;MID([.AB9];21;1);MID([.AB9];22;1)))" office:value-type="float" office:value="1" calcext:value-type="float">
            <text:p>1</text:p>
          </table:table-cell>
          <table:table-cell table:style-name="ce174" table:formula="of:=&quot;N.º &quot;&amp;[.AF11]" office:value-type="string" office:string-value="N.º Na₂SO₄" calcext:value-type="string">
            <text:p>N.º Na₂SO₄</text:p>
          </table:table-cell>
          <table:table-cell table:style-name="ce174" table:number-columns-repeated="2"/>
          <table:table-cell table:style-name="ce247" table:formula="of:=&quot;[&quot;&amp;[.I3]&amp;&quot;] =&quot;" office:value-type="string" office:string-value="[H₂SO₄] =" calcext:value-type="string">
            <text:p>[H₂SO₄] =</text:p>
          </table:table-cell>
          <table:table-cell table:style-name="ce376" table:formula="of:=1000*[.AH13]" office:value-type="float" office:value="0.00049" calcext:value-type="float">
            <text:p>0,00049</text:p>
          </table:table-cell>
          <table:table-cell table:style-name="ce174"/>
          <table:table-cell table:style-name="ce108" table:number-columns-repeated="9"/>
          <table:table-cell table:number-columns-repeated="3"/>
        </table:table-row>
        <table:table-row table:style-name="ro1">
          <table:covered-table-cell table:style-name="ce277"/>
          <table:covered-table-cell table:number-columns-repeated="3" table:style-name="ce165"/>
          <table:table-cell table:style-name="ce299" table:number-columns-repeated="8"/>
          <table:table-cell table:style-name="Default" table:number-columns-repeated="11"/>
          <table:table-cell/>
          <table:table-cell table:style-name="ce108" table:number-columns-repeated="2"/>
          <table:table-cell table:style-name="ce174" office:value-type="string" calcext:value-type="string">
            <text:p>Axuste</text:p>
          </table:table-cell>
          <table:table-cell table:style-name="ce174" table:number-columns-repeated="5"/>
          <table:table-cell table:style-name="ce246" office:value-type="string" calcext:value-type="string">
            <text:p>[H⁺] =</text:p>
          </table:table-cell>
          <table:table-cell table:style-name="ce174" table:formula="of:=IF(ISBLANK([.J4]);[.AH14]*VALUE([.AD10]);(-[.$AD$6]+SQRT([.$AD$6]*[.$AD$6]+4*[.$AD$6]*[.AH14]))/2)" office:value-type="float" office:value="0.00098" calcext:value-type="float">
            <text:p>0,00098</text:p>
          </table:table-cell>
          <table:table-cell table:style-name="ce108" table:formula="of:=ABS(IF([.$AC$12]=1;14;0)+LOG10([.AH15]))" office:value-type="float" office:value="3.00877392430751" calcext:value-type="float">
            <text:p>3,00877392430751</text:p>
          </table:table-cell>
          <table:table-cell table:style-name="ce252"/>
          <table:table-cell table:style-name="ce108" table:number-columns-repeated="8"/>
          <table:table-cell table:number-columns-repeated="3"/>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08" table:number-columns-repeated="2"/>
          <table:table-cell table:style-name="ce231" office:value-type="string" calcext:value-type="string">
            <text:p>Coefs.</text:p>
          </table:table-cell>
          <table:table-cell table:style-name="ce334" table:formula="of:=IF([.AE10]=1;&quot;&quot;;[.AE10])" office:value-type="float" office:value="2" calcext:value-type="float">
            <text:p>2</text:p>
          </table:table-cell>
          <table:table-cell table:style-name="ce338" table:formula="of:=IF([.AE9]=1;&quot;&quot;;[.AE9])">
            <text:p/>
          </table:table-cell>
          <table:table-cell table:style-name="ce108"/>
          <table:table-cell table:style-name="ce359" table:formula="of:=IF([.AE13]=1;&quot;&quot;;[.AE13])" office:value-type="float" office:value="2" calcext:value-type="float">
            <text:p>2</text:p>
          </table:table-cell>
          <table:table-cell table:style-name="ce174"/>
          <table:table-cell table:style-name="ce108" table:number-columns-repeated="12"/>
          <table:table-cell table:number-columns-repeated="3"/>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08"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H₂SO₄" calcext:value-type="string">
            <text:p>H₂SO₄</text:p>
          </table:table-cell>
          <table:table-cell table:style-name="ce108" table:formula="of:=[.AF11]" office:value-type="string" office:string-value="Na₂SO₄" calcext:value-type="string">
            <text:p>Na₂SO₄</text:p>
          </table:table-cell>
          <table:table-cell table:style-name="ce108" table:formula="of:=[.AF12]" office:value-type="string" office:string-value="H₂O" calcext:value-type="string">
            <text:p>H₂O</text:p>
          </table:table-cell>
          <table:table-cell table:style-name="ce174"/>
          <table:table-cell table:style-name="ce247" table:formula="of:=[.I27]" office:value-type="string" office:string-value="mol NaOH / cm³ D H₂SO₄ =" calcext:value-type="string">
            <text:p>mol NaOH / cm³ D H₂SO₄ =</text:p>
          </table:table-cell>
          <table:table-cell table:style-name="ce108" table:formula="of:=[.AH12]*1000" office:value-type="float" office:value="0.00098" calcext:value-type="float">
            <text:p>0,00098</text:p>
          </table:table-cell>
          <table:table-cell table:style-name="ce108" table:number-columns-repeated="3"/>
          <table:table-cell table:style-name="ce386"/>
          <table:table-cell table:style-name="ce174" table:number-columns-repeated="3"/>
          <table:table-cell table:style-name="ce108" table:number-columns-repeated="3"/>
          <table:table-cell table:number-columns-repeated="3"/>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ce300" table:number-columns-repeated="2"/>
          <table:table-cell table:style-name="ce304" table:formula="of:=IF([.$Z$10];[.AB16]&amp;&quot; &quot;&amp;[.AB17]&amp;&quot; + &quot;&amp;[.AC16]&amp;&quot; &quot;&amp;[.AC17]&amp;&quot; → &quot;&amp;[.AD16]&amp;&quot; &quot;&amp;[.AD17]&amp;&quot; + &quot;&amp;[.AE16]&amp;&quot; &quot;&amp;[.AE17];&quot;&quot;)" office:value-type="string" office:string-value="2 NaOH +  H₂SO₄ →  Na₂SO₄ + 2 H₂O" calcext:value-type="string">
            <text:p>2 NaOH + <text:s/>H₂SO₄ → <text:s/>Na₂SO₄ + 2 H₂O</text:p>
          </table:table-cell>
          <table:table-cell table:style-name="ce300" table:number-columns-repeated="5"/>
          <table:table-cell table:number-columns-repeated="12"/>
          <table:table-cell table:style-name="ce108" table:number-columns-repeated="2"/>
          <table:table-cell table:style-name="ce233"/>
          <table:table-cell table:style-name="ce225"/>
          <table:table-cell table:style-name="Default" table:number-columns-repeated="2"/>
          <table:table-cell table:style-name="ce174" table:number-columns-repeated="2"/>
          <table:table-cell table:style-name="ce108" table:number-columns-repeated="5"/>
          <table:table-cell table:style-name="ce174" table:number-columns-repeated="4"/>
          <table:table-cell table:style-name="ce108" table:number-columns-repeated="3"/>
          <table:table-cell table:number-columns-repeated="3"/>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H₂SO₄" calcext:value-type="string">
            <text:p>H₂SO₄</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08" table:number-columns-repeated="2"/>
          <table:table-cell table:style-name="ce231"/>
          <table:table-cell table:style-name="ce236"/>
          <table:table-cell table:style-name="Default" table:number-columns-repeated="4"/>
          <table:table-cell table:style-name="ce108"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H₂SO₄" calcext:value-type="string">
            <text:p>cm³ D H₂SO₄</text:p>
          </table:table-cell>
          <table:table-cell table:style-name="ce300" table:number-columns-repeated="2"/>
          <table:table-cell table:number-columns-repeated="12"/>
          <table:table-cell table:style-name="ce108" table:number-columns-repeated="2"/>
          <table:table-cell table:style-name="ce231"/>
          <table:table-cell table:style-name="ce174"/>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49.9" calcext:value-type="float">
            <text:p>49,9</text:p>
          </table:table-cell>
          <table:table-cell table:style-name="ce300" table:formula="of:=IF(ISBLANK([.I8]);&quot;&quot;;[.I8])" office:value-type="float" office:value="25" calcext:value-type="float">
            <text:p>25</text:p>
          </table:table-cell>
          <table:table-cell table:style-name="ce324" table:formula="of:=IF([.$Z$10];IF(AND(LEN([.H21])&gt;0;[.AJ3]=0);[.$AK$2];&quot;&quot;);&quot;&quot;)">
            <text:p/>
          </table:table-cell>
          <table:table-cell table:style-name="ce728" table:formula="of:=IF(LEN([.H21])&gt;0;NUMFORMA([.AH3];[.$Z$6];[.$Z$7];[.$Z$8]);&quot;&quot;)" office:value-type="string" office:string-value="2,00" calcext:value-type="string">
            <text:p>2,00</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DAT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50.2" calcext:value-type="float">
            <text:p>50,2</text:p>
          </table:table-cell>
          <table:table-cell table:style-name="ce300" table:formula="of:=IF(ISBLANK([.I9]);&quot;&quot;;[.I9])" office:value-type="float" office:value="25" calcext:value-type="float">
            <text:p>25</text:p>
          </table:table-cell>
          <table:table-cell table:style-name="ce324" table:formula="of:=IF([.$Z$10];IF(AND(LEN([.H22])&gt;0;[.AJ4]=0);[.$AK$2];&quot;&quot;);&quot;&quot;)">
            <text:p/>
          </table:table-cell>
          <table:table-cell table:style-name="ce728" table:formula="of:=IF(LEN([.H22])&gt;0;NUMFORMA([.AH4];[.$Z$6];[.$Z$7];[.$Z$8]);&quot;&quot;)" office:value-type="string" office:string-value="2,01" calcext:value-type="string">
            <text:p>2,01</text:p>
          </table:table-cell>
          <table:table-cell table:style-name="ce300" table:number-columns-repeated="2"/>
          <table:table-cell table:style-name="Default" table:number-columns-repeated="3"/>
          <table:table-cell table:number-columns-repeated="9"/>
          <table:table-cell table:style-name="ce108" table:number-columns-repeated="2"/>
          <table:table-cell table:style-name="ce174"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62" table:formula="of:=CHOOSE([.Z4];&quot;&quot;;[$Axuda.A147];[$Axuda.A171];[.A81];[$Axuda.A161]&amp;CHAR(10)&amp;[.A101];[$Axuda.$A$165];[.$A$111])" office:value-type="string" office:string-value="Elixa, nas celas de cor laranxa, as unidades dos datos de que dispón.&#10;Escriba os valores dos datos dos que dispón nas celas de cor branca e bordo azul.&#10;Se se deixa en branco a cela debaixo da fórmula química do composto «Dato», suponse que os datos son da masa.&#10;Os datos analízanse co criterio Q de Dixon para ver se se pode rexeitar o valor máis alto ou o máis baixo segundo o nivel de confianza elixido (por defecto 90%. Un nivel do 99% admite valores máis «separados», xa que se esixe un 99% de probabilidade de un sexa realmente «non válido»).&#10;Para calcular o pH da disolución incógnita debe darse o valor da constante de acidez ou basicidade. Se se deixa en branco, suponse que é unha especie forte." calcext:value-type="string" table:number-columns-spanned="4" table:number-rows-spanned="26">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46.9" calcext:value-type="float">
            <text:p>46,9</text:p>
          </table:table-cell>
          <table:table-cell table:style-name="ce300" table:formula="of:=IF(ISBLANK([.I10]);&quot;&quot;;[.I10])" office:value-type="float" office:value="25" calcext:value-type="float">
            <text:p>25</text:p>
          </table:table-cell>
          <table:table-cell table:style-name="ce324" table:formula="of:=IF([.$Z$10];IF(AND(LEN([.H23])&gt;0;[.AJ5]=0);[.$AK$2];&quot;&quot;);&quot;&quot;)">
            <text:p/>
          </table:table-cell>
          <table:table-cell table:style-name="ce728" table:formula="of:=IF(LEN([.H23])&gt;0;NUMFORMA([.AH5];[.$Z$6];[.$Z$7];[.$Z$8]);&quot;&quot;)" office:value-type="string" office:string-value="1,88" calcext:value-type="string">
            <text:p>1,88</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5"/>
          <table:table-cell table:style-name="ce108"/>
          <table:table-cell table:style-name="ce174"/>
          <table:table-cell table:style-name="ce252" table:number-columns-repeated="2"/>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324" table:formula="of:=IF([.$Z$10];IF(AND(LEN([.H24])&gt;0;[.AJ6]=0);[.$AK$2];&quot;&quot;);&quot;&quot;)">
            <text:p/>
          </table:table-cell>
          <table:table-cell table:style-name="ce728" table:formula="of:=IF(LEN([.H24])&gt;0;NUMFORMA([.AH6];[.$Z$6];[.$Z$7];[.$Z$8]);&quot;&quot;)">
            <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5"/>
          <table:table-cell table:style-name="ce174" table:number-columns-repeated="2"/>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324" table:formula="of:=IF([.$Z$10];IF(AND(LEN([.H25])&gt;0;[.AJ7]=0);[.$AK$2];&quot;&quot;);&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174" table:number-columns-repeated="2"/>
          <table:table-cell table:style-name="Default" table:number-columns-repeated="5"/>
          <table:table-cell table:style-name="ce108"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96" calcext:value-type="string">
            <text:p>1,96</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231"/>
          <table:table-cell table:style-name="ce174" table:number-columns-repeated="2"/>
          <table:table-cell table:style-name="Default" table:number-columns-repeated="2"/>
          <table:table-cell table:style-name="ce249" table:number-columns-repeated="3"/>
          <table:table-cell table:style-name="ce108"/>
          <table:table-cell table:style-name="ce247"/>
          <table:table-cell table:style-name="ce108"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H₂SO₄ =" calcext:value-type="string">
            <text:p>mol NaOH / cm³ D H₂SO₄ =</text:p>
          </table:table-cell>
          <table:table-cell table:style-name="ce319" table:formula="of:=NUMFORMA([.AH17];[.$Z$6];[.$Z$7];[.$Z$8])" office:value-type="string" office:string-value="9,80×10⁻⁴" calcext:value-type="string">
            <text:p>9,80×10⁻⁴</text:p>
          </table:table-cell>
          <table:table-cell table:style-name="ce300" table:number-columns-repeated="2"/>
          <table:table-cell table:number-columns-repeated="12"/>
          <table:table-cell table:style-name="ce108" table:number-columns-repeated="2"/>
          <table:table-cell table:style-name="ce231"/>
          <table:table-cell table:style-name="ce174" table:number-columns-repeated="4"/>
          <table:table-cell table:style-name="ce249" table:number-columns-repeated="3"/>
          <table:table-cell table:style-name="Default"/>
          <table:table-cell table:style-name="ce174"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H₂SO₄] =" calcext:value-type="string">
            <text:p>[H₂SO₄] =</text:p>
          </table:table-cell>
          <table:table-cell table:style-name="ce728" table:formula="of:=NUMFORMA([.AH14];[.$Z$6];[.$Z$7];[.$Z$8])" office:value-type="string" office:string-value="4,90×10⁻⁴" calcext:value-type="string">
            <text:p>4,90×10⁻⁴</text:p>
          </table:table-cell>
          <table:table-cell table:style-name="ce411" office:value-type="string" calcext:value-type="string">
            <text:p>mol/dm³</text:p>
          </table:table-cell>
          <table:table-cell table:style-name="ce300" table:formula="of:=&quot;pH = &quot;&amp;NUMFORMA([.AI15];[.$Z$6];[.$Z$7];[.$Z$8])" office:value-type="string" office:string-value="pH = 3,01" calcext:value-type="string">
            <text:p>pH = 3,01</text:p>
          </table:table-cell>
          <table:table-cell table:style-name="ce300" table:number-columns-repeated="2"/>
          <table:table-cell table:number-columns-repeated="12"/>
          <table:table-cell table:style-name="ce108" table:number-columns-repeated="3"/>
          <table:table-cell table:style-name="ce174" table:number-columns-repeated="5"/>
          <table:table-cell table:style-name="Default" table:number-columns-repeated="2"/>
          <table:table-cell table:style-name="ce174"/>
          <table:table-cell table:style-name="ce247"/>
          <table:table-cell table:style-name="ce174"/>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74"/>
          <table:table-cell table:style-name="ce506"/>
          <table:table-cell table:style-name="ce174"/>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74"/>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7-27" calcext:value-type="date">
            <text:p>27/07/25</text:p>
          </table:table-cell>
          <table:table-cell table:style-name="Default" table:number-columns-repeated="3"/>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282" office:value-type="string" calcext:value-type="string" table:number-columns-spanned="10" table:number-rows-spanned="13">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282" office:value-type="string" calcext:value-type="string" table:number-columns-spanned="10" table:number-rows-spanned="8">
            <text:p>Elixa nas celas de cor laranxa a magnitude que se representa en cada eix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office:forms form:automatic-focus="false" form:apply-design-mode="false"/>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27" office:value-type="string" calcext:value-type="string" table:number-columns-spanned="4" table:number-rows-spanned="13">
            <text:p><text:span text:style-name="T17">Para cuantificar a presenza de ácido sulfúrico na auga de choiva valorouse unha mostra empregando como valorante unha disolución de hidróxido de sodio de concentración </text:span><text:span text:style-name="T18">5,0·10⁻⁴</text:span><text:span text:style-name="T19"> mol/dm³. Repetiuse tres veces a valoración para maior exactitude, cos resultados amosados na Táboa. (P.A.U. extr.. 25)</text:span></text:p>
            <text:p><text:span text:style-name="T19">a) Escriba a reacción entre o ácido e a base, e determine a concentración de ácido sulfúrico na mostra da auga de choiva.</text:span></text:p>
            <text:p><text:span text:style-name="T19">b) Calcule o pH da mostra da auga de choiva valorada supoñendo que todo o ácido sulfúrico está disociado.</text:span></text:p>
            <text:p><text:span text:style-name="T19">Rta.: a) 2 NaOH + H₂SO₄ → Na₂SO₄ + 2 H₂O;</text:span></text:p>
            <text:p><text:span text:style-name="T19">[H₂SO₄] = 4,90×10⁻⁴ mol/dm³; b) pH = 3,01</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10"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10"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9">Determinar a concentración dunha disolución de NaOH con ácido oxálico.</text:span></text:p>
            <text:p><text:span text:style-name="T17">Rta.: a) 2 NaOH + </text:span><text:span text:style-name="T20">H₂C₂O₄</text:span><text:span text:style-name="T19"> → Na₂C₂O₄ + 2 H₂O;</text:span></text:p>
            <text:p><text:span text:style-name="T17">[NaOH</text:span><text:span text:style-name="T19">] = 0,138 mol/dm³</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DatoEntrada"/>
          <table:table-cell table:style-name="ce310"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10"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9">Determinar a concentración dunha disolución de ácido acético con NaOH de concentración 0,1 mol/dm³</text:span></text:p>
            <text:p><text:span text:style-name="T17">Rta.: a)  NaOH +  CH₃COOH →  NaCH₃COO +  H₂O;</text:span></text:p>
            <text:p><text:span text:style-name="T17">[CH₃CO</text:span><text:span text:style-name="T20">OH</text:span><text:span text:style-name="T19">] = 0,175 mol/dm³</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10" table:content-validation-name="val5" office:value-type="string" calcext:value-type="string">
            <text:p>mol/dm³</text:p>
          </table:table-cell>
          <table:table-cell table:style-name="ce150"/>
          <table:table-cell table:style-name="ce86"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10"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HCH₃CO₂</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4" table:default-cell-style-name="ce398"/>
        <table:table-column table:style-name="co12" table:number-columns-repeated="2" table:default-cell-style-name="ce398"/>
        <table:table-column table:style-name="co12" table:default-cell-style-name="Default"/>
        <table:table-column table:style-name="co35" table:default-cell-style-name="ce398"/>
        <table:table-column table:style-name="co24" table:default-cell-style-name="ce398"/>
        <table:table-column table:style-name="co31" table:default-cell-style-name="ce398"/>
        <table:table-column table:style-name="co36" table:default-cell-style-name="ce398"/>
        <table:table-column table:style-name="co37" table:default-cell-style-name="ce398"/>
        <table:table-column table:style-name="co38" table:default-cell-style-name="ce398"/>
        <table:table-column table:style-name="co4" table:default-cell-style-name="ce398"/>
        <table:table-column table:style-name="co35" table:default-cell-style-name="ce398"/>
        <table:table-column table:style-name="co8" table:default-cell-style-name="ce398"/>
        <table:table-column table:style-name="co39" table:number-columns-repeated="2" table:default-cell-style-name="ce398"/>
        <table:table-column table:style-name="co40" table:default-cell-style-name="ce398"/>
        <table:table-column table:style-name="co4" table:number-columns-repeated="11" table:default-cell-style-name="ce398"/>
        <table:table-column table:style-name="co41" table:default-cell-style-name="ce398"/>
        <table:table-column table:style-name="co28" table:default-cell-style-name="ce398"/>
        <table:table-column table:style-name="co42" table:default-cell-style-name="ce398"/>
        <table:table-column table:style-name="co41" table:default-cell-style-name="ce398"/>
        <table:table-column table:style-name="co43" table:default-cell-style-name="ce398"/>
        <table:table-column table:style-name="co44" table:default-cell-style-name="ce398"/>
        <table:table-column table:style-name="co45" table:default-cell-style-name="ce398"/>
        <table:table-column table:style-name="co46" table:default-cell-style-name="ce398"/>
        <table:table-column table:style-name="co47" table:default-cell-style-name="ce398"/>
        <table:table-column table:style-name="co48" table:default-cell-style-name="ce398"/>
        <table:table-column table:style-name="co49" table:default-cell-style-name="ce398"/>
        <table:table-column table:style-name="co50" table:default-cell-style-name="ce398"/>
        <table:table-column table:style-name="co51" table:default-cell-style-name="ce398"/>
        <table:table-column table:style-name="co52" table:default-cell-style-name="ce398"/>
        <table:table-column table:style-name="co53" table:number-columns-repeated="2" table:default-cell-style-name="ce398"/>
        <table:table-column table:style-name="co35" table:number-columns-repeated="2" table:default-cell-style-name="ce398"/>
        <table:table-column table:style-name="co54" table:default-cell-style-name="ce398"/>
        <table:table-column table:style-name="co55" table:default-cell-style-name="ce398"/>
        <table:table-column table:style-name="co54" table:default-cell-style-name="ce398"/>
        <table:table-column table:style-name="co35" table:default-cell-style-name="ce398"/>
        <table:table-column table:style-name="co22" table:number-columns-repeated="3" table:default-cell-style-name="ce398"/>
        <table:table-column table:style-name="co56" table:default-cell-style-name="ce398"/>
        <table:table-column table:style-name="co57" table:default-cell-style-name="ce398"/>
        <table:table-column table:style-name="co54" table:number-columns-repeated="2" table:default-cell-style-name="ce398"/>
        <table:table-column table:style-name="co4" table:default-cell-style-name="ce398"/>
        <table:table-column table:style-name="co58" table:default-cell-style-name="ce398"/>
        <table:table-column table:style-name="co4" table:number-columns-repeated="2" table:default-cell-style-name="ce398"/>
        <table:table-column table:style-name="co54" table:number-columns-repeated="5" table:default-cell-style-name="ce398"/>
        <table:table-column table:style-name="co54"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398"/>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74" office:value-type="string" calcext:value-type="string">
            <text:p>Título</text:p>
          </table:table-cell>
          <table:table-cell table:style-name="ce331" office:value-type="string" calcext:value-type="string">
            <text:p>VALORACIÓN REDOX</text:p>
          </table:table-cell>
          <table:table-cell table:style-name="Default"/>
          <table:table-cell table:style-name="ce108" office:value-type="string" calcext:value-type="string">
            <text:p>unidades</text:p>
          </table:table-cell>
          <table:table-cell table:style-name="ce108"/>
          <table:table-cell table:style-name="ce174" office:value-type="string" calcext:value-type="string">
            <text:p>Conc. dato</text:p>
          </table:table-cell>
          <table:table-cell table:style-name="ce174"/>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4" calcext:value-type="float">
            <text:p>4</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765" calcext:value-type="float">
            <text:p>0,765</text:p>
          </table:table-cell>
          <table:table-cell table:style-name="ce174"/>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88" office:value-type="string" calcext:value-type="string">
            <text:p>% Nivel de Confianza</text:p>
          </table:table-cell>
          <table:table-cell table:style-name="ce63"/>
          <table:table-cell table:style-name="ce174"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u pegue o enunciado no espazo de abaixo</text:span></text:p>
            </office:annotation>
            <text:p>Problema</text:p>
          </table:table-cell>
          <table:table-cell table:number-columns-repeated="2"/>
          <table:table-cell table:style-name="ce398"/>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table-cell table:style-name="ce10" office:value-type="string" calcext:value-type="string">
            <text:p><text:a xlink:href="#Indice" xlink:type="simple">Índice</text:a></text:p>
          </table:table-cell>
          <table:table-cell table:number-columns-repeated="8"/>
          <table:table-cell table:style-name="ce108"/>
          <table:table-cell table:style-name="ce174"/>
          <table:table-cell table:style-name="Default"/>
          <table:table-cell table:style-name="ce331" office:value-type="string" calcext:value-type="string">
            <text:p>Concentración</text:p>
          </table:table-cell>
          <table:table-cell table:style-name="ce331" office:value-type="string" calcext:value-type="string">
            <text:p>densidade</text:p>
          </table:table-cell>
          <table:table-cell table:style-name="ce174"/>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74"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0.786666666666667" calcext:value-type="float">
            <text:p>0,786666666666667</text:p>
          </table:table-cell>
          <table:table-cell table:style-name="ce108" table:formula="of:=COM.MICROSOFT.MINIFS([.AH$3:.AH$7];[.AH$3:.AH$7];&quot;&gt;0&quot;;[.AH$3:.AH$7];&quot;&lt;&gt;&quot;&amp;[.AM2])" office:value-type="float" office:value="0.82" calcext:value-type="float">
            <text:p>0,82</text:p>
          </table:table-cell>
          <table:table-cell table:style-name="ce108" table:formula="of:=[.AN2]-[.AM2]" office:value-type="float" office:value="0.0333333333333332" calcext:value-type="float">
            <text:p>0,0333333333333332</text:p>
          </table:table-cell>
          <table:table-cell table:style-name="ce63" table:formula="of:=[.AO2]/[.$AO$4]" office:value-type="float" office:value="0.115207373271889" calcext:value-type="float">
            <text:p>0,115207373271889</text:p>
          </table:table-cell>
          <table:table-cell table:style-name="ce153" table:formula="of:=[.AP2]&gt;[.$AQ$1]" office:value-type="boolean" office:boolean-value="false" calcext:value-type="boolean">
            <text:p>FALSO</text:p>
          </table:table-cell>
          <table:table-cell table:style-name="ce174"/>
          <table:table-cell table:style-name="ce108"/>
          <table:table-cell table:style-name="ce368" office:value-type="string" calcext:value-type="string">
            <text:p>Número de Medidas (n)</text:p>
          </table:table-cell>
          <table:table-cell table:style-name="ce387"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74" table:number-columns-repeated="4"/>
          <table:table-cell table:style-name="ce174" office:value-type="string" calcext:value-type="string">
            <text:p>Oxidación</text:p>
          </table:table-cell>
          <table:table-cell table:style-name="ce174"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text:span text:style-name="T23">O K₂Cr₂O₇ oxida ao ioduro de potasio no medio ácido sulfúrico formándose, sulfato de potasio, sulfato de cromo (III), I₂ e auga.</text:span></text:p>
            <text:p><text:span text:style-name="T23">a) Axusta as reaccións iónica e molecular polo método do ión-electrón.</text:span></text:p>
            <text:p><text:span text:style-name="T24">b) Fanse catro valoracións cos valores que se ven na táboa e a concentración da disolución de dicromato de potasio é  de 0,200 mol/dm³, cal é a concentración da disolución de ioduro de potasio</text:span><text:span text:style-name="T23">?</text:span></text:p>
            <text:p><text:span text:style-name="T23">Rta.: a) (Cr₂O₇)²⁻ + 6 I⁻ + 14 H⁺ → 2 Cr³⁺ + 3 I₂ + 7 H₂O; </text:span></text:p>
            <text:p><text:span text:style-name="T23">K₂Cr₂O₇ + 6 KI + 7 H₂SO₄ → Cr₂(SO₄)₃ + 3 I₂ + 4 K₂SO₄ + 7 H₂O;  b) [KI] = 1,07 mol/dm³</text:span></text:p>
          </table:table-cell>
          <table:covered-table-cell table:number-columns-repeated="2" table:style-name="ce391"/>
          <table:covered-table-cell table:style-name="ce405"/>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ce399"/>
          <table:table-cell table:style-name="ce397"/>
          <table:table-cell table:style-name="ce10" office:value-type="string" calcext:value-type="string">
            <text:p><text:a xlink:href="#NotasAyuda" xlink:type="simple">Axuda</text:a></text:p>
          </table:table-cell>
          <table:table-cell table:style-name="ce397" table:number-columns-repeated="8"/>
          <table:table-cell table:style-name="ce174" table:formula="of:=[.A22]" office:value-type="string" office:string-value="Instrucións " calcext:value-type="string">
            <text:p>Instrucións </text:p>
          </table:table-cell>
          <table:table-cell table:style-name="ce108"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74" table:formula="of:=AVALOR([.G4])" office:value-type="float" office:value="0.2" calcext:value-type="float">
            <text:p>0,2</text:p>
          </table:table-cell>
          <table:table-cell table:style-name="ce174" office:value-type="float" office:value="1" calcext:value-type="float">
            <text:p>1</text:p>
          </table:table-cell>
          <table:table-cell table:style-name="ce174" table:formula="of:=AVALOR(TRIM([.G8]))" office:value-type="float" office:value="8.2" calcext:value-type="float">
            <text:p>8,2</text:p>
          </table:table-cell>
          <table:table-cell table:style-name="ce228" table:formula="of:=AVALOR(TRIM([.I8]))" office:value-type="float" office:value="10" calcext:value-type="float">
            <text:p>10</text:p>
          </table:table-cell>
          <table:table-cell table:style-name="ce174" table:formula="of:=IF([.AF3]&lt;&gt;0;[.AF3]/[.AG3];0)" office:value-type="float" office:value="0.82" calcext:value-type="float">
            <text:p>0,82</text:p>
          </table:table-cell>
          <table:table-cell table:style-name="Default" table:formula="of:=IF([.AH3]&lt;&gt;0;[.AH3]-[.$AJ$8];0)" office:value-type="float" office:value="-0.0719166666666667" calcext:value-type="float">
            <text:p>-0,0719166666666667</text:p>
          </table:table-cell>
          <table:table-cell table:style-name="ce228" table:formula="of:=IF(OR(AND([.AH3]=[.$AM$2];[.$AQ$2]);AND([.AH3]=[.$AM$3];[.$AQ$3]));0;[.$AH3])" office:value-type="float" office:value="0.82" calcext:value-type="float">
            <text:p>0,82</text:p>
          </table:table-cell>
          <table:table-cell table:style-name="Default" office:value-type="string" calcext:value-type="string">
            <text:p>K<text:span text:style-name="T6">ₐ</text:span></text:p>
          </table:table-cell>
          <table:table-cell table:style-name="ce108" office:value-type="string" calcext:value-type="string">
            <text:p>máx</text:p>
          </table:table-cell>
          <table:table-cell table:style-name="ce63" table:formula="of:=COM.MICROSOFT.MAXIFS([.AH$3:.AH$7];[.AH$3:.AH$7];&quot;&gt;0&quot;)" office:value-type="float" office:value="1.076" calcext:value-type="float">
            <text:p>1,076</text:p>
          </table:table-cell>
          <table:table-cell table:style-name="ce108" table:formula="of:=COM.MICROSOFT.MAXIFS([.AH$3:.AH$7];[.AH$3:.AH$7];&quot;&gt;0&quot;;[.AH$3:.AH$7];&quot;&lt;&gt;&quot;&amp;[.AM3])" office:value-type="float" office:value="0.885" calcext:value-type="float">
            <text:p>0,885</text:p>
          </table:table-cell>
          <table:table-cell table:style-name="ce108" table:formula="of:=[.AM3]-[.AN3]" office:value-type="float" office:value="0.191" calcext:value-type="float">
            <text:p>0,191</text:p>
          </table:table-cell>
          <table:table-cell table:style-name="ce63" table:formula="of:=[.AO3]/[.$AO$4]" office:value-type="float" office:value="0.660138248847926" calcext:value-type="float">
            <text:p>0,660138248847926</text:p>
          </table:table-cell>
          <table:table-cell table:style-name="ce153" table:formula="of:=[.AP3]&gt;[.$AQ$1]" office:value-type="boolean" office:boolean-value="false" calcext:value-type="boolean">
            <text:p>FALSO</text:p>
          </table:table-cell>
          <table:table-cell table:style-name="ce174"/>
          <table:table-cell table:style-name="ce108"/>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74" table:number-columns-repeated="4"/>
          <table:table-cell table:style-name="ce174" office:value-type="string" calcext:value-type="string">
            <text:p>Redución</text:p>
          </table:table-cell>
          <table:table-cell table:style-name="ce174" table:number-columns-repeated="4"/>
          <table:table-cell table:style-name="Default" table:number-columns-repeated="7"/>
          <table:table-cell/>
        </table:table-row>
        <table:table-row table:style-name="ro1">
          <table:covered-table-cell table:number-columns-repeated="3" table:style-name="ce391"/>
          <table:covered-table-cell table:style-name="ce405"/>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0.2" calcext:value-type="float">
            <text:p>0,2</text:p>
          </table:table-cell>
          <table:table-cell table:style-name="ce435" table:content-validation-name="val9" office:value-type="string" calcext:value-type="string">
            <text:p>mol/dm³</text:p>
          </table:table-cell>
          <table:table-cell table:style-name="ce150" table:formula="of:=IF(AND(ISBLANK([.H4]);NOT(ISBLANK([.G4])));[.AB3]&amp;REPT(&quot; &quot;;2*CELL(&quot;WIDTH&quot;));&quot;&quot;)">
            <text:p/>
          </table:table-cell>
          <table:table-cell table:number-columns-repeated="4" table:style-name="ce406" office:value-type="string" calcext:value-type="string">
            <text:p><text:s/></text:p>
          </table:table-cell>
          <table:table-cell table:style-name="ce399"/>
          <table:table-cell table:style-name="ce397"/>
          <table:table-cell table:style-name="ce462" office:value-type="string" calcext:value-type="string">
            <text:p><text:a xlink:href="#D_Redox" xlink:type="simple">Máis problemas</text:a></text:p>
          </table:table-cell>
          <table:table-cell table:style-name="ce397" table:number-columns-repeated="8"/>
          <table:table-cell table:style-name="ce174"/>
          <table:table-cell table:style-name="ce108"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74" table:formula="of:=AVALOR([.G5])" office:value-type="float" office:value="0" calcext:value-type="float">
            <text:p>0</text:p>
          </table:table-cell>
          <table:table-cell table:style-name="ce174" office:value-type="float" office:value="2" calcext:value-type="float">
            <text:p>2</text:p>
          </table:table-cell>
          <table:table-cell table:style-name="ce174" table:formula="of:=AVALOR(TRIM([.G9]))" office:value-type="float" office:value="11.8" calcext:value-type="float">
            <text:p>11,8</text:p>
          </table:table-cell>
          <table:table-cell table:style-name="ce228" table:formula="of:=AVALOR(TRIM([.I9]))" office:value-type="float" office:value="15" calcext:value-type="float">
            <text:p>15</text:p>
          </table:table-cell>
          <table:table-cell table:style-name="ce174" table:formula="of:=IF([.AF4]&lt;&gt;0;[.AF4]/[.AG4];0)" office:value-type="float" office:value="0.786666666666667" calcext:value-type="float">
            <text:p>0,786666666666667</text:p>
          </table:table-cell>
          <table:table-cell table:style-name="Default" table:formula="of:=IF([.AH4]&lt;&gt;0;[.AH4]-[.$AJ$8];0)" office:value-type="float" office:value="-0.10525" calcext:value-type="float">
            <text:p>-0,10525</text:p>
          </table:table-cell>
          <table:table-cell table:style-name="ce228" table:formula="of:=IF(OR(AND([.AH4]=[.$AM$2];[.$AQ$2]);AND([.AH4]=[.$AM$3];[.$AQ$3]));0;[.$AH4])" office:value-type="float" office:value="0.786666666666667" calcext:value-type="float">
            <text:p>0,786666666666667</text:p>
          </table:table-cell>
          <table:table-cell table:style-name="Default" office:value-type="string" calcext:value-type="string">
            <text:p>K<text:span text:style-name="T14"></text:span></text:p>
          </table:table-cell>
          <table:table-cell table:style-name="ce108" table:number-columns-repeated="2"/>
          <table:table-cell table:style-name="Default" office:value-type="string" calcext:value-type="string">
            <text:p>máx – mín</text:p>
          </table:table-cell>
          <table:table-cell table:style-name="ce63" table:formula="of:=[.AM3]-[.AM2]" office:value-type="float" office:value="0.289333333333333" calcext:value-type="float">
            <text:p>0,289333333333333</text:p>
          </table:table-cell>
          <table:table-cell table:style-name="ce63" table:number-columns-repeated="2"/>
          <table:table-cell table:style-name="ce174"/>
          <table:table-cell table:style-name="ce108"/>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74" table:number-columns-repeated="9"/>
          <table:table-cell table:style-name="Default" table:number-columns-repeated="7"/>
          <table:table-cell/>
        </table:table-row>
        <table:table-row table:style-name="ro1">
          <table:covered-table-cell table:number-columns-repeated="3" table:style-name="ce391"/>
          <table:covered-table-cell table:style-name="ce405"/>
          <table:table-cell table:style-name="ce406" office:value-type="string" calcext:value-type="string">
            <text:p><text:s/></text:p>
          </table:table-cell>
          <table:table-cell table:style-name="ce150" table:formula="of:=IF([.AB6]=2;PROPER([.AC2])&amp;&quot;: &quot;;&quot;&quot;)">
            <text:p/>
          </table:table-cell>
          <table:table-cell table:style-name="ce563"/>
          <table:table-cell table:style-name="ce435" table:content-validation-name="val10"/>
          <table:table-cell table:style-name="ce318" table:formula="of:=IF([.AB6]=2;&quot;&quot;;IF(AND(ISBLANK([.G5]);ISBLANK([.H5]));&quot;&quot;;&quot;←?&quot;))">
            <text:p/>
          </table:table-cell>
          <table:table-cell table:number-columns-repeated="4" table:style-name="ce406" office:value-type="string" calcext:value-type="string">
            <text:p><text:s/></text:p>
          </table:table-cell>
          <table:table-cell table:style-name="ce397" table:number-columns-repeated="2"/>
          <table:table-cell table:style-name="Default"/>
          <table:table-cell table:style-name="ce397" table:number-columns-repeated="9"/>
          <table:table-cell table:style-name="ce174"/>
          <table:table-cell table:style-name="Default"/>
          <table:table-cell table:style-name="ce174" office:value-type="string" calcext:value-type="string">
            <text:p>g/dm³</text:p>
          </table:table-cell>
          <table:table-cell table:style-name="Default"/>
          <table:table-cell table:style-name="ce506" office:value-type="string" calcext:value-type="string">
            <text:p>K</text:p>
          </table:table-cell>
          <table:table-cell table:style-name="ce174" office:value-type="float" office:value="3" calcext:value-type="float">
            <text:p>3</text:p>
          </table:table-cell>
          <table:table-cell table:style-name="ce174" table:formula="of:=AVALOR(TRIM([.G10]))" office:value-type="float" office:value="17.7" calcext:value-type="float">
            <text:p>17,7</text:p>
          </table:table-cell>
          <table:table-cell table:style-name="ce228" table:formula="of:=AVALOR(TRIM([.I10]))" office:value-type="float" office:value="20" calcext:value-type="float">
            <text:p>20</text:p>
          </table:table-cell>
          <table:table-cell table:style-name="ce174" table:formula="of:=IF([.AF5]&lt;&gt;0;[.AF5]/[.AG5];0)" office:value-type="float" office:value="0.885" calcext:value-type="float">
            <text:p>0,885</text:p>
          </table:table-cell>
          <table:table-cell table:style-name="Default" table:formula="of:=IF([.AH5]&lt;&gt;0;[.AH5]-[.$AJ$8];0)" office:value-type="float" office:value="-0.00691666666666668" calcext:value-type="float">
            <text:p>-0,00691666666666668</text:p>
          </table:table-cell>
          <table:table-cell table:style-name="ce228" table:formula="of:=IF(OR(AND([.AH5]=[.$AM$2];[.$AQ$2]);AND([.AH5]=[.$AM$3];[.$AQ$3]));0;[.$AH5])" office:value-type="float" office:value="0.885" calcext:value-type="float">
            <text:p>0,885</text:p>
          </table:table-cell>
          <table:table-cell table:style-name="Default"/>
          <table:table-cell table:style-name="ce108"/>
          <table:table-cell table:style-name="Default" table:number-columns-repeated="2"/>
          <table:table-cell table:style-name="ce63" table:number-columns-repeated="3"/>
          <table:table-cell table:style-name="ce174"/>
          <table:table-cell table:style-name="ce108"/>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74" table:number-columns-repeated="9"/>
          <table:table-cell table:style-name="Default" table:number-columns-repeated="7"/>
          <table:table-cell/>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style-name="ce397" table:number-columns-repeated="2"/>
          <table:table-cell table:style-name="ce397">
            <draw:control draw:z-index="1" draw:style-name="gr2" draw:text-style-name="P1" svg:width="2.7cm" svg:height="0.45cm" svg:x="0cm" svg:y="0cm" draw:control="control5"/>
          </table:table-cell>
          <table:table-cell table:style-name="ce397" table:number-columns-repeated="8"/>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Default"/>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74" table:formula="of:=AVALOR([.J4])" office:value-type="float" office:value="0" calcext:value-type="float">
            <text:p>0</text:p>
          </table:table-cell>
          <table:table-cell table:style-name="ce174" office:value-type="float" office:value="4" calcext:value-type="float">
            <text:p>4</text:p>
          </table:table-cell>
          <table:table-cell table:style-name="ce174" table:formula="of:=AVALOR(TRIM([.G11]))" office:value-type="float" office:value="26.9" calcext:value-type="float">
            <text:p>26,9</text:p>
          </table:table-cell>
          <table:table-cell table:style-name="ce228" table:formula="of:=AVALOR(TRIM([.I11]))" office:value-type="float" office:value="25" calcext:value-type="float">
            <text:p>25</text:p>
          </table:table-cell>
          <table:table-cell table:style-name="ce174" table:formula="of:=IF([.AF6]&lt;&gt;0;[.AF6]/[.AG6];0)" office:value-type="float" office:value="1.076" calcext:value-type="float">
            <text:p>1,076</text:p>
          </table:table-cell>
          <table:table-cell table:style-name="Default" table:formula="of:=IF([.AH6]&lt;&gt;0;[.AH6]-[.$AJ$8];0)" office:value-type="float" office:value="0.184083333333333" calcext:value-type="float">
            <text:p>0,184083333333333</text:p>
          </table:table-cell>
          <table:table-cell table:style-name="ce228" table:formula="of:=IF(OR(AND([.AH6]=[.$AM$2];[.$AQ$2]);AND([.AH6]=[.$AM$3];[.$AQ$3]));0;[.$AH6])" office:value-type="float" office:value="1.076" calcext:value-type="float">
            <text:p>1,076</text:p>
          </table:table-cell>
          <table:table-cell table:style-name="Default"/>
          <table:table-cell table:style-name="ce108" table:number-columns-repeated="4"/>
          <table:table-cell table:style-name="ce63" table:number-columns-repeated="2"/>
          <table:table-cell table:style-name="ce174" table:number-columns-repeated="15"/>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397" table:number-columns-repeated="11"/>
          <table:table-cell table:style-name="ce174" office:value-type="string" calcext:value-type="string">
            <text:p>Umbral</text:p>
          </table:table-cell>
          <table:table-cell table:style-name="ce108"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74" table:formula="of:=IF(ISBLANK([.L16]);1;MATCH([.$L$16];[.$AU$2:.$AW$2];0))" office:value-type="float" office:value="1" calcext:value-type="float">
            <text:p>1</text:p>
          </table:table-cell>
          <table:table-cell table:style-name="ce174"/>
          <table:table-cell table:style-name="ce174" office:value-type="float" office:value="5" calcext:value-type="float">
            <text:p>5</text:p>
          </table:table-cell>
          <table:table-cell table:style-name="ce174"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74"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style-name="ce63" table:number-columns-repeated="2"/>
          <table:table-cell table:style-name="ce174" table:number-columns-repeated="15"/>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ce397" table:number-columns-repeated="2"/>
          <table:table-cell table:style-name="ce397">
            <draw:control draw:z-index="2" draw:name="Control 1" draw:style-name="gr1" draw:text-style-name="P1" svg:width="2.7cm" svg:height="0.449cm" svg:x="0cm" svg:y="0cm" draw:control="control6"/>
          </table:table-cell>
          <table:table-cell table:style-name="ce397" table:number-columns-repeated="8"/>
          <table:table-cell table:style-name="ce463" office:value-type="string" calcext:value-type="string">
            <text:p>Notación ×10ⁿ</text:p>
          </table:table-cell>
          <table:table-cell table:style-name="ce108" table:formula="of:=[$Introd.$AA8]" office:value-type="string" office:string-value="1" calcext:value-type="string">
            <text:p>1</text:p>
          </table:table-cell>
          <table:table-cell table:style-name="Default"/>
          <table:table-cell table:style-name="ce174" table:number-columns-repeated="5"/>
          <table:table-cell table:style-name="ce174" office:value-type="string" calcext:value-type="string">
            <text:p>media</text:p>
          </table:table-cell>
          <table:table-cell table:style-name="ce174" table:formula="of:=AVERAGEIF([.AH$3:.AH$7];&quot;&lt;&gt;0&quot;)" office:value-type="float" office:value="0.891916666666667" calcext:value-type="float">
            <text:p>0,891916666666667</text:p>
          </table:table-cell>
          <table:table-cell table:style-name="ce174"/>
          <table:table-cell table:style-name="ce174" table:formula="of:=AVERAGEIF([.AJ$3:.AJ$7];&quot;&lt;&gt;0&quot;)" office:value-type="float" office:value="0.891916666666667" calcext:value-type="float">
            <text:p>0,891916666666667</text:p>
          </table:table-cell>
          <table:table-cell table:style-name="ce108" table:formula="of:=[.J26]&amp;&quot;/&quot;&amp;[.J27]" office:value-type="string" office:string-value="cm³ D K₂Cr₂O₇/cm³ D KI" calcext:value-type="string">
            <text:p>cm³ D K₂Cr₂O₇/cm³ D KI</text:p>
          </table:table-cell>
          <table:table-cell table:style-name="ce174" table:number-columns-repeated="21"/>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83" table:formula="of:=IF(AND(ISBLANK([.G9]);ISBLANK([.H9]));&quot;&quot;;[.F8]+1)"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ce397" table:number-columns-repeated="13"/>
          <table:table-cell table:style-name="ce174" table:number-columns-repeated="6"/>
          <table:table-cell table:style-name="ce174" office:value-type="string" calcext:value-type="string">
            <text:p>desv. típica</text:p>
          </table:table-cell>
          <table:table-cell table:style-name="ce174" table:formula="of:=IF([.AH7]&lt;&gt;0;STDEV([.AH$3:.AH$7]);IF([.AH6]&lt;&gt;0;STDEV([.AH$3:.AH$6]);IF([.AH5]&lt;&gt;0;STDEV([.AH$3:.AH$5]);0)))" office:value-type="float" office:value="0.129336877099216" calcext:value-type="float">
            <text:p>0,129336877099216</text:p>
          </table:table-cell>
          <table:table-cell table:style-name="ce108" office:value-type="float" office:value="1.2" calcext:value-type="float">
            <text:p>1,2</text:p>
          </table:table-cell>
          <table:table-cell table:style-name="ce108" table:formula="of:=[.AH9]*[.AI9]" office:value-type="float" office:value="0.155204252519059" calcext:value-type="float">
            <text:p>0,155204252519059</text:p>
          </table:table-cell>
          <table:table-cell table:style-name="ce108"/>
          <table:table-cell table:style-name="ce174" table:number-columns-repeated="21"/>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83" table:formula="of:=IF(AND(ISBLANK([.G10]);ISBLANK([.H10]));&quot;&quot;;[.F9]+1)"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ce397" table:number-columns-repeated="11"/>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174" table:number-columns-repeated="32"/>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83" table:formula="of:=IF(AND(ISBLANK([.G11]);ISBLANK([.H11]));&quot;&quot;;[.F10]+1)"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ce397" table:number-columns-repeated="13"/>
          <table:table-cell table:style-name="ce174"/>
          <table:table-cell table:style-name="ce466" office:value-type="string" calcext:value-type="string">
            <text:p>CASOS</text:p>
          </table:table-cell>
          <table:table-cell table:style-name="ce174"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baleiros</text:p>
          </table:table-cell>
          <table:table-cell table:style-name="ce494" office:value-type="string" calcext:value-type="string">
            <text:p>unidade resultado</text:p>
          </table:table-cell>
          <table:table-cell table:style-name="ce174" table:number-columns-repeated="2"/>
          <table:table-cell table:style-name="Default" table:number-columns-repeated="7"/>
          <table:table-cell/>
        </table:table-row>
        <table:table-row table:style-name="ro1">
          <table:covered-table-cell table:number-columns-repeated="3" table:style-name="ce391"/>
          <table:covered-table-cell table:style-name="ce40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397" table:number-columns-repeated="12"/>
          <table:table-cell table:style-name="ce174"/>
          <table:table-cell table:style-name="ce331" office:value-type="string" calcext:value-type="string">
            <text:p>É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e catión no mesmo composto</text:p>
          </table:table-cell>
          <table:table-cell table:style-name="ce174" table:number-columns-repeated="5"/>
          <table:table-cell table:style-name="ce587" table:formula="of:=(SUM([.AK35:.AK38])=SUM([.AK39:.AK42]))" office:value-type="boolean" office:boolean-value="false" calcext:value-type="boolean">
            <text:p>FALSO</text:p>
          </table:table-cell>
          <table:table-cell table:style-name="ce174" table:number-columns-repeated="3"/>
          <table:table-cell table:style-name="ce331" office:value-type="string" calcext:value-type="string">
            <text:p>mol/dm³</text:p>
          </table:table-cell>
          <table:table-cell table:style-name="ce331" table:formula="of:=IF([.$AN$15]=3;[.AP12];&quot;&quot;)">
            <text:p/>
          </table:table-cell>
          <table:table-cell table:style-name="ce331" office:value-type="string" calcext:value-type="string">
            <text:p>g/cm³</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74"/>
          <table:table-cell table:style-name="ce609" table:formula="of:=PROPER([.$AU$4])" office:value-type="string" office:string-value="0,765" calcext:value-type="string">
            <text:p>0,765</text:p>
          </table:table-cell>
          <table:table-cell table:style-name="ce174"/>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391"/>
          <table:covered-table-cell table:style-name="ce405"/>
          <table:table-cell table:number-columns-repeated="2" table:style-name="ce406" office:value-type="string" calcext:value-type="string">
            <text:p><text:s/></text:p>
          </table:table-cell>
          <table:table-cell table:style-name="ce425" table:formula="of:=IF(ISERROR([.AD17]);&quot;?&quot;;&quot;&quot;)">
            <text:p/>
          </table:table-cell>
          <table:table-cell table:style-name="ce425" table:formula="of:=IF(ISERROR([.AE17]);&quot;?&quot;;&quot;&quot;)">
            <text:p/>
          </table:table-cell>
          <table:table-cell table:style-name="ce406"/>
          <table:table-cell table:style-name="ce406" table:formula="of:=IF(AND(NOT(ISBLANK([.J14]));LIMPIALATEX([.J14])&lt;&gt;&quot;H2O&quot;);&quot;¡H₂O!&quot;;&quot;&quot;)">
            <text:p/>
          </table:table-cell>
          <table:table-cell table:number-columns-repeated="3" table:style-name="ce406" office:value-type="string" calcext:value-type="string">
            <text:p><text:s/></text:p>
          </table:table-cell>
          <table:table-cell table:style-name="ce397"/>
          <table:table-cell table:style-name="Default" table:number-columns-repeated="4"/>
          <table:table-cell table:style-name="ce397" table:number-columns-repeated="8"/>
          <table:table-cell table:style-name="ce174"/>
          <table:table-cell table:style-name="ce174" office:value-type="string" calcext:value-type="string">
            <text:p>Baleiro?</text:p>
          </table:table-cell>
          <table:table-cell table:style-name="ce402" table:formula="of:=OR(ISBLANK([.F3]);ISBLANK([.G3]);ISBLANK([.G14]);ISBLANK([.H14]))" office:value-type="boolean" office:boolean-value="false" calcext:value-type="boolean">
            <text:p>FALSO</text:p>
          </table:table-cell>
          <table:table-cell table:style-name="ce174" table:number-columns-repeated="10"/>
          <table:table-cell table:style-name="ce331" office:value-type="string" calcext:value-type="string">
            <text:p>g/dm³</text:p>
          </table:table-cell>
          <table:table-cell table:style-name="ce331" table:formula="of:=IF([.$AN$15]=3;[.AP13];&quot;&quot;)">
            <text:p/>
          </table:table-cell>
          <table:table-cell table:style-name="ce331" office:value-type="string" calcext:value-type="string">
            <text:p>kg/m³</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74"/>
          <table:table-cell table:style-name="ce587" office:value-type="string" calcext:value-type="string">
            <text:p>Obt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391"/>
          <table:covered-table-cell table:style-name="ce405"/>
          <table:table-cell table:style-name="ce299"/>
          <table:table-cell table:style-name="ce406" office:value-type="string" calcext:value-type="string">
            <text:p>Produ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ce397"/>
          <table:table-cell table:style-name="ce573"/>
          <table:table-cell table:style-name="ce397" table:number-columns-repeated="11"/>
          <table:table-cell table:style-name="ce174" table:number-columns-repeated="2"/>
          <table:table-cell table:style-name="ce402" table:formula="of:=IF(ISERROR([.AT62]);1;NOT([.AT62]))" office:value-type="boolean" office:boolean-value="false" calcext:value-type="boolean">
            <text:p>FALSO</text:p>
          </table:table-cell>
          <table:table-cell table:style-name="ce174" office:value-type="string" calcext:value-type="string">
            <text:p>non se conseguiu axustar a reacción completa</text:p>
          </table:table-cell>
          <table:table-cell table:style-name="ce174"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391"/>
          <table:covered-table-cell table:style-name="ce405"/>
          <table:table-cell table:style-name="ce299" table:number-columns-repeated="9"/>
          <table:table-cell table:style-name="Default"/>
          <table:table-cell table:style-name="ce537"/>
          <table:table-cell table:style-name="ce397"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74" table:number-columns-repeated="10"/>
          <table:table-cell table:style-name="ce331" table:formula="of:=IF(ISBLANK([.$H$4]);0;MATCH([.$H$4];[.AN12:.AN17];0))" office:value-type="float" office:value="1" calcext:value-type="float">
            <text:p>1</text:p>
          </table:table-cell>
          <table:table-cell table:style-name="ce331" table:formula="of:=MATCH([.H5];[.AO12:.AO13];0)" office:value-type="float" office:value="1" calcext:value-type="float">
            <text:p>1</text:p>
          </table:table-cell>
          <table:table-cell table:style-name="ce174" table:number-columns-repeated="3"/>
          <table:table-cell table:style-name="Default" table:number-columns-repeated="2"/>
          <table:table-cell table:style-name="ce174" table:number-columns-repeated="9"/>
          <table:table-cell table:style-name="ce331" office:value-type="string" calcext:value-type="string">
            <text:p>mol/dm³</text:p>
          </table:table-cell>
          <table:table-cell table:style-name="Default"/>
          <table:table-cell table:style-name="ce174"/>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397" table:number-columns-repeated="10"/>
          <table:table-cell table:style-name="ce577"/>
          <table:table-cell table:style-name="ce399"/>
          <table:table-cell table:style-name="ce174"/>
          <table:table-cell table:style-name="ce174" office:value-type="string" calcext:value-type="string">
            <text:p>Produtos</text:p>
          </table:table-cell>
          <table:table-cell table:style-name="ce252" office:value-type="string" calcext:value-type="string">
            <text:p>1º</text:p>
          </table:table-cell>
          <table:table-cell table:style-name="ce252" office:value-type="string" calcext:value-type="string">
            <text:p>2º</text:p>
          </table:table-cell>
          <table:table-cell table:style-name="ce174" table:number-columns-repeated="13"/>
          <table:table-cell table:style-name="Default" table:number-columns-repeated="2"/>
          <table:table-cell table:style-name="ce174" table:number-columns-repeated="9"/>
          <table:table-cell table:style-name="ce331" office:value-type="string" calcext:value-type="string">
            <text:p>g</text:p>
          </table:table-cell>
          <table:table-cell table:style-name="ce174"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9"/>
          <table:table-cell table:number-columns-repeated="2"/>
          <table:table-cell table:style-name="ce397" table:number-columns-repeated="11"/>
          <table:table-cell table:style-name="ce399"/>
          <table:table-cell table:style-name="Default"/>
          <table:table-cell table:style-name="ce246" office:value-type="string" calcext:value-type="string">
            <text:p>Cambia de contorna?</text:p>
          </table:table-cell>
          <table:table-cell table:style-name="ce174" table:formula="of:=FIND(TRIM(INDEX([.AB35:.AB42];[.AF17]));[.G14])" office:value-type="float" office:value="1" calcext:value-type="float">
            <text:p>1</text:p>
          </table:table-cell>
          <table:table-cell table:style-name="ce174" table:formula="of:=FIND(TRIM(INDEX([.AB35:.AB42];[.AG17]));[.H14])" office:value-type="float" office:value="1" calcext:value-type="float">
            <text:p>1</text:p>
          </table:table-cell>
          <table:table-cell table:style-name="ce174" table:formula="of:=MATCH(TRUE();[.AF35:.AF42];0)" office:value-type="float" office:value="3" calcext:value-type="float">
            <text:p>3</text:p>
          </table:table-cell>
          <table:table-cell table:style-name="ce174" table:formula="of:=MATCH(TRUE();[.AG35:.AG42];0)" office:value-type="float" office:value="7" calcext:value-type="float">
            <text:p>7</text:p>
          </table:table-cell>
          <table:table-cell table:style-name="Default" table:number-columns-repeated="2"/>
          <table:table-cell table:style-name="ce174" table:number-columns-repeated="3"/>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K₂Cr₂O₇" calcext:value-type="string">
            <text:p>K₂Cr₂O₇</text:p>
          </table:table-cell>
          <table:table-cell table:style-name="ce331" table:formula="of:=[.H26]" office:value-type="string" office:string-value="KI" calcext:value-type="string">
            <text:p>KI</text:p>
          </table:table-cell>
          <table:table-cell table:style-name="ce174"/>
          <table:table-cell table:style-name="Default" table:number-columns-repeated="2"/>
          <table:table-cell table:style-name="ce174" table:number-columns-repeated="7"/>
          <table:table-cell table:style-name="ce331" office:value-type="string" calcext:value-type="string">
            <text:p><text:s/></text:p>
          </table:table-cell>
          <table:table-cell table:style-name="ce331" table:number-columns-repeated="2"/>
          <table:table-cell table:style-name="ce174"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413"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13"/>
          <table:table-cell table:style-name="ce413"/>
          <table:table-cell table:number-columns-repeated="2"/>
          <table:table-cell table:style-name="ce397" table:number-columns-repeated="11"/>
          <table:table-cell table:style-name="ce399"/>
          <table:table-cell table:style-name="ce174" table:number-columns-repeated="11"/>
          <table:table-cell table:style-name="ce174" office:value-type="string" calcext:value-type="string">
            <text:p>Suprimir</text:p>
          </table:table-cell>
          <table:table-cell table:style-name="ce331"/>
          <table:table-cell table:style-name="ce331" office:value-type="string" calcext:value-type="string">
            <text:p>Mmol</text:p>
          </table:table-cell>
          <table:table-cell table:style-name="ce331" table:formula="of:=MASAMOL([.G3])" office:value-type="float" office:value="294.181" calcext:value-type="float">
            <text:p>294,181</text:p>
          </table:table-cell>
          <table:table-cell table:style-name="ce331" table:formula="of:=MASAMOL([.I3])" office:value-type="float" office:value="165.998" calcext:value-type="float">
            <text:p>165,998</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ce413" office:value-type="string" calcext:value-type="string">
            <text:p><text:s/></text:p>
          </table:table-cell>
          <table:table-cell table:style-name="ce413" office:value-type="string" calcext:value-type="string">
            <text:p>Axuste ión-electrón</text:p>
          </table:table-cell>
          <table:table-cell table:style-name="ce413"/>
          <table:table-cell table:style-name="ce413" office:value-type="string" calcext:value-type="string">
            <text:p><text:s/></text:p>
          </table:table-cell>
          <table:table-cell table:style-name="ce413"/>
          <table:table-cell table:number-columns-repeated="4" table:style-name="ce413" office:value-type="string" calcext:value-type="string">
            <text:p><text:s/></text:p>
          </table:table-cell>
          <table:table-cell table:number-columns-repeated="2"/>
          <table:table-cell table:style-name="ce397" table:number-columns-repeated="11"/>
          <table:table-cell table:style-name="ce399"/>
          <table:table-cell table:style-name="ce174" table:number-columns-repeated="11"/>
          <table:table-cell table:style-name="ce174" office:value-type="string" calcext:value-type="string">
            <text:p>Unidades </text:p>
          </table:table-cell>
          <table:table-cell table:style-name="ce331"/>
          <table:table-cell table:style-name="ce331" office:value-type="string" calcext:value-type="string">
            <text:p>[mol/L]</text:p>
          </table:table-cell>
          <table:table-cell table:style-name="ce174" table:formula="of:=CHOOSE([.$AB$6];[.AD3];[.AD3]*10*[.AD4]*(IF([.AC6]=1;1;0.001)/[.AP18]);[.AD3]/[.AP18])" office:value-type="float" office:value="0.2" calcext:value-type="float">
            <text:p>0,2</text:p>
          </table:table-cell>
          <table:table-cell table:style-name="ce174" table:formula="of:=[.AQ20]" office:value-type="float" office:value="1.0703" calcext:value-type="float">
            <text:p>1,0703</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ce413" office:value-type="string" calcext:value-type="string">
            <text:p><text:s/></text:p>
          </table:table-cell>
          <table:table-cell table:style-name="ce413" table:formula="of:=IF([.AB44]&gt;1;[.AB44]&amp;&quot; &quot;;&quot;&quot;)&amp;FORMULAQUIM([.AD44])" office:value-type="string" office:string-value="(Cr₂O₇)²⁻" calcext:value-type="string">
            <text:p>(Cr₂O₇)²⁻</text:p>
          </table:table-cell>
          <table:table-cell table:style-name="ce413" table:formula="of:=IF(LEN([.AF44])&gt;0;&quot;+ &quot;;&quot;&quot;)&amp;IF([.AE44]&gt;1;[.AE44]&amp;&quot; &quot;;&quot;&quot;)&amp;FORMULAQUIM([.AF44])" office:value-type="string" office:string-value="+ 14 H⁺" calcext:value-type="string">
            <text:p>+ 14 H⁺</text:p>
          </table:table-cell>
          <table:table-cell table:style-name="ce413" table:formula="of:=IF([.AG44]&gt;0;&quot;+ &quot;;&quot;- &quot;)&amp;IF(ABS([.AG44])&gt;1;ABS([.AG44])&amp;&quot; &quot;;&quot;&quot;)&amp;FORMULAQUIM([.AH44])&amp;&quot; →&quot;" office:value-type="string" office:string-value="+ 6 e⁻ →" calcext:value-type="string">
            <text:p>+ 6 e⁻ →</text:p>
          </table:table-cell>
          <table:table-cell table:style-name="ce413" table:formula="of:=IF([.AI44]&gt;1;[.AI44]&amp;&quot; &quot;;&quot;&quot;)&amp;FORMULAQUIM([.AK44])" office:value-type="string" office:string-value="2 Cr³⁺" calcext:value-type="string">
            <text:p>2 Cr³⁺</text:p>
          </table:table-cell>
          <table:table-cell table:style-name="ce413" table:formula="of:=IF(LEN([.AM44])&gt;0;&quot;+ &quot;;&quot;&quot;)&amp;IF([.AL44]&gt;1;[.AL44]&amp;&quot; &quot;;&quot;&quot;)&amp;FORMULAQUIM([.AM44])" office:value-type="string" office:string-value="+ 7 H₂O" calcext:value-type="string">
            <text:p>+ 7 H₂O</text:p>
          </table:table-cell>
          <table:table-cell table:style-name="ce413" table:formula="of:=[.BB2]" office:value-type="string" office:string-value="Oxidación" calcext:value-type="string">
            <text:p>Oxidación</text:p>
          </table:table-cell>
          <table:table-cell table:style-name="ce509" table:formula="of:=IF([.$AC$13];&quot;&quot;;&quot;×&quot;&amp;[.$AG$43]/ABS([.AG44]))" office:value-type="string" office:string-value="×1" calcext:value-type="string">
            <text:p>×1</text:p>
          </table:table-cell>
          <table:table-cell table:style-name="ce413"/>
          <table:table-cell table:number-columns-repeated="13"/>
          <table:table-cell table:style-name="ce174"/>
          <table:table-cell table:style-name="ce467" office:value-type="string" calcext:value-type="string">
            <text:p>CÁLCULOS</text:p>
          </table:table-cell>
          <table:table-cell table:style-name="ce174" table:number-columns-repeated="11"/>
          <table:table-cell table:style-name="Default"/>
          <table:table-cell table:style-name="Default" office:value-type="string" calcext:value-type="string">
            <text:p>n</text:p>
          </table:table-cell>
          <table:table-cell table:style-name="ce174" table:formula="of:=IF(ISBLANK([.G4]);[.AJ8]/[.AP18];[.AP19]*[.AJ8]*1)" office:value-type="float" office:value="0.178383333333333" calcext:value-type="float">
            <text:p>0,178383333333333</text:p>
          </table:table-cell>
          <table:table-cell table:style-name="ce174" table:formula="of:=[.AP20]*[.AE62]/[.AC62]" office:value-type="float" office:value="1.0703" calcext:value-type="float">
            <text:p>1,0703</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13" office:value-type="string" calcext:value-type="string">
            <text:p><text:s/></text:p>
          </table:table-cell>
          <table:table-cell table:style-name="ce426" table:formula="of:=IF([.AB45]&gt;1;[.AB45]&amp;&quot; &quot;;&quot;&quot;)&amp;FORMULAQUIM([.AD45])" office:value-type="string" office:string-value="2 I⁻" calcext:value-type="string">
            <text:p>2 I⁻</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I₂" calcext:value-type="string">
            <text:p>I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3" calcext:value-type="string">
            <text:p>×3</text:p>
          </table:table-cell>
          <table:table-cell table:style-name="ce413"/>
          <table:table-cell table:number-columns-repeated="13"/>
          <table:table-cell table:style-name="ce174"/>
          <table:table-cell table:style-name="ce467"/>
          <table:table-cell table:style-name="ce590" table:formula="of:=LIMPIALATEX(DESUPSUB([.G3]))" office:value-type="string" office:string-value="K2Cr2O7" calcext:value-type="string">
            <text:p>K2Cr2O7</text:p>
          </table:table-cell>
          <table:table-cell table:style-name="ce590" table:formula="of:=IF(ISBLANK([.I3]);&quot;&quot;;LIMPIALATEX(DESUPSUB([.I3])))" office:value-type="string" office:string-value="KI" calcext:value-type="string">
            <text:p>KI</text:p>
          </table:table-cell>
          <table:table-cell table:style-name="ce590" table:formula="of:=LIMPIALATEX(DESUPSUB([.K3]))" office:value-type="string" office:string-value="H2SO4" calcext:value-type="string">
            <text:p>H2SO4</text:p>
          </table:table-cell>
          <table:table-cell table:style-name="ce590" table:formula="of:=LIMPIALATEX(DESUPSUB([.G14]))" office:value-type="string" office:string-value="Cr2(SO4)3" calcext:value-type="string">
            <text:p>Cr2(SO4)3</text:p>
          </table:table-cell>
          <table:table-cell table:style-name="ce590" table:formula="of:=LIMPIALATEX(DESUPSUB([.H14]))" office:value-type="string" office:string-value="I2" calcext:value-type="string">
            <text:p>I2</text:p>
          </table:table-cell>
          <table:table-cell table:style-name="ce590" table:formula="of:=IF(ISBLANK([.I14]);&quot;&quot;;LIMPIALATEX(DESUPSUB([.I14])))" office:value-type="string" office:string-value="K2SO4" calcext:value-type="string">
            <text:p>K2SO4</text:p>
          </table:table-cell>
          <table:table-cell table:style-name="ce590" table:formula="of:=IF(ISBLANK([.J14]);&quot;&quot;;LIMPIALATEX(DESUPSUB([.J14])))" office:value-type="string" office:string-value="H2O" calcext:value-type="string">
            <text:p>H2O</text:p>
          </table:table-cell>
          <table:table-cell table:style-name="ce174" table:number-columns-repeated="3"/>
          <table:table-cell table:style-name="ce331" table:number-columns-repeated="15"/>
          <table:table-cell table:style-name="Default"/>
          <table:table-cell table:style-name="ce331" table:number-columns-repeated="2"/>
          <table:table-cell table:style-name="ce174"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396"/>
          <table:table-cell table:style-name="ce399"/>
          <table:table-cell table:style-name="ce413" office:value-type="string" calcext:value-type="string">
            <text:p><text:s/></text:p>
          </table:table-cell>
          <table:table-cell table:style-name="ce427" table:formula="of:=IF([.AC46]&gt;1;[.AC46]&amp;&quot; &quot;;&quot;&quot;)&amp;FORMULAQUIM([.AD46])" office:value-type="string" office:string-value="(Cr₂O₇)²⁻" calcext:value-type="string">
            <text:p>(Cr₂O₇)²⁻</text:p>
          </table:table-cell>
          <table:table-cell table:style-name="ce427" table:formula="of:=IF(LEN([.AF46])&gt;0;&quot;+ &quot;;&quot;&quot;)&amp;IF([.AE46]&gt;1;[.AE46]&amp;&quot; &quot;;&quot;&quot;)&amp;FORMULAQUIM([.AF46])" office:value-type="string" office:string-value="+ 6 I⁻" calcext:value-type="string">
            <text:p>+ 6 I⁻</text:p>
          </table:table-cell>
          <table:table-cell table:style-name="ce427" table:formula="of:=IF([.AG46]&lt;&gt;0;IF([.AG46]&gt;0;&quot;+ &quot;;&quot;- &quot;)&amp;IF(ABS([.AG46])&gt;1;ABS([.AG46]);&quot;&quot;)&amp;&quot; &quot;;&quot;&quot;)&amp;FORMULAQUIM([.AH46])&amp;&quot; →&quot;" office:value-type="string" office:string-value="+ 14 H⁺ →" calcext:value-type="string">
            <text:p>+ 14 H⁺ →</text:p>
          </table:table-cell>
          <table:table-cell table:style-name="ce427" table:formula="of:=IF([.AJ46]&gt;1;[.AJ46]&amp;&quot; &quot;;&quot;&quot;)&amp;FORMULAQUIM([.AK46])" office:value-type="string" office:string-value="2 Cr³⁺" calcext:value-type="string">
            <text:p>2 Cr³⁺</text:p>
          </table:table-cell>
          <table:table-cell table:style-name="ce427" table:formula="of:=IF(LEN([.AM46])&gt;0;&quot;+ &quot;;&quot;&quot;)&amp;IF([.AL46]&gt;1;[.AL46]&amp;&quot; &quot;;&quot;&quot;)&amp;FORMULAQUIM([.AM46])" office:value-type="string" office:string-value="+ 3 I₂" calcext:value-type="string">
            <text:p>+ 3 I₂</text:p>
          </table:table-cell>
          <table:table-cell table:style-name="ce427" table:formula="of:=IF(LEN([.AO46])&gt;0;&quot;+ &quot;;&quot;&quot;)&amp;IF([.AN46]&gt;1;[.AN46]&amp;&quot; &quot;;&quot;&quot;)&amp;FORMULAQUIM([.AO46])" office:value-type="string" office:string-value="+ 7 H₂O" calcext:value-type="string">
            <text:p>+ 7 H₂O</text:p>
          </table:table-cell>
          <table:table-cell table:style-name="ce413" table:number-columns-repeated="2"/>
          <table:table-cell table:number-columns-repeated="13"/>
          <table:table-cell table:style-name="ce174"/>
          <table:table-cell table:style-name="ce468" office:value-type="string" calcext:value-type="string">
            <text:p>Ionización reactivos e produ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81"/>
          <table:table-cell table:style-name="ce331" table:number-columns-repeated="14"/>
          <table:table-cell table:style-name="Default"/>
          <table:table-cell table:style-name="ce174" table:number-columns-repeated="4"/>
          <table:table-cell table:style-name="Default" table:number-columns-repeated="7"/>
          <table:table-cell/>
        </table:table-row>
        <table:table-row table:style-name="ro1">
          <table:table-cell table:style-name="ce401" table:formula="of:=CHOOSE([.Z4];&quot;&quot;;[$Axuda.A147];[$Axuda.A171];[.A81];[$Axuda.A161]&amp;CHAR(10)&amp;[.A101];[$Axuda.$A$165];[.$A$111])" office:value-type="string" office:string-value="Debaixo de «Reactivos» e «Produtos»:&#10;Escriba as fórmula dos reactivos e produtos, en primeiro lugar os que conteñen os elementos que cambian ou cambiaron de estado de oxidación. No caso de que se formase auga, debe aparecer en último lugar.&#10;Á dereita de «Calcular»:&#10;Escolla a magnitude que hai que calcular. Se é volume, debe indicar na cela seguinte se é de gas ou de disolución. Escolla a substancia na última cela dese grupo.&#10;Celas á dereita do todo:&#10;Se é disolución, escriba a concentración e escolla as unidades (se é en % masa, debe escribir a densidade e elixir as unidades).&#10;Se é gas, escriba a presión e a temperatura e escolla as unidades.&#10;Encima de «Rendemento»:&#10;Escriba os datos, primeiro a cantidade, e escolla á súa dereita a unidade [mol, g, cm³ ou mol/dm³] do dato. Se é «cm³» debe indicar na cela seguinte se é gas ou disolución. Escolla a substancia na última cela dese grupo.&#10;Se é disolución, escriba a concentración e escolla as unidades (se é en % masa, debe escribir a densidade e elixir as unidades).&#10;Se é gas, escriba a presión e a temperatura e escolla as unidades.&#10;Á dereita de «Rendemento»:&#10;Se ten datos do rendemento, escríbaos nesta cela. Se non, borre o contido da cela coa tecla «Supr.»" calcext:value-type="string" table:number-columns-spanned="4" table:number-rows-spanned="37">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3" table:style-name="ce396"/>
          <table:table-cell table:style-name="ce413" office:value-type="string" calcext:value-type="string">
            <text:p><text:s/></text:p>
          </table:table-cell>
          <table:table-cell table:style-name="ce413" table:formula="of:=IF(OR([.$AC$12];[.$AC$13];[.$AC$14]);&quot;&quot;;&quot;Ecuación axustada:&quot;)" office:value-type="string" office:string-value="Ecuación axustada:" calcext:value-type="string">
            <text:p>Ecuación axustada:</text:p>
          </table:table-cell>
          <table:table-cell table:style-name="ce413"/>
          <table:table-cell table:style-name="ce413" office:value-type="string" calcext:value-type="string">
            <text:p><text:s/></text:p>
          </table:table-cell>
          <table:table-cell table:style-name="ce413"/>
          <table:table-cell table:number-columns-repeated="4" table:style-name="ce413" office:value-type="string" calcext:value-type="string">
            <text:p><text:s/></text:p>
          </table:table-cell>
          <table:table-cell table:number-columns-repeated="13"/>
          <table:table-cell table:style-name="ce174"/>
          <table:table-cell table:style-name="ce468"/>
          <table:table-cell table:style-name="ce331" table:formula="of:=IF([.AC22]=0;[.AC21];IF([.AC22]&gt;0;IONSINCARGA([.AC21])&amp;&quot;F&quot;&amp;IF([.AC22]&gt;1;[.AC22];&quot;&quot;);&quot;Li&quot;&amp;IF([.AC22]&lt;-1;ABS([.AC22]);&quot;&quot;)&amp;IONSINCARGA([.AC21])))" office:value-type="string" office:string-value="K2Cr2O7" calcext:value-type="string">
            <text:p>K2Cr2O7</text:p>
          </table:table-cell>
          <table:table-cell table:style-name="ce331" table:formula="of:=IF([.AD22]=0;[.AD21];IF([.AD22]&gt;0;IONSINCARGA([.AD21])&amp;&quot;F&quot;&amp;IF([.AD22]&gt;1;[.AD22];&quot;&quot;);&quot;Li&quot;&amp;IF([.AD22]&lt;-1;ABS([.AD22]);&quot;&quot;)&amp;IONSINCARGA([.AD21])))" office:value-type="string" office:string-value="KI" calcext:value-type="string">
            <text:p>KI</text:p>
          </table:table-cell>
          <table:table-cell table:style-name="ce331" table:formula="of:=IF([.AE22]=0;IF(ISBLANK([.AE21]);&quot;&quot;;[.AE21]);IF([.AE22]&gt;0;IONSINCARGA([.AE21])&amp;&quot;F&quot;&amp;IF([.AE22]&gt;1;[.AE22];&quot;&quot;);&quot;Li&quot;&amp;IF([.AE22]&lt;-1;ABS([.AE22]);&quot;&quot;)&amp;IONSINCARGA([.AE21])))" office:value-type="string" office:string-value="H2SO4" calcext:value-type="string">
            <text:p>H2SO4</text:p>
          </table:table-cell>
          <table:table-cell table:style-name="ce331" table:formula="of:=IF([.AF22]=0;[.AF21];IF([.AF22]&gt;0;IONSINCARGA([.AF21])&amp;&quot;F&quot;&amp;IF([.AF22]&gt;1;[.AF22];&quot;&quot;);&quot;Li&quot;&amp;IF([.AF22]&lt;-1;ABS([.AF22]);&quot;&quot;)&amp;IONSINCARGA([.AF21])))" office:value-type="string" office:string-value="Cr2(SO4)3" calcext:value-type="string">
            <text:p>Cr2(SO4)3</text:p>
          </table:table-cell>
          <table:table-cell table:style-name="ce331" table:formula="of:=IF([.AG22]=0;[.AG21];IF([.AG22]&gt;0;IONSINCARGA([.AG21])&amp;&quot;F&quot;&amp;IF([.AG22]&gt;1;[.AG22];&quot;&quot;);&quot;Li&quot;&amp;IF([.AG22]&lt;-1;ABS([.AG22]);&quot;&quot;)&amp;IONSINCARGA([.AG21])))" office:value-type="string" office:string-value="I2" calcext:value-type="string">
            <text:p>I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K2SO4" calcext:value-type="string">
            <text:p>K2SO4</text:p>
          </table:table-cell>
          <table:table-cell table:style-name="ce587" table:formula="of:=IF(ISBLANK([.AI21]);IF([.AH23]=&quot;H2O&quot;;&quot;&quot;;&quot;H2O&quot;);IF([.AI22]=0;[.AI21];IF([.AI22]&gt;0;IONSINCARGA([.AI21])&amp;&quot;F&quot;&amp;IF([.AI22]&gt;1;[.AI22];&quot;&quot;);&quot;Li&quot;&amp;IF([.AI22]&lt;-1;ABS([.AI22]);&quot;&quot;)&amp;IONSINCARGA([.AI21]))))" office:value-type="string" office:string-value="H2O" calcext:value-type="string">
            <text:p>H2O</text:p>
          </table:table-cell>
          <table:table-cell table:style-name="ce331" table:number-columns-repeated="3"/>
          <table:table-cell table:style-name="ce581"/>
          <table:table-cell table:style-name="ce331" table:number-columns-repeated="14"/>
          <table:table-cell table:style-name="Default"/>
          <table:table-cell table:style-name="ce174" table:number-columns-repeated="4"/>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413" table:formula="of:=IF(OR([.$AC$12];[.$AC$13];[.$AC$14]);&quot;&quot;;[.AD64])" office:value-type="string" office:string-value="K₂Cr₂O₇ + 6 KI + 7 H₂SO₄ → Cr₂(SO₄)₃ + 3 I₂ + 4 K₂SO₄ + 7 H₂O" calcext:value-type="string">
            <text:p>K₂Cr₂O₇ + 6 KI + 7 H₂SO₄ → Cr₂(SO₄)₃ + 3 I₂ + 4 K₂SO₄ + 7 H₂O</text:p>
          </table:table-cell>
          <table:table-cell table:style-name="ce413" table:number-columns-repeated="7"/>
          <table:table-cell table:number-columns-repeated="13"/>
          <table:table-cell table:style-name="ce174"/>
          <table:table-cell table:style-name="ce468"/>
          <table:table-cell table:style-name="ce468" table:formula="of:=IONIZA([.AC23];1;0)" office:value-type="string" office:string-value="K+        (Cr2O7)2- 21+1-2" calcext:value-type="string">
            <text:p>K+ <text:s text:c="7"/>(Cr2O7)2- 21+1-2</text:p>
          </table:table-cell>
          <table:table-cell table:style-name="ce468" table:formula="of:=IONIZA([.AD23];1;0)" office:value-type="string" office:string-value="K+        I-        11+1-1" calcext:value-type="string">
            <text:p>K+ <text:s text:c="7"/>I- <text:s text:c="7"/>11+1-1</text:p>
          </table:table-cell>
          <table:table-cell table:style-name="ce468" table:formula="of:=IONIZA([.AE23];1;0)" office:value-type="string" office:string-value="H+        (SO4)2-   21+1-2" calcext:value-type="string">
            <text:p>H+ <text:s text:c="7"/>(SO4)2- <text:s text:c="2"/>21+1-2</text:p>
          </table:table-cell>
          <table:table-cell table:style-name="ce468" table:formula="of:=IONIZA([.AF23];1;0)" office:value-type="string" office:string-value="Cr3+      (SO4)2-   23+3-2" calcext:value-type="string">
            <text:p>Cr3+ <text:s text:c="5"/>(SO4)2- <text:s text:c="2"/>23+3-2</text:p>
          </table:table-cell>
          <table:table-cell table:style-name="ce468" table:formula="of:=IONIZA([.AG23];1;0)" office:value-type="string" office:string-value="I2                  20 0 0" calcext:value-type="string">
            <text:p>I2 <text:s text:c="17"/>20 0 0</text:p>
          </table:table-cell>
          <table:table-cell table:style-name="ce468" table:formula="of:=IONIZA([.AH23];1;[.AH23]=&quot;H2O&quot;)" office:value-type="string" office:string-value="K+        (SO4)2-   21+1-2" calcext:value-type="string">
            <text:p>K+ <text:s text:c="7"/>(SO4)2- <text:s text:c="2"/>21+1-2</text:p>
          </table:table-cell>
          <table:table-cell table:style-name="ce468" table:formula="of:=IONIZA([.AI23];1;[.AI23]=&quot;H2O&quot;)" office:value-type="string" office:string-value="H+        O2-       21+1-2" calcext:value-type="string">
            <text:p>H+ <text:s text:c="7"/>O2- <text:s text:c="6"/>21+1-2</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number-columns-repeated="9" table:style-name="ce413" office:value-type="string" calcext:value-type="string">
            <text:p><text:s/></text:p>
          </table:table-cell>
          <table:table-cell table:number-columns-repeated="13"/>
          <table:table-cell table:style-name="ce174"/>
          <table:table-cell table:style-name="ce468" office:value-type="string" calcext:value-type="string">
            <text:p>Catións</text:p>
          </table:table-cell>
          <table:table-cell table:style-name="ce468" table:formula="of:=TRIM(LEFT([.AC24];10))" office:value-type="string" office:string-value="K+" calcext:value-type="string">
            <text:p>K+</text:p>
          </table:table-cell>
          <table:table-cell table:style-name="ce468" table:formula="of:=TRIM(LEFT([.AD24];10))" office:value-type="string" office:string-value="K+" calcext:value-type="string">
            <text:p>K+</text:p>
          </table:table-cell>
          <table:table-cell table:style-name="ce468" table:formula="of:=TRIM(LEFT([.AE24];10))" office:value-type="string" office:string-value="H+" calcext:value-type="string">
            <text:p>H+</text:p>
          </table:table-cell>
          <table:table-cell table:style-name="ce468" table:formula="of:=TRIM(LEFT([.AF24];10))" office:value-type="string" office:string-value="Cr3+" calcext:value-type="string">
            <text:p>Cr3+</text:p>
          </table:table-cell>
          <table:table-cell table:style-name="ce468" table:formula="of:=TRIM(LEFT([.AG24];10))" office:value-type="string" office:string-value="I2" calcext:value-type="string">
            <text:p>I2</text:p>
          </table:table-cell>
          <table:table-cell table:style-name="ce468" table:formula="of:=TRIM(LEFT([.AH24];10))" office:value-type="string" office:string-value="K+" calcext:value-type="string">
            <text:p>K+</text:p>
          </table:table-cell>
          <table:table-cell table:style-name="ce468" table:formula="of:=TRIM(LEFT([.AI24];10))" office:value-type="string" office:string-value="H+" calcext:value-type="string">
            <text:p>H+</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table-cell table:style-name="ce728" table:formula="of:=FORMULAQUIM([.G3])" office:value-type="string" office:string-value="K₂Cr₂O₇" calcext:value-type="string">
            <text:p>K₂Cr₂O₇</text:p>
          </table:table-cell>
          <table:table-cell table:style-name="ce728" table:formula="of:=FORMULAQUIM([.I3])" office:value-type="string" office:string-value="KI" calcext:value-type="string">
            <text:p>KI</text:p>
          </table:table-cell>
          <table:table-cell table:style-name="ce317"/>
          <table:table-cell table:style-name="ce728" table:formula="of:=IF(ISBLANK([.$G$4]);&quot;g &quot;;&quot;cm³ D &quot;)&amp;[.G26]" office:value-type="string" office:string-value="cm³ D K₂Cr₂O₇" calcext:value-type="string">
            <text:p>cm³ D K₂Cr₂O₇</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68" office:value-type="string" calcext:value-type="string">
            <text:p>Anións</text:p>
          </table:table-cell>
          <table:table-cell table:style-name="ce468" table:formula="of:=TRIM(MID([.AC24];11;10))" office:value-type="string" office:string-value="(Cr2O7)2-" calcext:value-type="string">
            <text:p>(Cr2O7)2-</text:p>
          </table:table-cell>
          <table:table-cell table:style-name="ce468" table:formula="of:=TRIM(MID([.AD24];11;10))" office:value-type="string" office:string-value="I-" calcext:value-type="string">
            <text:p>I-</text:p>
          </table:table-cell>
          <table:table-cell table:style-name="ce468" table:formula="of:=TRIM(MID([.AE24];11;10))" office:value-type="string" office:string-value="(SO4)2-" calcext:value-type="string">
            <text:p>(SO4)2-</text:p>
          </table:table-cell>
          <table:table-cell table:style-name="ce468" table:formula="of:=TRIM(MID([.AF24];11;10))" office:value-type="string" office:string-value="(SO4)2-" calcext:value-type="string">
            <text:p>(SO4)2-</text:p>
          </table:table-cell>
          <table:table-cell table:style-name="ce468" table:formula="of:=TRIM(MID([.AG24];11;10))">
            <text:p/>
          </table:table-cell>
          <table:table-cell table:style-name="ce468" table:formula="of:=TRIM(MID([.AH24];11;10))" office:value-type="string" office:string-value="(SO4)2-" calcext:value-type="string">
            <text:p>(SO4)2-</text:p>
          </table:table-cell>
          <table:table-cell table:style-name="ce468" table:formula="of:=TRIM(MID([.AI24];11;10))" office:value-type="string" office:string-value="O2-" calcext:value-type="string">
            <text:p>O2-</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KI" calcext:value-type="string">
            <text:p>cm³ D KI</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331" office:value-type="string" calcext:value-type="string">
            <text:p>SubCat</text:p>
          </table:table-cell>
          <table:table-cell table:style-name="ce331" table:formula="of:=IF(LEN([.AC26]);VALUE(MID([.AC24];21;1));1)" office:value-type="float" office:value="2" calcext:value-type="float">
            <text:p>2</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2" calcext:value-type="float">
            <text:p>2</text:p>
          </table:table-cell>
          <table:table-cell table:style-name="ce331" table:formula="of:=IF(LEN([.AF26]);VALUE(MID([.AF24];21;1));1)" office:value-type="float" office:value="2" calcext:value-type="float">
            <text:p>2</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2" calcext:value-type="float">
            <text:p>2</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8.2" calcext:value-type="float">
            <text:p>8,2</text:p>
          </table:table-cell>
          <table:table-cell table:style-name="ce300" table:formula="of:=IF(ISBLANK([.I8]);&quot;&quot;;[.I8])" office:value-type="float" office:value="10" calcext:value-type="float">
            <text:p>10</text:p>
          </table:table-cell>
          <table:table-cell table:style-name="ce324" table:formula="of:=IF([.$Z$10];IF(AND(LEN([.H28])&gt;0;[.AJ3]=0);[.$AK$2];&quot;&quot;);&quot;&quot;)">
            <text:p/>
          </table:table-cell>
          <table:table-cell table:style-name="ce728" table:formula="of:=IF(LEN([.H28])&gt;0;NUMFORMA([.AH3];[.$Z$6];[.$Z$7];[.$Z$8]);&quot;&quot;)" office:value-type="string" office:string-value="0,820" calcext:value-type="string">
            <text:p>0,820</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1" calcext:value-type="float">
            <text:p>1</text:p>
          </table:table-cell>
          <table:table-cell table:style-name="ce331" table:formula="of:=VALUE(MID([.AF24];22;1))" office:value-type="float" office:value="3" calcext:value-type="float">
            <text:p>3</text:p>
          </table:table-cell>
          <table:table-cell table:style-name="ce331" table:formula="of:=VALUE(MID([.AG24];22;1))" office:value-type="float" office:value="0" calcext:value-type="float">
            <text:p>0</text:p>
          </table:table-cell>
          <table:table-cell table:style-name="ce331" table:formula="of:=VALUE(MID([.AH24];22;1))" office:value-type="float" office:value="1" calcext:value-type="float">
            <text:p>1</text:p>
          </table:table-cell>
          <table:table-cell table:style-name="ce331" table:formula="of:=VALUE(MID([.AI24];22;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1.8" calcext:value-type="float">
            <text:p>11,8</text:p>
          </table:table-cell>
          <table:table-cell table:style-name="ce300" table:formula="of:=IF(ISBLANK([.I9]);&quot;&quot;;[.I9])" office:value-type="float" office:value="15" calcext:value-type="float">
            <text:p>15</text:p>
          </table:table-cell>
          <table:table-cell table:style-name="ce324" table:formula="of:=IF([.$Z$10];IF(AND(LEN([.H29])&gt;0;[.AJ4]=0);[.$AK$2];&quot;&quot;);&quot;&quot;)">
            <text:p/>
          </table:table-cell>
          <table:table-cell table:style-name="ce728" table:formula="of:=IF(LEN([.H29])&gt;0;NUMFORMA([.AH4];[.$Z$6];[.$Z$7];[.$Z$8]);&quot;&quot;)" office:value-type="string" office:string-value="0,787" calcext:value-type="string">
            <text:p>0,787</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1" calcext:value-type="string">
            <text:p>+1</text:p>
          </table:table-cell>
          <table:table-cell table:style-name="ce331" table:formula="of:=MID([.AF24];23;2)" office:value-type="string" office:string-value="+3" calcext:value-type="string">
            <text:p>+3</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1" calcext:value-type="string">
            <text:p>+1</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17.7" calcext:value-type="float">
            <text:p>17,7</text:p>
          </table:table-cell>
          <table:table-cell table:style-name="ce300" table:formula="of:=IF(ISBLANK([.I10]);&quot;&quot;;[.I10])" office:value-type="float" office:value="20" calcext:value-type="float">
            <text:p>20</text:p>
          </table:table-cell>
          <table:table-cell table:style-name="ce324" table:formula="of:=IF([.$Z$10];IF(AND(LEN([.H30])&gt;0;[.AJ5]=0);[.$AK$2];&quot;&quot;);&quot;&quot;)">
            <text:p/>
          </table:table-cell>
          <table:table-cell table:style-name="ce728" table:formula="of:=IF(LEN([.H30])&gt;0;NUMFORMA([.AH5];[.$Z$6];[.$Z$7];[.$Z$8]);&quot;&quot;)" office:value-type="string" office:string-value="0,885" calcext:value-type="string">
            <text:p>0,885</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69" office:value-type="string" calcext:value-type="string">
            <text:p>CargaAn</text:p>
          </table:table-cell>
          <table:table-cell table:style-name="ce591" table:formula="of:=MID([.AC24];25;2)" office:value-type="string" office:string-value="-2" calcext:value-type="string">
            <text:p>-2</text:p>
          </table:table-cell>
          <table:table-cell table:style-name="ce591" table:formula="of:=MID([.AD24];25;2)" office:value-type="string" office:string-value="-1" calcext:value-type="string">
            <text:p>-1</text:p>
          </table:table-cell>
          <table:table-cell table:style-name="ce591" table:formula="of:=MID([.AE24];25;2)" office:value-type="string" office:string-value="-2" calcext:value-type="string">
            <text:p>-2</text:p>
          </table:table-cell>
          <table:table-cell table:style-name="ce591" table:formula="of:=MID([.AF24];25;2)" office:value-type="string" office:string-value="-2" calcext:value-type="string">
            <text:p>-2</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2" calcext:value-type="string">
            <text:p>-2</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formula="of:=[.F11]" office:value-type="float" office:value="4" calcext:value-type="float">
            <text:p>4</text:p>
          </table:table-cell>
          <table:table-cell table:style-name="ce300" table:formula="of:=IF(LEN([.H31])&gt;0;[.G11];&quot;&quot;)" office:value-type="float" office:value="26.9" calcext:value-type="float">
            <text:p>26,9</text:p>
          </table:table-cell>
          <table:table-cell table:style-name="ce300" table:formula="of:=IF(ISBLANK([.I11]);&quot;&quot;;[.I11])" office:value-type="float" office:value="25" calcext:value-type="float">
            <text:p>25</text:p>
          </table:table-cell>
          <table:table-cell table:style-name="ce324" table:formula="of:=IF([.$Z$10];IF(AND(LEN([.H31])&gt;0;[.AJ6]=0);[.$AK$2];&quot;&quot;);&quot;&quot;)">
            <text:p/>
          </table:table-cell>
          <table:table-cell table:style-name="ce728" table:formula="of:=IF(LEN([.H31])&gt;0;NUMFORMA([.AH6];[.$Z$6];[.$Z$7];[.$Z$8]);&quot;&quot;)" office:value-type="string" office:string-value="1,08" calcext:value-type="string">
            <text:p>1,08</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70" office:value-type="string" calcext:value-type="string">
            <text:p>CatInerte</text:p>
          </table:table-cell>
          <table:table-cell table:style-name="ce588" table:formula="of:=IF(AND([.AC25]&lt;&gt;[.$AD$44];[.AC25]&lt;&gt;[.$AD$45];[.AC25]&lt;&gt;&quot;H+&quot;);[.AC25];&quot;&quot;)" office:value-type="string" office:string-value="K+" calcext:value-type="string">
            <text:p>K+</text:p>
          </table:table-cell>
          <table:table-cell table:style-name="ce587" table:formula="of:=IF(AND([.AD25]&lt;&gt;[.$AD$44];[.AD25]&lt;&gt;[.$AD$455];[.AD25]&lt;&gt;&quot;H+&quot;);[.AD25];&quot;&quot;)" office:value-type="string" office:string-value="K+" calcext:value-type="string">
            <text:p>K+</text:p>
          </table:table-cell>
          <table:table-cell table:style-name="ce587" table:formula="of:=LEN([.AC31])&gt;0" office:value-type="boolean" office:boolean-value="true" calcext:value-type="boolean">
            <text:p>VERDADERO</text:p>
          </table:table-cell>
          <table:table-cell table:style-name="ce587" table:formula="of:=LEN([.AD31])&gt;0" office:value-type="boolean" office:boolean-value="true" calcext:value-type="boolean">
            <text:p>VERDADERO</text:p>
          </table:table-cell>
          <table:table-cell table:style-name="ce587" table:formula="of:=IF([.AE31];[.AC31];IF([.AF31];[.AD31];&quot;&quot;))" office:value-type="string" office:string-value="K+" calcext:value-type="string">
            <text:p>K+</text:p>
          </table:table-cell>
          <table:table-cell table:style-name="ce331" table:formula="of:=VALUE(IF([.AE31];[.AC29];IF([.AF31];[.AD29];0)))" office:value-type="float" office:value="1" calcext:value-type="float">
            <text:p>1</text:p>
          </table:table-cell>
          <table:table-cell table:style-name="ce587"/>
          <table:table-cell table:style-name="ce331" table:formula="of:=[.$AH$33]/[.AH31]" office:value-type="float" office:value="2" calcext:value-type="float">
            <text:p>2</text:p>
          </table:table-cell>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Z$10];IF(AND(LEN([.H32])&gt;0;[.AJ7]=0);[.$AK$2];&quot;&quot;);&quot;&quot;)">
            <text:p/>
          </table:table-cell>
          <table:table-cell table:style-name="ce728" table:formula="of:=IF(LEN([.H32])&gt;0;NUMFORMA([.AH7];[.$Z$6];[.$Z$7];[.$Z$8]);&quot;&quot;)">
            <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office:value-type="string" office:string-value="(SO4)2-" calcext:value-type="string">
            <text:p>(SO4)2-</text:p>
          </table:table-cell>
          <table:table-cell table:style-name="ce331" table:formula="of:=ABS(VALUE(IF([.AE32];[.AC30];IF([.AF32];[.AD30];[.AE30]))))" office:value-type="float" office:value="2" calcext:value-type="float">
            <text:p>2</text:p>
          </table:table-cell>
          <table:table-cell table:style-name="ce331"/>
          <table:table-cell table:style-name="ce331" table:formula="of:=[.$AH$33]/[.AH32]" office:value-type="float" office:value="1" calcext:value-type="float">
            <text:p>1</text:p>
          </table:table-cell>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892" calcext:value-type="string">
            <text:p>0,892</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69"/>
          <table:table-cell table:style-name="ce587" table:number-columns-repeated="5"/>
          <table:table-cell table:style-name="ce331" table:formula="of:=LCM([.AH31];[.AH32])" office:value-type="float" office:value="2" calcext:value-type="float">
            <text:p>2</text:p>
          </table:table-cell>
          <table:table-cell table:style-name="ce587" table:formula="of:=IONSINCARGA([.AG31])&amp;IF([.AJ31]&gt;1;[.AJ31];&quot;&quot;)&amp;IONSINCARGA([.AG32])&amp;IF([.AJ32]&gt;1;[.AJ32];&quot;&quot;)" office:value-type="string" office:string-value="K2SO4" calcext:value-type="string">
            <text:p>K2SO4</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K₂Cr₂O₇ / cm³ D KI =" calcext:value-type="string">
            <text:p>mol K₂Cr₂O₇ / cm³ D KI =</text:p>
          </table:table-cell>
          <table:table-cell table:style-name="ce319" table:formula="of:=NUMFORMA([.AP20]*IF(ISBLANK([.G4]);1;0.001);[.$Z$6];[.$Z$7];[.$Z$8])" office:value-type="string" office:string-value="1,78×10⁻⁴" calcext:value-type="string">
            <text:p>1,78×10⁻⁴</text:p>
          </table:table-cell>
          <table:table-cell table:style-name="ce300" table:number-columns-repeated="2"/>
          <table:table-cell table:style-name="ce413" office:value-type="string" calcext:value-type="string">
            <text:p><text:s/></text:p>
          </table:table-cell>
          <table:table-cell table:number-columns-repeated="13"/>
          <table:table-cell table:style-name="ce174"/>
          <table:table-cell table:style-name="ce468" office:value-type="string" calcext:value-type="string">
            <text:p>Localización de elementos que cambian de contorna</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74"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396"/>
          <table:table-cell table:style-name="ce413" office:value-type="string" calcext:value-type="string">
            <text:p><text:s/></text:p>
          </table:table-cell>
          <table:table-cell table:style-name="ce300"/>
          <table:table-cell table:style-name="ce728" table:formula="of:=&quot;[&quot;&amp;[.H26]&amp;&quot;] =&quot;" office:value-type="string" office:string-value="[KI] =" calcext:value-type="string">
            <text:p>[KI] =</text:p>
          </table:table-cell>
          <table:table-cell table:style-name="ce728" table:formula="of:=NUMFORMA([.AQ19];[.$YZ$6];[.$Z$7];[.$Z$8])" office:value-type="string" office:string-value="1,07" calcext:value-type="string">
            <text:p>1,07</text:p>
          </table:table-cell>
          <table:table-cell table:style-name="ce411" office:value-type="string" calcext:value-type="string">
            <text:p>mol/dm³</text:p>
          </table:table-cell>
          <table:table-cell table:style-name="ce300" table:number-columns-repeated="3"/>
          <table:table-cell table:style-name="ce413"/>
          <table:table-cell table:number-columns-repeated="13"/>
          <table:table-cell table:style-name="ce174"/>
          <table:table-cell table:style-name="ce331" table:formula="of:=TRIM(LEFT(CUENTAATOMOS([.AC25]);2))&amp;&quot; &quot;" office:value-type="string" office:string-value="K " calcext:value-type="string">
            <text:p>K </text:p>
          </table:table-cell>
          <table:table-cell table:style-name="ce331" table:formula="of:=TRIM(LEFT(CUENTAATOMOS([.AF25]);2))&amp;&quot; &quot;" office:value-type="string" office:string-value="Cr " calcext:value-type="string">
            <text:p>Cr </text:p>
          </table:table-cell>
          <table:table-cell table:style-name="ce331" table:formula="of:=TRIM(LEFT(CUENTAATOMOS([.AG25]);2))&amp;&quot; &quot;" office:value-type="string" office:string-value="I " calcext:value-type="string">
            <text:p>I </text:p>
          </table:table-cell>
          <table:table-cell table:style-name="ce331" table:formula="of:=TRIM(LEFT(CUENTAATOMOS([.AH25]);2))&amp;&quot; &quot;" office:value-type="string" office:string-value="K " calcext:value-type="string">
            <text:p>K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ce416"/>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13" table:formula="of:=IF(ISERROR([.AN19]);&quot;&quot;;IF([.AN19]=0;&quot;&quot;;[.$BD$12]))">
            <text:p/>
          </table:table-cell>
          <table:table-cell table:style-name="ce413" table:number-columns-repeated="5"/>
          <table:table-cell table:number-columns-repeated="13"/>
          <table:table-cell table:style-name="ce174"/>
          <table:table-cell table:style-name="ce469"/>
          <table:table-cell table:style-name="ce469" table:formula="of:=TRIM(LEFT(CUENTAATOMOS([.AF26]);2))&amp;&quot; &quot;" office:value-type="string" office:string-value="S " calcext:value-type="string">
            <text:p>S </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S " calcext:value-type="string">
            <text:p>S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7"/>
          <table:table-cell table:style-name="ce413"/>
          <table:table-cell table:style-name="ce198" table:formula="of:=[$Índice.$H$4]" office:value-type="string" office:string-value="O     U     T     R     O     S           C     Á     L     C     U     L     O     S" calcext:value-type="string" table:number-columns-spanned="7"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413"/>
          <table:covered-table-cell table:number-columns-repeated="2" table:style-name="ce416"/>
          <table:table-cell table:style-name="ce416"/>
          <table:table-cell table:number-columns-repeated="13"/>
          <table:table-cell table:style-name="ce174"/>
          <table:table-cell table:style-name="ce469" table:formula="of:=TRIM(LEFT(CUENTAATOMOS([.AC26]);2))&amp;&quot; &quot;" office:value-type="string" office:string-value="Cr " calcext:value-type="string">
            <text:p>Cr </text:p>
          </table:table-cell>
          <table:table-cell table:style-name="ce469" table:number-columns-repeated="3"/>
          <table:table-cell table:style-name="ce587" table:formula="of:=AND([.$AB37]=[.AC$35];[.$AC$26]&lt;&gt;[.AF25])" office:value-type="boolean" office:boolean-value="true" calcext:value-type="boolean">
            <text:p>VERDADERO</text:p>
          </table:table-cell>
          <table:table-cell table:style-name="ce587" table:formula="of:=AND([.$AB37]=[.AD$35];[.$AC$26]&lt;&gt;[.AG25])" office:value-type="boolean" office:boolean-value="false" calcext:value-type="boolean">
            <text:p>FALS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4" calcext:value-type="float">
            <text:p>4</text:p>
          </table:table-cell>
          <table:table-cell table:style-name="ce331" table:formula="of:=IF([.AI37]&lt;2;[.AK37];IF([.$AJ$12];IF([.AH37];6;5);[.AK37]))" office:value-type="float" office:value="4" calcext:value-type="float">
            <text:p>4</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Cr2O7)2-" calcext:value-type="string">
            <text:p>(Cr2O7)2-</text:p>
          </table:table-cell>
          <table:table-cell table:style-name="ce331" table:formula="of:=IF([.AJ37];INDEX([.$AC$27:.$AI$27];[.AL37]);0)" office:value-type="float" office:value="2" calcext:value-type="float">
            <text:p>2</text:p>
          </table:table-cell>
          <table:table-cell table:style-name="ce331" table:formula="of:=IF([.AJ37];INDEX([.$AC$25:.$AI$25];[.AL37]);0)" office:value-type="string" office:string-value="Cr3+" calcext:value-type="string">
            <text:p>Cr3+</text:p>
          </table:table-cell>
          <table:table-cell table:style-name="ce331" table:number-columns-repeated="15"/>
          <table:table-cell table:style-name="Default" table:number-columns-repeated="7"/>
          <table:table-cell/>
        </table:table-row>
        <table:table-row table:style-name="ro1">
          <table:covered-table-cell table:number-columns-repeated="4" table:style-name="ce397"/>
          <table:table-cell table:style-name="ce413"/>
          <table:table-cell table:style-name="ce728" office:value-type="string" calcext:value-type="string">
            <text:p>Etiqueta: </text:p>
          </table:table-cell>
          <table:table-cell table:style-name="ce429" table:number-columns-repeated="5"/>
          <table:table-cell table:style-name="ce416" table:number-columns-repeated="2"/>
          <table:table-cell table:style-name="Default" table:number-columns-repeated="2"/>
          <table:table-cell table:number-columns-repeated="11"/>
          <table:table-cell table:style-name="ce174"/>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7"/>
          <table:table-cell table:style-name="ce413"/>
          <table:table-cell table:style-name="ce728" office:value-type="string" calcext:value-type="string">
            <text:p>Fórmula: </text:p>
          </table:table-cell>
          <table:table-cell table:style-name="ce430" table:number-columns-repeated="3"/>
          <table:table-cell table:style-name="ce562" table:number-columns-repeated="2"/>
          <table:table-cell table:style-name="ce416" table:number-columns-repeated="2"/>
          <table:table-cell table:style-name="Default" table:number-columns-repeated="2"/>
          <table:table-cell table:number-columns-repeated="11"/>
          <table:table-cell table:style-name="ce174"/>
          <table:table-cell table:style-name="ce331" table:formula="of:=TRIM(LEFT(CUENTAATOMOS([.AD25]);2))&amp;&quot; &quot;" office:value-type="string" office:string-value="K " calcext:value-type="string">
            <text:p>K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7"/>
          <table:table-cell table:style-name="ce413" table:number-columns-repeated="6"/>
          <table:table-cell table:style-name="ce416" table:number-columns-repeated="3"/>
          <table:table-cell table:number-columns-repeated="13"/>
          <table:table-cell table:style-name="ce174"/>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7"/>
          <table:table-cell table:style-name="Default" table:number-columns-repeated="8"/>
          <table:table-cell table:number-columns-repeated="14"/>
          <table:table-cell table:style-name="ce174"/>
          <table:table-cell table:style-name="ce469" table:formula="of:=TRIM(LEFT(CUENTAATOMOS([.AD26]);2))&amp;&quot; &quot;" office:value-type="string" office:string-value="I " calcext:value-type="string">
            <text:p>I </text:p>
          </table:table-cell>
          <table:table-cell table:style-name="ce331"/>
          <table:table-cell table:style-name="ce469" table:number-columns-repeated="2"/>
          <table:table-cell table:style-name="ce587" table:formula="of:=AND([.$AB41]=[.AC$35];[.$AD$26]&lt;&gt;[.AF25])" office:value-type="boolean" office:boolean-value="false" calcext:value-type="boolean">
            <text:p>FALSO</text:p>
          </table:table-cell>
          <table:table-cell table:style-name="ce587" table:formula="of:=AND([.$AB41]=[.AD$35];[.$AD$26]&lt;&gt;[.AG25])" office:value-type="boolean" office:boolean-value="true" calcext:value-type="boolean">
            <text:p>VERDADER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5" calcext:value-type="float">
            <text:p>5</text:p>
          </table:table-cell>
          <table:table-cell table:style-name="ce331" table:formula="of:=IF([.AI41]&lt;2;[.AK41];IF([.$AJ$12];IF([.AH41];6;5);[.AK41]))" office:value-type="float" office:value="5" calcext:value-type="float">
            <text:p>5</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I-" calcext:value-type="string">
            <text:p>I-</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I2" calcext:value-type="string">
            <text:p>I2</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Default"/>
          <table:table-cell table:style-name="ce63" office:value-type="string" calcext:value-type="string">
            <text:p>Actualizado</text:p>
          </table:table-cell>
          <table:table-cell table:style-name="ce532" office:value-type="date" office:date-value="2025-08-08" calcext:value-type="date">
            <text:p>08/08/25</text:p>
          </table:table-cell>
          <table:table-cell table:style-name="Default" table:number-columns-repeated="5"/>
          <table:table-cell table:number-columns-repeated="14"/>
          <table:table-cell table:style-name="ce174"/>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ón que é o primeiro do ion</text:p>
          </table:table-cell>
          <table:table-cell table:style-name="ce331" table:number-columns-repeated="8"/>
          <table:table-cell table:style-name="ce496"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74"/>
          <table:table-cell table:style-name="ce497" office:value-type="string" calcext:value-type="string" table:number-columns-spanned="4" table:number-rows-spanned="1">
            <text:p>meio básico</text:p>
          </table:table-cell>
          <table:covered-table-cell table:number-columns-repeated="3" table:style-name="ce174"/>
        </table:table-row>
        <table:table-row table:style-name="ro1">
          <table:covered-table-cell table:number-columns-repeated="4" table:style-name="ce396"/>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i</text:p>
          </table:table-cell>
          <table:table-cell table:style-name="ce331" office:value-type="string" calcext:value-type="string">
            <text:p>Axuste iónico</text:p>
          </table:table-cell>
          <table:table-cell table:style-name="ce331"/>
          <table:table-cell table:style-name="ce331" office:value-type="string" calcext:value-type="string">
            <text:p>MCM → </text:p>
          </table:table-cell>
          <table:table-cell table:style-name="ce581" table:formula="of:=LCM(ABS([.AG44]);ABS([.AG45]))" office:value-type="float" office:value="6" calcext:value-type="float">
            <text:p>6</text:p>
          </table:table-cell>
          <table:table-cell table:style-name="ce331"/>
          <table:table-cell table:style-name="ce331" office:value-type="string" calcext:value-type="string">
            <text:p>mult. x</text:p>
          </table:table-cell>
          <table:table-cell table:style-name="ce331" office:value-type="string" calcext:value-type="string">
            <text:p>hai</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O (r)</text:p>
          </table:table-cell>
          <table:table-cell table:style-name="ce331" office:value-type="string" calcext:value-type="string">
            <text:p>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496"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table-cell table:style-name="ce496"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cell table:style-name="ce496"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row>
        <table:table-row table:style-name="ro1">
          <table:covered-table-cell table:number-columns-repeated="4" table:style-name="ce396"/>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Cr2O7)2-" calcext:value-type="string">
            <text:p>(Cr2O7)2-</text:p>
          </table:table-cell>
          <table:table-cell table:style-name="ce331" table:formula="of:=OFFSET([.BG44];0;4*[.$AC$15])" office:value-type="float" office:value="14" calcext:value-type="float">
            <text:p>14</text:p>
          </table:table-cell>
          <table:table-cell table:style-name="ce331" table:formula="of:=OFFSET([.BH44];0;4*[.$AC$15])" office:value-type="string" office:string-value="H+" calcext:value-type="string">
            <text:p>H+</text:p>
          </table:table-cell>
          <table:table-cell table:style-name="ce331" table:formula="of:=([.BC44]+[.BD44])-([.BE44]+[.BF44])" office:value-type="float" office:value="6" calcext:value-type="float">
            <text:p>6</text:p>
          </table:table-cell>
          <table:table-cell table:style-name="ce331" office:value-type="string" calcext:value-type="string">
            <text:p>e-</text:p>
          </table:table-cell>
          <table:table-cell table:style-name="ce331" table:formula="of:=[.$AP44]/[.AV44]" office:value-type="float" office:value="2" calcext:value-type="float">
            <text:p>2</text:p>
          </table:table-cell>
          <table:table-cell table:style-name="ce331" table:formula="of:=VLOOKUP(1;[.$AJ$35:.$AP$38];COLUMN()-COLUMN([.X1])-5)" office:value-type="float" office:value="2" calcext:value-type="float">
            <text:p>2</text:p>
          </table:table-cell>
          <table:table-cell table:style-name="ce588" table:formula="of:=VLOOKUP(1;[.$AJ$35:.$AQ$38];COLUMN()-COLUMN([.X1])-5)" office:value-type="string" office:string-value="Cr3+" calcext:value-type="string">
            <text:p>Cr3+</text:p>
          </table:table-cell>
          <table:table-cell table:style-name="ce331" table:formula="of:=OFFSET([.BI44];0;4*[.$AC$15])" office:value-type="float" office:value="7" calcext:value-type="float">
            <text:p>7</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2" calcext:value-type="float">
            <text:p>2</text:p>
          </table:table-cell>
          <table:table-cell table:style-name="ce331" table:formula="of:=IF([.AG44];[.$AG$43]/ABS([.AG44]);0)" office:value-type="float" office:value="1" calcext:value-type="float">
            <text:p>1</text:p>
          </table:table-cell>
          <table:table-cell table:style-name="ce331" table:formula="of:=CUENTAATOMOS([.AD44])" office:value-type="string" office:string-value="CrO       2 7       " calcext:value-type="string">
            <text:p>CrO <text:s text:c="6"/>2 7 <text:s text:c="6"/></text:p>
          </table:table-cell>
          <table:table-cell table:style-name="ce331" table:formula="of:=CUENTAATOMOS([.AK44])" office:value-type="string" office:string-value="Cr        1         " calcext:value-type="string">
            <text:p>Cr <text:s text:c="7"/>1 <text:s text:c="8"/></text:p>
          </table:table-cell>
          <table:table-cell table:style-name="ce331" table:formula="of:=TRIM(LEFT([.AR44];2))" office:value-type="string" office:string-value="Cr" calcext:value-type="string">
            <text:p>Cr</text:p>
          </table:table-cell>
          <table:table-cell table:style-name="ce331" table:formula="of:=VALUE(MID([.AR44];11;2))" office:value-type="float" office:value="2" calcext:value-type="float">
            <text:p>2</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string" office:string-value="" calcext:value-type="error">
            <text:p>#¡VALOR!</text:p>
          </table:table-cell>
          <table:table-cell table:style-name="ce331" table:formula="of:=IF(ISERROR([.AW44]);0;MID([.AR44];[.AW44]+10;1))" office:value-type="string" office:string-value="7" calcext:value-type="string">
            <text:p>7</text:p>
          </table:table-cell>
          <table:table-cell table:style-name="ce331" table:formula="of:=IF(ISERROR([.AX44]);0;MID([.AS44];[.AX44]+10;1))" office:value-type="float" office:value="0" calcext:value-type="float">
            <text:p>0</text:p>
          </table:table-cell>
          <table:table-cell table:style-name="ce331" table:formula="of:=IF([.AY44]=0;0;IF(AND(CODE([.AY44])&gt;49;CODE([.AY44])&lt;58);VALUE([.AY44]);1))*[.AB44]" office:value-type="float" office:value="7" calcext:value-type="float">
            <text:p>7</text:p>
          </table:table-cell>
          <table:table-cell table:style-name="ce331" table:formula="of:=IF([.AZ44]=0;0;IF(AND(CODE([.AZ44])&gt;49;CODE([.AZ44])&lt;58);VALUE([.AZ44]);1))*[.AI44]" office:value-type="float" office:value="0" calcext:value-type="float">
            <text:p>0</text:p>
          </table:table-cell>
          <table:table-cell table:style-name="ce331" table:formula="of:=CARGAION([.AD44])*[.AB44]" office:value-type="float" office:value="-2" calcext:value-type="float">
            <text:p>-2</text:p>
          </table:table-cell>
          <table:table-cell table:style-name="ce331" table:formula="of:=IF([.AF44]=[.$AT$48];1;IF([.AF44]=[.$AT$49];-1;0))*[.AE44]" office:value-type="float" office:value="14" calcext:value-type="float">
            <text:p>14</text:p>
          </table:table-cell>
          <table:table-cell table:style-name="ce331" table:formula="of:=CARGAION([.AK44])*[.AI44]" office:value-type="float" office:value="6" calcext:value-type="float">
            <text:p>6</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14" calcext:value-type="float">
            <text:p>14</text:p>
          </table:table-cell>
          <table:table-cell table:style-name="ce331" table:formula="of:=IF([.BA44]+[.BB44]=0;&quot;&quot;;IF([.BB44]&gt;[.BA44];[.AT47];[.AT48]))" office:value-type="string" office:string-value="H+" calcext:value-type="string">
            <text:p>H+</text:p>
          </table:table-cell>
          <table:table-cell table:style-name="ce174" table:formula="of:=IF([.BA44]+[.BB44]=0;0;IF([.BA44]&gt;[.BB44];[.BA44]-[.BB44];2*([.BB44]-[.BA44])))" office:value-type="float" office:value="7" calcext:value-type="float">
            <text:p>7</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7" calcext:value-type="float">
            <text:p>7</text:p>
          </table:table-cell>
          <table:table-cell table:style-name="ce331" table:formula="of:=IF([.BH44]=[.AT47];[.AT49];[.AT47])" office:value-type="string" office:string-value="H2O" calcext:value-type="string">
            <text:p>H2O</text:p>
          </table:table-cell>
          <table:table-cell table:style-name="ce331" table:formula="of:=[.BG44]" office:value-type="float" office:value="14" calcext:value-type="float">
            <text:p>14</text:p>
          </table:table-cell>
          <table:table-cell table:style-name="ce174" table:formula="of:=IF([.BH44]=[.AT47];[.AT47];[.AT49])" office:value-type="string" office:string-value="(OH)-" calcext:value-type="string">
            <text:p>(OH)-</text:p>
          </table:table-cell>
        </table:table-row>
        <table:table-row table:style-name="ro1">
          <table:covered-table-cell table:number-columns-repeated="4" table:style-name="ce396"/>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I-" calcext:value-type="string">
            <text:p>I-</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I2" calcext:value-type="string">
            <text:p>I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3" calcext:value-type="float">
            <text:p>3</text:p>
          </table:table-cell>
          <table:table-cell table:style-name="ce331" table:formula="of:=CUENTAATOMOS([.AD45])" office:value-type="string" office:string-value="I         1         " calcext:value-type="string">
            <text:p>I <text:s text:c="8"/>1 <text:s text:c="8"/></text:p>
          </table:table-cell>
          <table:table-cell table:style-name="ce331" table:formula="of:=CUENTAATOMOS([.AK45])" office:value-type="string" office:string-value="I         2         " calcext:value-type="string">
            <text:p>I <text:s text:c="8"/>2 <text:s text:c="8"/></text:p>
          </table:table-cell>
          <table:table-cell table:style-name="ce331" table:formula="of:=TRIM(LEFT([.AR45];2))" office:value-type="string" office:string-value="I" calcext:value-type="string">
            <text:p>I</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74"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74" table:formula="of:=IF([.BJ45]=[.AT47];[.AT49];[.AT47])" office:value-type="string" office:string-value="H2O" calcext:value-type="string">
            <text:p>H2O</text:p>
          </table:table-cell>
        </table:table-row>
        <table:table-row table:style-name="ro1">
          <table:covered-table-cell table:number-columns-repeated="4" table:style-name="ce396"/>
          <table:table-cell table:style-name="Default" table:number-columns-repeated="6"/>
          <table:table-cell table:number-columns-repeated="16"/>
          <table:table-cell table:style-name="ce331" table:number-columns-repeated="2"/>
          <table:table-cell table:style-name="ce331" table:formula="of:=[.AB44]*[.$AQ$44]" office:value-type="float" office:value="1" calcext:value-type="float">
            <text:p>1</text:p>
          </table:table-cell>
          <table:table-cell table:style-name="ce331" table:formula="of:=[.AD44]" office:value-type="string" office:string-value="(Cr2O7)2-" calcext:value-type="string">
            <text:p>(Cr2O7)2-</text:p>
          </table:table-cell>
          <table:table-cell table:style-name="ce331" table:formula="of:=[.AB45]*[.$AQ$45]" office:value-type="float" office:value="6" calcext:value-type="float">
            <text:p>6</text:p>
          </table:table-cell>
          <table:table-cell table:style-name="ce331" table:formula="of:=[.AD45]" office:value-type="string" office:string-value="I-" calcext:value-type="string">
            <text:p>I-</text:p>
          </table:table-cell>
          <table:table-cell table:style-name="ce331" table:formula="of:=IF([.AW47]&gt;0;[.AW47];IF([.AW48]&gt;0;[.AW48];IF([.AW49]&gt;0;[.AW49];0)))" office:value-type="float" office:value="14" calcext:value-type="float">
            <text:p>1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Cr3+" calcext:value-type="string">
            <text:p>Cr3+</text:p>
          </table:table-cell>
          <table:table-cell table:style-name="ce331" table:formula="of:=[.AI45]*[.$AQ$45]" office:value-type="float" office:value="3" calcext:value-type="float">
            <text:p>3</text:p>
          </table:table-cell>
          <table:table-cell table:style-name="ce331" table:formula="of:=[.AK45]" office:value-type="string" office:string-value="I2" calcext:value-type="string">
            <text:p>I2</text:p>
          </table:table-cell>
          <table:table-cell table:style-name="ce331" table:formula="of:=-IF([.AW47]&lt;0;[.AW47];IF([.AW48]&lt;0;[.AW48];IF([.AW49]&lt;0;[.AW49];0)))" office:value-type="float" office:value="7" calcext:value-type="float">
            <text:p>7</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81" office:value-type="string" calcext:value-type="string">
            <text:p>r</text:p>
          </table:table-cell>
          <table:table-cell table:style-name="ce581"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396"/>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string" office:string-value="" calcext:value-type="error">
            <text:p>#¡VALOR!</text:p>
          </table:table-cell>
          <table:table-cell table:style-name="ce593" table:number-columns-repeated="2"/>
          <table:table-cell table:style-name="ce331" table:formula="of:=FIND([.AK46];[.$AF$24])" office:value-type="float" office:value="1" calcext:value-type="float">
            <text:p>1</text:p>
          </table:table-cell>
          <table:table-cell table:style-name="ce593"/>
          <table:table-cell table:style-name="ce331" table:formula="of:=FIND([.AM46];[.$AF$24])" office:value-type="string" office:string-value="" calcext:value-type="error">
            <text:p>#¡VALOR!</text:p>
          </table:table-cell>
          <table:table-cell table:style-name="ce593"/>
          <table:table-cell table:style-name="ce587" table:formula="of:=ISERROR([.AK47])" office:value-type="boolean" office:boolean-value="false" calcext:value-type="boolean">
            <text:p>FALSO</text:p>
          </table:table-cell>
          <table:table-cell table:style-name="ce593"/>
          <table:table-cell table:style-name="ce587" table:formula="of:=IF(ISERROR([.AM47]);1;MOD(VALUE([.AM47]);10)&lt;&gt;1)" office:value-type="boolean" office:boolean-value="true" calcext:value-type="boolean">
            <text:p>VERDADER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7" calcext:value-type="float">
            <text:p>7</text:p>
          </table:table-cell>
          <table:table-cell table:style-name="ce331" table:formula="of:=[.AU47]-[.AV47]" office:value-type="float" office:value="-7" calcext:value-type="float">
            <text:p>-7</text:p>
          </table:table-cell>
          <table:table-cell table:style-name="ce331" table:number-columns-repeated="9"/>
          <table:table-cell table:number-columns-repeated="8"/>
        </table:table-row>
        <table:table-row table:style-name="ro1">
          <table:covered-table-cell table:number-columns-repeated="4" table:style-name="ce396"/>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string" office:string-value="" calcext:value-type="error">
            <text:p>#¡VALOR!</text:p>
          </table:table-cell>
          <table:table-cell table:style-name="ce593"/>
          <table:table-cell table:style-name="ce331"/>
          <table:table-cell table:style-name="ce331" table:formula="of:=FIND([.AK46];[.$AG$24])" office:value-type="string" office:string-value="" calcext:value-type="error">
            <text:p>#¡VALOR!</text:p>
          </table:table-cell>
          <table:table-cell table:style-name="ce331"/>
          <table:table-cell table:style-name="ce331" table:formula="of:=FIND([.AM46];[.$AG$24])" office:value-type="float" office:value="1" calcext:value-type="float">
            <text:p>1</text:p>
          </table:table-cell>
          <table:table-cell table:style-name="ce593"/>
          <table:table-cell table:style-name="ce587" table:formula="of:=ISERROR([.AK48])" office:value-type="boolean" office:boolean-value="true" calcext:value-type="boolean">
            <text:p>VERDADERO</text:p>
          </table:table-cell>
          <table:table-cell table:style-name="ce593"/>
          <table:table-cell table:style-name="ce587" table:formula="of:=IF(ISERROR([.AM48]);1;MOD(VALUE([.AM48]);10)&lt;&gt;1)" office:value-type="boolean" office:boolean-value="false" calcext:value-type="boolean">
            <text:p>FALS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14" calcext:value-type="float">
            <text:p>14</text:p>
          </table:table-cell>
          <table:table-cell table:style-name="ce331" table:formula="of:=([.AM44]=[.$AT48])*[.AL44]*[.$AQ44]+([.AM45]=[.$AT48])*[.AL45]*[.$AQ45]" office:value-type="float" office:value="0" calcext:value-type="float">
            <text:p>0</text:p>
          </table:table-cell>
          <table:table-cell table:style-name="ce331" table:formula="of:=[.AU48]-[.AV48]" office:value-type="float" office:value="14" calcext:value-type="float">
            <text:p>14</text:p>
          </table:table-cell>
          <table:table-cell table:style-name="ce331" table:number-columns-repeated="9"/>
          <table:table-cell table:number-columns-repeated="8"/>
        </table:table-row>
        <table:table-row table:style-name="ro1">
          <table:covered-table-cell table:number-columns-repeated="4" table:style-name="ce396"/>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float" office:value="1" calcext:value-type="float">
            <text:p>1</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396"/>
          <table:table-cell table:style-name="Default" table:number-columns-repeated="6"/>
          <table:table-cell table:number-columns-repeated="16"/>
          <table:table-cell table:style-name="Default" table:number-columns-repeated="3"/>
          <table:table-cell table:style-name="ce174" table:formula="of:=[.F22]&amp;[.G22]&amp;[.H22]&amp;[.I22]&amp;[.J22]&amp;[.K22]" office:value-type="string" office:string-value="(Cr₂O₇)²⁻+ 6 I⁻+ 14 H⁺ →2 Cr³⁺+ 3 I₂+ 7 H₂O" calcext:value-type="string">
            <text:p>(Cr₂O₇)²⁻+ 6 I⁻+ 14 H⁺ →2 Cr³⁺+ 3 I₂+ 7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396"/>
          <table:table-cell table:style-name="Default" table:number-columns-repeated="6"/>
          <table:table-cell table:number-columns-repeated="16"/>
          <table:table-cell table:style-name="Default" table:number-columns-repeated="17"/>
          <table:table-cell table:style-name="ce593"/>
          <table:table-cell table:style-name="ce331"/>
          <table:table-cell table:style-name="ce174"/>
          <table:table-cell table:style-name="ce331" table:number-columns-repeated="12"/>
          <table:table-cell table:style-name="Default" table:number-columns-repeated="7"/>
          <table:table-cell/>
        </table:table-row>
        <table:table-row table:style-name="ro1">
          <table:covered-table-cell table:number-columns-repeated="4" table:style-name="ce396"/>
          <table:table-cell table:number-columns-repeated="22"/>
          <table:table-cell table:style-name="ce331"/>
          <table:table-cell table:style-name="ce587"/>
          <table:table-cell table:style-name="ce331"/>
          <table:table-cell table:style-name="ce331" office:value-type="string" calcext:value-type="string">
            <text:p>Axuste compo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74"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6"/>
          <table:table-cell table:number-columns-repeated="22"/>
          <table:table-cell table:style-name="ce331"/>
          <table:table-cell table:style-name="ce578" office:value-type="string" calcext:value-type="string">
            <text:p>Factor enteiros</text:p>
          </table:table-cell>
          <table:table-cell table:style-name="ce331" table:formula="of:=[.AC46]/(IF(ISERROR([.AC57]);1;[.AD57]))" office:value-type="float" office:value="1" calcext:value-type="float">
            <text:p>1</text:p>
          </table:table-cell>
          <table:table-cell table:style-name="ce331" table:formula="of:=IF(ISERROR([.AD47]);IF(ISERROR([.AD48]);[.AE23];[.AD23]);[.AC23])" office:value-type="string" office:string-value="K2Cr2O7" calcext:value-type="string">
            <text:p>K2Cr2O7</text:p>
          </table:table-cell>
          <table:table-cell table:style-name="ce331" table:formula="of:=[.AE46]" office:value-type="float" office:value="6" calcext:value-type="float">
            <text:p>6</text:p>
          </table:table-cell>
          <table:table-cell table:style-name="ce331" table:formula="of:=IF(ISERROR([.AF47]);IF(ISERROR([.AF48]);[.$AE$23];[.$AD$23]);[.$AC$23])" office:value-type="string" office:string-value="KI" calcext:value-type="string">
            <text:p>KI</text:p>
          </table:table-cell>
          <table:table-cell table:style-name="ce331" table:formula="of:=([.AG46]-IF(OR([.AH53]=[.AD53];[.AH53]=[.AF53];[.AH53]=[.AT47]);0;IF(ISERROR([.AC58]);IF(ISERROR([.AE58]);0;[.AE53]);[.AC53])*[.AD58]))*IF(ISERROR([.AH58]);1;1/[.AH58])" office:value-type="float" office:value="7" calcext:value-type="float">
            <text:p>7</text:p>
          </table:table-cell>
          <table:table-cell table:style-name="ce331" table:formula="of:=IF(ISERROR([.AH49]);IF(ISERROR([.AH48]);[.AC23];[.AD23]);[.AE23])" office:value-type="string" office:string-value="H2SO4" calcext:value-type="string">
            <text:p>H2SO4</text:p>
          </table:table-cell>
          <table:table-cell table:style-name="ce593"/>
          <table:table-cell table:style-name="ce331" table:formula="of:=[.AJ46]/[.AJ44]" office:value-type="float" office:value="1" calcext:value-type="float">
            <text:p>1</text:p>
          </table:table-cell>
          <table:table-cell table:style-name="ce331" table:formula="of:=IF([.AO52]=2;IF(ISERROR([.$AK$47]);IF(ISERROR([.$AK$48]);[.AH23];[.AG23]);[.AF23]);IF([.AO49];IF([.AO48];[.AF23];[.AG23]);[.AH23]))" office:value-type="string" office:string-value="Cr2(SO4)3" calcext:value-type="string">
            <text:p>Cr2(SO4)3</text:p>
          </table:table-cell>
          <table:table-cell table:style-name="ce331" table:formula="of:=IF([.AQ52]=2;[.AL46];[.AL46]-[.AJ53])/[.AJ45]" office:value-type="float" office:value="3" calcext:value-type="float">
            <text:p>3</text:p>
          </table:table-cell>
          <table:table-cell table:style-name="ce331" table:formula="of:=IF(ISERROR([.$AM$47]);IF(ISERROR([.$AM$48]);[.AH23];[.AG23]);[.AF23])" office:value-type="string" office:string-value="I2" calcext:value-type="string">
            <text:p>I2</text:p>
          </table:table-cell>
          <table:table-cell table:style-name="ce331" table:formula="of:=[.AN46]" office:value-type="float" office:value="7" calcext:value-type="float">
            <text:p>7</text:p>
          </table:table-cell>
          <table:table-cell table:style-name="ce593" table:formula="of:=IF([.AO46]=&quot;H2O&quot;;&quot;H2O&quot;;&quot;&quot;)" office:value-type="string" office:string-value="H2O" calcext:value-type="string">
            <text:p>H2O</text:p>
          </table:table-cell>
          <table:table-cell table:style-name="ce174" table:formula="of:=(([.AD56]*[.AC53]+[.AF56]*[.AE53]+[.AH56]*[.AG53])-([.AK56]*[.AJ53]+[.AM56]*[.AL53]+[.AO56]*[.AN53]))/[.AQ56]" office:value-type="float" office:value="4" calcext:value-type="float">
            <text:p>4</text:p>
          </table:table-cell>
          <table:table-cell table:style-name="ce593" table:formula="of:=IF([.AR47]=2;[.AF23];IF([.AR48]=2;[.AG23];[.AH23]))" office:value-type="string" office:string-value="K2SO4" calcext:value-type="string">
            <text:p>K2SO4</text:p>
          </table:table-cell>
          <table:table-cell table:style-name="ce174"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6"/>
          <table:table-cell table:number-columns-repeated="22"/>
          <table:table-cell table:style-name="ce578" office:value-type="string" calcext:value-type="string">
            <text:p>Factor enteiros</text:p>
          </table:table-cell>
          <table:table-cell table:style-name="ce588" office:value-type="float" office:value="12" calcext:value-type="float">
            <text:p>12</text:p>
          </table:table-cell>
          <table:table-cell table:style-name="ce174" table:formula="of:=[.AC53]*[.$AB$54]" office:value-type="float" office:value="12" calcext:value-type="float">
            <text:p>12</text:p>
          </table:table-cell>
          <table:table-cell table:style-name="ce331" table:formula="of:=CUENTAATOMOS([.AD53])" office:value-type="string" office:string-value="K CrO     2 2 7     " calcext:value-type="string">
            <text:p>K CrO <text:s text:c="4"/>2 2 7 <text:s text:c="4"/></text:p>
          </table:table-cell>
          <table:table-cell table:style-name="ce174" table:formula="of:=[.AE53]*[.$AB$54]" office:value-type="float" office:value="72" calcext:value-type="float">
            <text:p>72</text:p>
          </table:table-cell>
          <table:table-cell table:style-name="ce331" table:formula="of:=CUENTAATOMOS([.AF53])" office:value-type="string" office:string-value="K I       1 1       " calcext:value-type="string">
            <text:p>K I <text:s text:c="6"/>1 1 <text:s text:c="6"/></text:p>
          </table:table-cell>
          <table:table-cell table:style-name="ce174" table:formula="of:=[.AG53]*[.$AB$54]" office:value-type="float" office:value="84" calcext:value-type="float">
            <text:p>84</text:p>
          </table:table-cell>
          <table:table-cell table:style-name="ce331" table:formula="of:=CUENTAATOMOS([.AH53])" office:value-type="string" office:string-value="H S O     2 1 4     " calcext:value-type="string">
            <text:p>H S O <text:s text:c="4"/>2 1 4 <text:s text:c="4"/></text:p>
          </table:table-cell>
          <table:table-cell table:style-name="ce174"/>
          <table:table-cell table:style-name="ce174" table:formula="of:=[.AJ53]*[.$AB$54]" office:value-type="float" office:value="12" calcext:value-type="float">
            <text:p>12</text:p>
          </table:table-cell>
          <table:table-cell table:style-name="ce331" table:formula="of:=CUENTAATOMOS([.AK53])" office:value-type="string" office:string-value="CrS O     2 3 12    " calcext:value-type="string">
            <text:p>CrS O <text:s text:c="4"/>2 3 12 <text:s text:c="3"/></text:p>
          </table:table-cell>
          <table:table-cell table:style-name="ce174" table:formula="of:=[.AL53]*[.$AB$54]" office:value-type="float" office:value="36" calcext:value-type="float">
            <text:p>36</text:p>
          </table:table-cell>
          <table:table-cell table:style-name="ce331" table:formula="of:=CUENTAATOMOS([.AM53])" office:value-type="string" office:string-value="I         2         " calcext:value-type="string">
            <text:p>I <text:s text:c="8"/>2 <text:s text:c="8"/></text:p>
          </table:table-cell>
          <table:table-cell table:style-name="ce174" table:formula="of:=[.AN53]*[.$AB$54]" office:value-type="float" office:value="84" calcext:value-type="float">
            <text:p>84</text:p>
          </table:table-cell>
          <table:table-cell table:style-name="ce331" table:formula="of:=CUENTAATOMOS([.AO53])" office:value-type="string" office:string-value="H O       2 1       " calcext:value-type="string">
            <text:p>H O <text:s text:c="6"/>2 1 <text:s text:c="6"/></text:p>
          </table:table-cell>
          <table:table-cell table:style-name="ce174" table:formula="of:=[.AP53]*[.$AB$54]" office:value-type="float" office:value="48" calcext:value-type="float">
            <text:p>48</text:p>
          </table:table-cell>
          <table:table-cell table:style-name="ce331" table:formula="of:=CUENTAATOMOS([.AQ53])" office:value-type="string" office:string-value="K S O     2 1 4     " calcext:value-type="string">
            <text:p>K S O <text:s text:c="4"/>2 1 4 <text:s text:c="4"/></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6"/>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74" table:formula="of:=[.AC54]/[.$AB$55]" office:value-type="float" office:value="1" calcext:value-type="float">
            <text:p>1</text:p>
          </table:table-cell>
          <table:table-cell table:style-name="ce331" table:formula="of:=FIND([.$AC$56];[.AD54])" office:value-type="float" office:value="1" calcext:value-type="float">
            <text:p>1</text:p>
          </table:table-cell>
          <table:table-cell table:style-name="ce174" table:formula="of:=[.AE54]/[.$AB$55]" office:value-type="float" office:value="6" calcext:value-type="float">
            <text:p>6</text:p>
          </table:table-cell>
          <table:table-cell table:style-name="ce331" table:formula="of:=FIND([.$AC$56];[.AF54])" office:value-type="float" office:value="1" calcext:value-type="float">
            <text:p>1</text:p>
          </table:table-cell>
          <table:table-cell table:style-name="ce174" table:formula="of:=[.AG54]/[.$AB$55]" office:value-type="float" office:value="7" calcext:value-type="float">
            <text:p>7</text:p>
          </table:table-cell>
          <table:table-cell table:style-name="ce331" table:formula="of:=FIND([.$AC$56];[.AH54])" office:value-type="string" office:string-value="" calcext:value-type="error">
            <text:p>#¡VALOR!</text:p>
          </table:table-cell>
          <table:table-cell table:style-name="ce174"/>
          <table:table-cell table:style-name="ce174" table:formula="of:=[.AJ54]/[.$AB$55]" office:value-type="float" office:value="1" calcext:value-type="float">
            <text:p>1</text:p>
          </table:table-cell>
          <table:table-cell table:style-name="ce331" table:formula="of:=FIND([.$AC$56];[.AK54])" office:value-type="string" office:string-value="" calcext:value-type="error">
            <text:p>#¡VALOR!</text:p>
          </table:table-cell>
          <table:table-cell table:style-name="ce174" table:formula="of:=[.AL54]/[.$AB$55]" office:value-type="float" office:value="3" calcext:value-type="float">
            <text:p>3</text:p>
          </table:table-cell>
          <table:table-cell table:style-name="ce331" table:formula="of:=FIND([.$AC$56];[.AM54])" office:value-type="string" office:string-value="" calcext:value-type="error">
            <text:p>#¡VALOR!</text:p>
          </table:table-cell>
          <table:table-cell table:style-name="ce174" table:formula="of:=[.AN54]/[.$AB$55]" office:value-type="float" office:value="7" calcext:value-type="float">
            <text:p>7</text:p>
          </table:table-cell>
          <table:table-cell table:style-name="ce331" table:formula="of:=FIND([.$AC$56];[.AO54])" office:value-type="string" office:string-value="" calcext:value-type="error">
            <text:p>#¡VALOR!</text:p>
          </table:table-cell>
          <table:table-cell table:style-name="ce174" table:formula="of:=[.AP54]/[.$AB$55]" office:value-type="float" office:value="4" calcext:value-type="float">
            <text:p>4</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6"/>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K " calcext:value-type="string">
            <text:p>K </text:p>
          </table:table-cell>
          <table:table-cell table:style-name="ce331" table:formula="of:=IF(ISERROR([.AD55]);0;VALUE(MID([.AD54];10+[.AD55];1)))" office:value-type="float" office:value="2" calcext:value-type="float">
            <text:p>2</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0" calcext:value-type="float">
            <text:p>0</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0" calcext:value-type="float">
            <text:p>0</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6"/>
          <table:table-cell table:number-columns-repeated="22"/>
          <table:table-cell table:style-name="ce331"/>
          <table:table-cell table:style-name="ce331" table:formula="of:=IONSINCARGA([.AD44])" office:value-type="string" office:string-value="Cr2O7" calcext:value-type="string">
            <text:p>Cr2O7</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6"/>
          <table:table-cell table:number-columns-repeated="22"/>
          <table:table-cell table:style-name="ce331"/>
          <table:table-cell table:style-name="ce331" office:value-type="string" calcext:value-type="string">
            <text:p>H</text:p>
          </table:table-cell>
          <table:table-cell table:style-name="ce331" table:formula="of:=FIND([.$AB$58]&amp;&quot; &quot;;[.AD54])" office:value-type="string" office:string-value="" calcext:value-type="error">
            <text:p>#¡VALOR!</text:p>
          </table:table-cell>
          <table:table-cell table:style-name="ce331" table:formula="of:=IF(ISERROR([.AC58]);IF(ISERROR([.AE58]);0;VALUE(MID([.AF54];10+[.AE58];2)));VALUE(MID([.AD54];10+[.AC58];2)))" office:value-type="float" office:value="0" calcext:value-type="float">
            <text:p>0</text:p>
          </table:table-cell>
          <table:table-cell table:style-name="ce331" table:formula="of:=FIND([.$AB$58]&amp;&quot; &quot;;[.AF54])" office:value-type="string" office:string-value="" calcext:value-type="error">
            <text:p>#¡VALOR!</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2" calcext:value-type="float">
            <text:p>2</text:p>
          </table:table-cell>
          <table:table-cell table:style-name="ce331" table:number-columns-repeated="24"/>
          <table:table-cell table:style-name="Default" table:number-columns-repeated="7"/>
          <table:table-cell/>
        </table:table-row>
        <table:table-row table:style-name="ro1">
          <table:covered-table-cell table:number-columns-repeated="4" table:style-name="ce396"/>
          <table:table-cell table:number-columns-repeated="22"/>
          <table:table-cell table:style-name="ce331" table:number-columns-repeated="3"/>
          <table:table-cell table:style-name="ce331" table:formula="of:=SUBSTITUTE(SUBSTITUTE([.AC23];&quot;(&quot;;&quot;¡&quot;);&quot;)&quot;;&quot;!&quot;)" office:value-type="string" office:string-value="K2Cr2O7" calcext:value-type="string">
            <text:p>K2Cr2O7</text:p>
          </table:table-cell>
          <table:table-cell table:style-name="ce331" table:formula="of:=SUBSTITUTE(SUBSTITUTE([.AD23];&quot;(&quot;;&quot;¡&quot;);&quot;)&quot;;&quot;!&quot;)" office:value-type="string" office:string-value="KI" calcext:value-type="string">
            <text:p>KI</text:p>
          </table:table-cell>
          <table:table-cell table:style-name="ce483" table:formula="of:=IF(LEN([.AE23]);SUBSTITUTE(SUBSTITUTE([.AE23];&quot;(&quot;;&quot;¡&quot;);&quot;)&quot;;&quot;!&quot;);&quot;&quot;)" office:value-type="string" office:string-value="H2SO4" calcext:value-type="string">
            <text:p>H2SO4</text:p>
          </table:table-cell>
          <table:table-cell table:style-name="ce331" table:formula="of:=SUBSTITUTE(SUBSTITUTE([.AF23];&quot;(&quot;;&quot;¡&quot;);&quot;)&quot;;&quot;!&quot;)" office:value-type="string" office:string-value="Cr2¡SO4!3" calcext:value-type="string">
            <text:p>Cr2¡SO4!3</text:p>
          </table:table-cell>
          <table:table-cell table:style-name="ce331" table:formula="of:=SUBSTITUTE(SUBSTITUTE([.AG23];&quot;(&quot;;&quot;¡&quot;);&quot;)&quot;;&quot;!&quot;)" office:value-type="string" office:string-value="I2" calcext:value-type="string">
            <text:p>I2</text:p>
          </table:table-cell>
          <table:table-cell table:style-name="ce331" table:formula="of:=IF(LEN([.AH23]);SUBSTITUTE(SUBSTITUTE([.AH23];&quot;(&quot;;&quot;¡&quot;);&quot;)&quot;;&quot;!&quot;);&quot;&quot;)" office:value-type="string" office:string-value="K2SO4" calcext:value-type="string">
            <text:p>K2SO4</text:p>
          </table:table-cell>
          <table:table-cell table:style-name="ce331" table:formula="of:=IF(LEN([.AI23]);SUBSTITUTE(SUBSTITUTE([.AI23];&quot;(&quot;;&quot;¡&quot;);&quot;)&quot;;&quot;!&quot;);&quot;&quot;)" office:value-type="string" office:string-value="H2O" calcext:value-type="string">
            <text:p>H2O</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1" calcext:value-type="float">
            <text:p>1</text:p>
          </table:table-cell>
          <table:table-cell table:style-name="ce331" table:formula="of:=SUBSTITUTE(SUBSTITUTE([.AD53];&quot;(&quot;;&quot;¡&quot;);&quot;)&quot;;&quot;!&quot;)" office:value-type="string" office:string-value="K2Cr2O7" calcext:value-type="string">
            <text:p>K2Cr2O7</text:p>
          </table:table-cell>
          <table:table-cell table:style-name="ce331" table:formula="of:=IF([.AF60]=[.$AH60];MAX([.AE53];[.AG55]);[.AE55])" office:value-type="float" office:value="6" calcext:value-type="float">
            <text:p>6</text:p>
          </table:table-cell>
          <table:table-cell table:style-name="ce331" table:formula="of:=SUBSTITUTE(SUBSTITUTE([.AF53];&quot;(&quot;;&quot;¡&quot;);&quot;)&quot;;&quot;!&quot;)" office:value-type="string" office:string-value="KI" calcext:value-type="string">
            <text:p>KI</text:p>
          </table:table-cell>
          <table:table-cell table:style-name="ce331" table:formula="of:=[.AG55]" office:value-type="float" office:value="7" calcext:value-type="float">
            <text:p>7</text:p>
          </table:table-cell>
          <table:table-cell table:style-name="ce331" table:formula="of:=SUBSTITUTE(SUBSTITUTE([.AH53];&quot;(&quot;;&quot;¡&quot;);&quot;)&quot;;&quot;!&quot;)" office:value-type="string" office:string-value="H2SO4" calcext:value-type="string">
            <text:p>H2SO4</text:p>
          </table:table-cell>
          <table:table-cell table:style-name="ce593"/>
          <table:table-cell table:style-name="ce331" table:formula="of:=[.AJ55]+[.AL55]*([.AK60]=[.AM60])+IF(ISERROR([.AP53]);0;[.AP55]*([.AK60]=[.AQ60]))" office:value-type="float" office:value="1" calcext:value-type="float">
            <text:p>1</text:p>
          </table:table-cell>
          <table:table-cell table:style-name="ce331" table:formula="of:=SUBSTITUTE(SUBSTITUTE([.AK53];&quot;(&quot;;&quot;¡&quot;);&quot;)&quot;;&quot;!&quot;)" office:value-type="string" office:string-value="Cr2¡SO4!3" calcext:value-type="string">
            <text:p>Cr2¡SO4!3</text:p>
          </table:table-cell>
          <table:table-cell table:style-name="ce331" table:formula="of:=[.AL55]" office:value-type="float" office:value="3" calcext:value-type="float">
            <text:p>3</text:p>
          </table:table-cell>
          <table:table-cell table:style-name="ce331" table:formula="of:=SUBSTITUTE(SUBSTITUTE([.AM53];&quot;(&quot;;&quot;¡&quot;);&quot;)&quot;;&quot;!&quot;)" office:value-type="string" office:string-value="I2" calcext:value-type="string">
            <text:p>I2</text:p>
          </table:table-cell>
          <table:table-cell table:style-name="ce331" table:formula="of:=[.AN55]" office:value-type="float" office:value="7" calcext:value-type="float">
            <text:p>7</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4" calcext:value-type="float">
            <text:p>4</text:p>
          </table:table-cell>
          <table:table-cell table:style-name="ce331" table:formula="of:=SUBSTITUTE(SUBSTITUTE([.AQ53];&quot;(&quot;;&quot;¡&quot;);&quot;)&quot;;&quot;!&quot;)" office:value-type="string" office:string-value="K2SO4" calcext:value-type="string">
            <text:p>K2SO4</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6" calcext:value-type="float">
            <text:p>6</text:p>
          </table:table-cell>
          <table:table-cell table:style-name="ce331" table:formula="of:=MATCH([.AG59];[.$AC$60:.$AQ$60];0)" office:value-type="float" office:value="9" calcext:value-type="float">
            <text:p>9</text:p>
          </table:table-cell>
          <table:table-cell table:style-name="ce331" table:formula="of:=IF(LEN([.AH59]);MATCH([.AH59];[.$AC$60:.$AQ$60];0);0)" office:value-type="float" office:value="11" calcext:value-type="float">
            <text:p>11</text:p>
          </table:table-cell>
          <table:table-cell table:style-name="ce331" table:formula="of:=IF(LEN([.AI59]);MATCH([.AI59];[.$AC$60:.$AQ$60];0);IF([.AO46]=&quot;H2O&quot;;13;0))" office:value-type="float" office:value="15" calcext:value-type="float">
            <text:p>15</text:p>
          </table:table-cell>
          <table:table-cell table:style-name="ce331" table:formula="of:=IF(LEN([.AJ59]);MATCH([.AJ59];[.$AC$60:.$AQ$60];0);IF(ISERROR([.AQ60]);0;IF([.AI61]=13;15;13)))" office:value-type="float" office:value="13" calcext:value-type="float">
            <text:p>13</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x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1" calcext:value-type="float">
            <text:p>1</text:p>
          </table:table-cell>
          <table:table-cell table:style-name="ce331" table:formula="of:=INDEX([.$AC$53:.$AQ$53];[.AD61])" office:value-type="string" office:string-value="K2Cr2O7" calcext:value-type="string">
            <text:p>K2Cr2O7</text:p>
          </table:table-cell>
          <table:table-cell table:style-name="ce331" table:formula="of:=INDEX([.$AC$60:.$AQ$60];[.AE61]-1)" office:value-type="float" office:value="6" calcext:value-type="float">
            <text:p>6</text:p>
          </table:table-cell>
          <table:table-cell table:style-name="ce331" table:formula="of:=INDEX([.$AC$53:.$AQ$53];[.AE61])" office:value-type="string" office:string-value="KI" calcext:value-type="string">
            <text:p>KI</text:p>
          </table:table-cell>
          <table:table-cell table:style-name="ce331" table:formula="of:=IF(LEN([.AE23]);INDEX([.$AC$55:.$AQ$55];[.AF61]-1);0)" office:value-type="float" office:value="7" calcext:value-type="float">
            <text:p>7</text:p>
          </table:table-cell>
          <table:table-cell table:style-name="ce331" table:formula="of:=INDEX([.$AC$53:.$AQ$53];[.AF61])" office:value-type="string" office:string-value="H2SO4" calcext:value-type="string">
            <text:p>H2SO4</text:p>
          </table:table-cell>
          <table:table-cell table:style-name="ce174" table:formula="of:=IF(ISERROR([.AG61]);1;INDEX([.$AC$60:.$AQ$60];1;[.AG61]-1))" office:value-type="float" office:value="1" calcext:value-type="float">
            <text:p>1</text:p>
          </table:table-cell>
          <table:table-cell table:style-name="ce331" table:formula="of:=IF(ISERROR([.AG61]);[.AG59];INDEX([.$AC$53:.$AQ$53];[.AG61]))" office:value-type="string" office:string-value="Cr2(SO4)3" calcext:value-type="string">
            <text:p>Cr2(SO4)3</text:p>
          </table:table-cell>
          <table:table-cell table:style-name="ce331" table:formula="of:=IF(ISERROR([.AH61]);1;IF([.AH61];INDEX([.$AC$60:.$AQ$60];[.AH61]-1);&quot;&quot;))" office:value-type="float" office:value="3" calcext:value-type="float">
            <text:p>3</text:p>
          </table:table-cell>
          <table:table-cell table:style-name="ce331" table:formula="of:=IF(ISERROR([.AH61]);[.AH59];IF([.AH61];INDEX([.$AC$53:.$AQ$53];[.AH61]);&quot;&quot;))" office:value-type="string" office:string-value="I2" calcext:value-type="string">
            <text:p>I2</text:p>
          </table:table-cell>
          <table:table-cell table:style-name="ce331" table:formula="of:=IF(ISERROR([.AI61]);1;IF([.AI61];INDEX([.$AC$60:.$AQ$60];[.AI61]-1);1))" office:value-type="float" office:value="4" calcext:value-type="float">
            <text:p>4</text:p>
          </table:table-cell>
          <table:table-cell table:style-name="ce331" table:formula="of:=IF(ISERROR([.AI61]);[.AI59];INDEX([.$AC$53:.$AQ$53];[.AI61]))" office:value-type="string" office:string-value="K2SO4" calcext:value-type="string">
            <text:p>K2SO4</text:p>
          </table:table-cell>
          <table:table-cell table:style-name="ce331" table:formula="of:=IF(AND([.AJ61]&gt;1;[.AO60]&lt;&gt;[.AQ60]);INDEX([.$AC$55:.$AQ$55];[.AJ61]-1);0)" office:value-type="float" office:value="7" calcext:value-type="float">
            <text:p>7</text:p>
          </table:table-cell>
          <table:table-cell table:style-name="ce331" table:formula="of:=IF([.AO62]&gt;0;INDEX([.$AC$53:.$AQ$53];[.AJ61]);&quot;&quot;)" office:value-type="string" office:string-value="H2O" calcext:value-type="string">
            <text:p>H2O</text:p>
          </table:table-cell>
          <table:table-cell table:style-name="ce331"/>
          <table:table-cell table:style-name="ce331" table:formula="of:=[.AC62]*MASAMOL([.AD62])+[.AE62]*MASAMOL([.AF62])+[.AG62]*MASAMOL([.AH62])" office:value-type="float" office:value="1976.715" calcext:value-type="float">
            <text:p>1976,715</text:p>
          </table:table-cell>
          <table:table-cell table:style-name="ce331" table:formula="of:=[.AI62]*MASAMOL([.AJ62])+[.AK62]*MASAMOL([.AL62])+IF(ISERROR([.AM62]);0;[.AM62]*MASAMOL([.AN62]))+IF(ISERROR([.AO62]);0;[.AO62]*MASAMOL([.AP62]))" office:value-type="float" office:value="1976.715" calcext:value-type="float">
            <text:p>1976,715</text:p>
          </table:table-cell>
          <table:table-cell table:style-name="ce402" table:formula="of:=ABS([.AR62]-[.AS62])&lt;0.01" office:value-type="boolean" office:boolean-value="true" calcext:value-type="boolean">
            <text:p>VERDADER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K₂Cr₂O₇" calcext:value-type="string">
            <text:p>K₂Cr₂O₇</text:p>
          </table:table-cell>
          <table:table-cell table:style-name="ce469"/>
          <table:table-cell table:style-name="ce481" table:formula="of:=IF(LEN([.AF62])&gt;0;&quot; + &quot;;&quot;&quot;)&amp;IF([.AE62]&gt;1;[.AE62]&amp;&quot; &quot;;&quot;&quot;)&amp;FORMULAQUIM([.AF62])" office:value-type="string" office:string-value=" + 6 KI" calcext:value-type="string">
            <text:p><text:s/>+ 6 KI</text:p>
          </table:table-cell>
          <table:table-cell table:style-name="ce469"/>
          <table:table-cell table:style-name="ce481" table:formula="of:=IF([.AG62]&gt;0;&quot; + &quot;&amp;IF([.AG62]&gt;1;[.AG62]&amp;&quot; &quot;;&quot;&quot;)&amp;FORMULAQUIM([.AH62]);&quot;&quot;)&amp;&quot; → &quot;" office:value-type="string" office:string-value=" + 7 H₂SO₄ → " calcext:value-type="string">
            <text:p><text:s/>+ 7 H₂SO₄ → </text:p>
          </table:table-cell>
          <table:table-cell table:style-name="ce591"/>
          <table:table-cell table:style-name="ce481" table:formula="of:=IF([.AI62]&gt;1;[.AI62]&amp;&quot; &quot;;&quot;&quot;)&amp;FORMULAQUIM([.AJ62])" office:value-type="string" office:string-value="Cr₂(SO₄)₃" calcext:value-type="string">
            <text:p>Cr₂(SO₄)₃</text:p>
          </table:table-cell>
          <table:table-cell table:style-name="ce469"/>
          <table:table-cell table:style-name="ce481" table:formula="of:=IF(LEN([.AL62])&gt;0;&quot; + &quot;;&quot;&quot;)&amp;IF([.AK62]&gt;1;[.AK62]&amp;&quot; &quot;;&quot;&quot;)&amp;FORMULAQUIM([.AL62])" office:value-type="string" office:string-value=" + 3 I₂" calcext:value-type="string">
            <text:p><text:s/>+ 3 I₂</text:p>
          </table:table-cell>
          <table:table-cell table:style-name="ce593"/>
          <table:table-cell table:style-name="ce481" table:formula="of:=IF(ISERROR([.AP53]);&quot;&quot;;IF(LEN([.AN62])&gt;0;&quot; + &quot;;&quot;&quot;)&amp;IF([.AM62]&gt;1;[.AM62]&amp;&quot; &quot;;&quot;&quot;)&amp;FORMULAQUIM([.AN62]))" office:value-type="string" office:string-value=" + 4 K₂SO₄" calcext:value-type="string">
            <text:p><text:s/>+ 4 K₂SO₄</text:p>
          </table:table-cell>
          <table:table-cell table:style-name="ce593"/>
          <table:table-cell table:style-name="ce481" table:formula="of:=IF(LEN([.AP62])&gt;0;&quot; + &quot;&amp;IF([.AO62]&gt;1;[.AO62]&amp;&quot; &quot;;&quot;&quot;)&amp;FORMULAQUIM([.AP62]);&quot;&quot;)" office:value-type="string" office:string-value=" + 7 H₂O" calcext:value-type="string">
            <text:p><text:s/>+ 7 H₂O</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K₂Cr₂O₇ + 6 KI + 7 H₂SO₄ → Cr₂(SO₄)₃ + 3 I₂ + 4 K₂SO₄ + 7 H₂O" calcext:value-type="string">
            <text:p>K₂Cr₂O₇ + 6 KI + 7 H₂SO₄ → Cr₂(SO₄)₃ + 3 I₂ + 4 K₂SO₄ + 7 H₂O</text:p>
          </table:table-cell>
          <table:table-cell table:style-name="ce174"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9" table:default-cell-style-name="ce396"/>
        <table:table-column table:style-name="co60" table:default-cell-style-name="ce396"/>
        <table:table-column table:style-name="co61" table:default-cell-style-name="ce396"/>
        <table:table-column table:style-name="co62" table:default-cell-style-name="ce396"/>
        <table:table-column table:style-name="co12" table:default-cell-style-name="ce396"/>
        <table:table-column table:style-name="co63" table:default-cell-style-name="ce396"/>
        <table:table-column table:style-name="co12" table:number-columns-repeated="58" table:default-cell-style-name="ce396"/>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2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26">=</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74"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74"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4" table:number-columns-repeated="2"/>
          <table:table-cell table:number-columns-repeated="44"/>
        </table:table-row>
        <table:table-row table:style-name="ro1" table:number-rows-repeated="10">
          <table:table-cell table:number-columns-repeated="18"/>
          <table:table-cell table:style-name="ce174"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4" table:default-cell-style-name="ce63"/>
        <table:table-column table:style-name="co65" table:default-cell-style-name="ce63"/>
        <table:table-column table:style-name="co64" table:default-cell-style-name="Default"/>
        <table:table-column table:style-name="co66" table:default-cell-style-name="ce63"/>
        <table:table-column table:style-name="co67" table:default-cell-style-name="ce63"/>
        <table:table-column table:style-name="co68" table:default-cell-style-name="ce63"/>
        <table:table-column table:style-name="co66" table:default-cell-style-name="ce63"/>
        <table:table-column table:style-name="co62" table:default-cell-style-name="ce63"/>
        <table:table-column table:style-name="co69" table:default-cell-style-name="ce63"/>
        <table:table-column table:style-name="co70" table:default-cell-style-name="ce63"/>
        <table:table-column table:style-name="co71" table:default-cell-style-name="ce63"/>
        <table:table-column table:style-name="co70" table:default-cell-style-name="ce63"/>
        <table:table-column table:style-name="co66" table:default-cell-style-name="ce63"/>
        <table:table-column table:style-name="co71" table:default-cell-style-name="ce63"/>
        <table:table-column table:style-name="co72" table:default-cell-style-name="ce63"/>
        <table:table-column table:style-name="co54" table:number-columns-repeated="3" table:default-cell-style-name="ce63"/>
        <table:table-column table:style-name="co73" table:default-cell-style-name="ce63"/>
        <table:table-column table:style-name="co56" table:default-cell-style-name="ce63"/>
        <table:table-column table:style-name="co74" table:default-cell-style-name="ce63"/>
        <table:table-column table:style-name="co12" table:number-columns-repeated="961" table:default-cell-style-name="ce63"/>
        <table:table-row table:style-name="ro3">
          <table:table-cell table:style-name="ce276"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276" office:value-type="string" calcext:value-type="string">
            <text:p>\Qon hidroxido\E</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₃" calcext:value-type="string">
            <text:p>H₃PO₃</text:p>
          </table:table-cell>
          <table:table-cell/>
          <table:table-cell table:style-name="ce276"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276" office:value-type="string" calcext:value-type="string">
            <text:p>\QOH⁻\E</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E</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₃\E</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E</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E</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N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O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O</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O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Ca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NO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NO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í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no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no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no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i</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O</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O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O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Na₂O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O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cinc</text:p>
          </table:table-cell>
          <table:table-cell table:style-name="ce541" office:value-type="string" calcext:value-type="string">
            <text:p>Zn²⁺</text:p>
          </table:table-cell>
          <table:table-cell table:style-name="ce541" office:value-type="string" calcext:value-type="string">
            <text:p>c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O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O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276"/>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5" table:default-cell-style-name="Default"/>
        <table:table-column table:style-name="co35" table:default-cell-style-name="Default"/>
        <table:table-column table:style-name="co76" table:default-cell-style-name="Default"/>
        <table:table-column table:style-name="co12" table:number-columns-repeated="3" table:default-cell-style-name="Default"/>
        <table:table-row table:style-name="ro3">
          <table:table-cell table:style-name="ce396"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396" office:value-type="string" calcext:value-type="string">
            <text:p>← Devuelve nombre y masa atómica</text:p>
          </table:table-cell>
        </table:table-row>
        <table:table-row table:style-name="ro3">
          <table:table-cell table:style-name="ce396" table:formula="of:=MATCH([.$D$2];[.D6:.$D$123];0)" office:value-type="float" office:value="99" calcext:value-type="float">
            <text:p>99</text:p>
          </table:table-cell>
          <table:table-cell table:style-name="ce547" table:formula="of:=INDEX([.B6:.B123];[.A2])" office:value-type="string" office:string-value="Es" calcext:value-type="string">
            <text:p>Es</text:p>
          </table:table-cell>
          <table:table-cell table:style-name="ce548"/>
          <table:table-cell table:style-name="ce550" office:value-type="string" calcext:value-type="string">
            <text:p>Einstenio</text:p>
          </table:table-cell>
          <table:table-cell table:style-name="ce396"/>
          <table:table-cell table:style-name="ce396" office:value-type="string" calcext:value-type="string">
            <text:p>← Devuelve símbolo</text:p>
          </table:table-cell>
        </table:table-row>
        <table:table-row table:style-name="ro3">
          <table:table-cell table:style-name="ce396"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396" table:number-columns-repeated="2"/>
        </table:table-row>
        <table:table-row table:style-name="ro3">
          <table:table-cell table:style-name="ce545" office:value-type="float" office:value="-1" calcext:value-type="float">
            <text:p>-1</text:p>
          </table:table-cell>
          <table:table-cell table:style-name="ce545" office:value-type="string" calcext:value-type="string">
            <text:p>e</text:p>
          </table:table-cell>
          <table:table-cell table:style-name="ce549"/>
          <table:table-cell table:style-name="ce549" office:value-type="string" calcext:value-type="string">
            <text:p>electrón</text:p>
          </table:table-cell>
          <table:table-cell table:style-name="ce396"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396"/>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396"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396"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396"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396"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396"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396"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396"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O</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396"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396"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396" office:value-type="float" office:value="20.1797" calcext:value-type="float">
            <text:p>20,1797</text:p>
          </table:table-cell>
        </table:table-row>
        <table:table-row table:style-name="ro3">
          <table:table-cell table:style-name="ce545" office:value-type="float" office:value="11" calcext:value-type="float">
            <text:p>11</text:p>
          </table:table-cell>
          <table:table-cell table:style-name="ce545" office:value-type="string" calcext:value-type="string">
            <text:p>Na</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396"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396"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396"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i</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396"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396"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396"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396"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r</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396"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396"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Ca</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396"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396"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396"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396"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396"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396"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396" office:value-type="float" office:value="55.845" calcext:value-type="float">
            <text:p>55,845</text:p>
          </table:table-cell>
        </table:table-row>
        <table:table-row table:style-name="ro3">
          <table:table-cell table:style-name="ce545" office:value-type="float" office:value="27" calcext:value-type="float">
            <text:p>27</text:p>
          </table:table-cell>
          <table:table-cell table:style-name="ce545" office:value-type="string" calcext:value-type="string">
            <text:p>Co</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396"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396" office:value-type="float" office:value="58.6934" calcext:value-type="float">
            <text:p>58,6934</text:p>
          </table:table-cell>
        </table:table-row>
        <table:table-row table:style-name="ro3">
          <table:table-cell table:style-name="ce545" office:value-type="float" office:value="29" calcext:value-type="float">
            <text:p>29</text:p>
          </table:table-cell>
          <table:table-cell table:style-name="ce545" office:value-type="string" calcext:value-type="string">
            <text:p>Cu</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396"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396"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396"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396"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396"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396"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396"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396"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396"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396"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396"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396"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396" office:value-type="float" office:value="92.90637" calcext:value-type="float">
            <text:p>92,90637</text:p>
          </table:table-cell>
        </table:table-row>
        <table:table-row table:style-name="ro3">
          <table:table-cell table:style-name="ce545" office:value-type="float" office:value="42" calcext:value-type="float">
            <text:p>42</text:p>
          </table:table-cell>
          <table:table-cell table:style-name="ce545" office:value-type="string" calcext:value-type="string">
            <text:p>M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396"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396"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396"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396"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396"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396"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396"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396"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396"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396"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396"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iodo</text:p>
          </table:table-cell>
          <table:table-cell table:style-name="ce549" office:value-type="string" calcext:value-type="string">
            <text:p><text:a xlink:href="http://www.lenntech.es/periodica/elementos/i.htm" xlink:type="simple">Iodo</text:a></text:p>
          </table:table-cell>
          <table:table-cell table:style-name="ce396" office:value-type="float" office:value="126.90447" calcext:value-type="float">
            <text:p>126,90447</text:p>
          </table:table-cell>
        </table:table-row>
        <table:table-row table:style-name="ro3">
          <table:table-cell table:style-name="ce545" office:value-type="float" office:value="54" calcext:value-type="float">
            <text:p>54</text:p>
          </table:table-cell>
          <table:table-cell table:style-name="ce545" office:value-type="string" calcext:value-type="string">
            <text:p>Xe</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396"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396"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396" office:value-type="float" office:value="137.327" calcext:value-type="float">
            <text:p>137,327</text:p>
          </table:table-cell>
        </table:table-row>
        <table:table-row table:style-name="ro3">
          <table:table-cell table:style-name="ce545" office:value-type="float" office:value="57" calcext:value-type="float">
            <text:p>57</text:p>
          </table:table-cell>
          <table:table-cell table:style-name="ce545" office:value-type="string" calcext:value-type="string">
            <text:p>L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396"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396"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396"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396"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396"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396"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Eu</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396"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396"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396"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396"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396"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396"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396"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396"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396"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396"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396"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396"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396"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396"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396"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396"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396"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396"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396"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396"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396" office:value-type="float" office:value="208.984" calcext:value-type="float">
            <text:p>208,984</text:p>
          </table:table-cell>
        </table:table-row>
        <table:table-row table:style-name="ro3">
          <table:table-cell table:style-name="ce545" office:value-type="float" office:value="84" calcext:value-type="float">
            <text:p>84</text:p>
          </table:table-cell>
          <table:table-cell table:style-name="ce545" office:value-type="string" calcext:value-type="string">
            <text:p>P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396"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396"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396"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396" office:value-type="float" office:value="223" calcext:value-type="float">
            <text:p>223</text:p>
          </table:table-cell>
        </table:table-row>
        <table:table-row table:style-name="ro3">
          <table:table-cell table:style-name="ce545" office:value-type="float" office:value="88" calcext:value-type="float">
            <text:p>88</text:p>
          </table:table-cell>
          <table:table-cell table:style-name="ce545" office:value-type="string" calcext:value-type="string">
            <text:p>R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396"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396"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396" office:value-type="float" office:value="232.0377" calcext:value-type="float">
            <text:p>232,0377</text:p>
          </table:table-cell>
        </table:table-row>
        <table:table-row table:style-name="ro3">
          <table:table-cell table:style-name="ce545" office:value-type="float" office:value="91" calcext:value-type="float">
            <text:p>91</text:p>
          </table:table-cell>
          <table:table-cell table:style-name="ce545" office:value-type="string" calcext:value-type="string">
            <text:p>P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396"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396"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396"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396"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396"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396"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396"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396" office:value-type="float" office:value="251" calcext:value-type="float">
            <text:p>251</text:p>
          </table:table-cell>
        </table:table-row>
        <table:table-row table:style-name="ro3">
          <table:table-cell table:style-name="ce545" office:value-type="float" office:value="99" calcext:value-type="float">
            <text:p>99</text:p>
          </table:table-cell>
          <table:table-cell table:style-name="ce545" office:value-type="string" calcext:value-type="string">
            <text:p>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396"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396"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396" office:value-type="float" office:value="258" calcext:value-type="float">
            <text:p>258</text:p>
          </table:table-cell>
        </table:table-row>
        <table:table-row table:style-name="ro3">
          <table:table-cell table:style-name="ce545" office:value-type="float" office:value="102" calcext:value-type="float">
            <text:p>102</text:p>
          </table:table-cell>
          <table:table-cell table:style-name="ce545" office:value-type="string" calcext:value-type="string">
            <text:p>No</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396"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396"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396"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396"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396"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396"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396"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396"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396"/>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396"/>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396"/>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396"/>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396"/>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396"/>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396"/>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396"/>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396"/>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office:forms form:automatic-focus="false" form:apply-design-mode="false"/>
        <table:table-column table:style-name="co12" table:number-columns-repeated="4" table:default-cell-style-name="ce63"/>
        <table:table-column table:style-name="co22" table:default-cell-style-name="ce63"/>
        <table:table-column table:style-name="co4" table:number-columns-repeated="6" table:default-cell-style-name="ce63"/>
        <table:table-column table:style-name="co35"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text:span text:style-name="T23">O K₂Cr₂O₇ oxida ao ioduro de potasio no medio ácido sulfúrico formándose, sulfato de potasio, sulfato de cromo (III), I₂ e auga.</text:span></text:p>
            <text:p><text:span text:style-name="T23">a) Axusta as reaccións iónica e molecular polo método do ión-electrón.</text:span></text:p>
            <text:p><text:span text:style-name="T24">b) Fanse catro valoracións cos valores que se ven na táboa e a concentración da disolución de dicromato de potasio é  de 0,200 mol/dm³, cal é a concentración da disolución de ioduro de potasio</text:span><text:span text:style-name="T23">?</text:span></text:p>
            <text:p><text:span text:style-name="T23">Rta.: a) (Cr₂O₇)²⁻ + 6 I⁻ + 14 H⁺ → 2 Cr³⁺ + 3 I₂ + 7 H₂O; </text:span></text:p>
            <text:p><text:span text:style-name="T23">K₂Cr₂O₇ + 6 KI + 7 H₂SO₄ → Cr₂(SO₄)₃ + 3 I₂ + 4 K₂SO₄ + 7 H₂O;  b) [KI] = 1,07 mol/dm³</text:span></text:p>
          </table:table-cell>
          <table:covered-table-cell table:number-columns-repeated="2" table:style-name="ce391"/>
          <table:covered-table-cell table:style-name="ce405"/>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391"/>
          <table:covered-table-cell table:style-name="ce405"/>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1"/>
          <table:covered-table-cell table:style-name="ce405"/>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35"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3" table:style-name="ce391"/>
          <table:covered-table-cell table:style-name="ce405"/>
          <table:table-cell table:style-name="ce406" office:value-type="string" calcext:value-type="string">
            <text:p><text:s/></text:p>
          </table:table-cell>
          <table:table-cell table:style-name="ce150"/>
          <table:table-cell table:style-name="ce563"/>
          <table:table-cell table:style-name="ce435"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1"/>
          <table:covered-table-cell table:style-name="ce405"/>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1"/>
          <table:covered-table-cell table:style-name="ce405"/>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91"/>
          <table:covered-table-cell table:style-name="ce405"/>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391"/>
          <table:covered-table-cell table:style-name="ce405"/>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1"/>
          <table:covered-table-cell table:style-name="ce405"/>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91"/>
          <table:covered-table-cell table:style-name="ce405"/>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1"/>
          <table:covered-table-cell table:style-name="ce405"/>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1"/>
          <table:covered-table-cell table:style-name="ce405"/>
          <table:table-cell table:style-name="ce299"/>
          <table:table-cell table:style-name="ce406" office:value-type="string" calcext:value-type="string">
            <text:p>Produ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text:span text:style-name="T23">O estaño metálico reacciona co ácido nítrico concentrado e forma óxido de estaño(IV), dióxido de nitróxeno e auga.</text:span></text:p>
            <text:p><text:span text:style-name="T23">a) Axusta a reacción que ten lugar polo método do ión-electrón.</text:span></text:p>
            <text:p><text:span text:style-name="T23">b) Calcula a concentración dunha disolución de ácido nítrico se se gastan os volumes indicados.</text:span></text:p>
            <text:p><text:span text:style-name="T23">Rta.: a) 4 HNO₃ + Sn → 4 NO₂ + SnO₂ + 2 H₂O;</text:span></text:p>
            <text:p><text:span text:style-name="T23">b) [HNO₃] = 0,00289 mol/dm³</text:span></text:p>
            <text:p/>
          </table:table-cell>
          <table:covered-table-cell table:number-columns-repeated="2" table:style-name="ce391"/>
          <table:covered-table-cell table:style-name="ce405"/>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style-name="ce406"/>
          <table:table-cell table:style-name="ce150"/>
          <table:table-cell table:style-name="ce563"/>
          <table:table-cell table:style-name="ce435"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style-name="ce406" office:value-type="string" calcext:value-type="string">
            <text:p><text:s/></text:p>
          </table:table-cell>
          <table:table-cell table:style-name="ce150"/>
          <table:table-cell table:style-name="ce563"/>
          <table:table-cell table:style-name="ce435"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1"/>
          <table:covered-table-cell table:style-name="ce405"/>
          <table:table-cell table:style-name="ce299"/>
          <table:table-cell table:style-name="ce406" office:value-type="string" calcext:value-type="string">
            <text:p>Produ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number-columns-repeated="2"/>
          <table:table-cell table:style-name="ce108"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table-cell table:style-name="ce393" office:value-type="string" calcext:value-type="string" table:number-columns-spanned="4" table:number-rows-spanned="13">
            <text:p><text:span text:style-name="T24">O ácido clorhídrico reacciona co ácido nítrico concentrado do 16,0 % en masa e densidade 1,09 g/cm³ </text:span><text:span text:style-name="T23">e forma cloro, dióxido de nitróxeno e auga.</text:span></text:p>
            <text:p><text:span text:style-name="T23">a) Axusta a reacción que ten lugar polo método do ión-electrón.</text:span></text:p>
            <text:p><text:span text:style-name="T23">b) Calcula a concentración dunha disolución de ácido clorhídrico se se gastan os volumes indicados.</text:span></text:p>
            <text:p><text:span text:style-name="T23">Rta.: a) 2 HNO₃ + 2 HCl → 2 NO₂ + Cl₂ + 2 H₂O;</text:span></text:p>
            <text:p><text:span text:style-name="T23">b) [HCl] = 1,11 mol/dm³</text:span></text:p>
            <text:p/>
          </table:table-cell>
          <table:covered-table-cell table:number-columns-repeated="2" table:style-name="ce391"/>
          <table:covered-table-cell table:style-name="ce405"/>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35"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406" office:value-type="string" calcext:value-type="string">
            <text:p><text:s/></text:p>
          </table:table-cell>
          <table:table-cell table:style-name="ce150" office:value-type="string" calcext:value-type="string">
            <text:p>Densidade: </text:p>
          </table:table-cell>
          <table:table-cell table:style-name="ce563" office:value-type="float" office:value="1.09" calcext:value-type="float">
            <text:p>1,09</text:p>
          </table:table-cell>
          <table:table-cell table:style-name="ce435"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1"/>
          <table:covered-table-cell table:style-name="ce405"/>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xuda.$A$129" table:cell-range-address="$Axuda.$A$139"/>
        <table:named-range table:name="CifrasSign" table:base-cell-address="$Axuda.$A$36" table:cell-range-address="$Axuda.$A$44"/>
        <table:named-range table:name="clic" table:base-cell-address="$Axuda.$A$9" table:cell-range-address="$Axuda.$A$3"/>
        <table:named-range table:name="Comezo" table:base-cell-address="$Introd.$A$1" table:cell-range-address="$Introd.$A$1"/>
        <table:named-range table:name="CopiaDatos" table:base-cell-address="$Axuda.$A$98" table:cell-range-address="$Axuda.$A$108"/>
        <table:named-range table:name="CopiarResultado" table:base-cell-address="$Axuda.$A$89" table:cell-range-address="$Axuda.$A$99"/>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70"/>
        <table:named-range table:name="ErrorResult" table:base-cell-address="$Axuda.$A$124" table:cell-range-address="$Axuda.$A$134"/>
        <table:named-range table:name="Formatos" table:base-cell-address="$Axuda.$A$63" table:cell-range-address="$Axuda.$A$73"/>
        <table:named-range table:name="Hipervinculos" table:base-cell-address="$Axuda.$A$13" table:cell-range-address="$Axuda.$A$16"/>
        <table:named-range table:name="InstrComun" table:base-cell-address="$Axuda.$A$149" table:cell-range-address="$Axuda.$A$146"/>
        <table:named-range table:name="InstrOtros" table:base-cell-address="$Axuda.$A$154" table:cell-range-address="$Axuda.$A$164"/>
        <table:named-range table:name="InstrResult" table:base-cell-address="$Axuda.$A$150" table:cell-range-address="$Axuda.$A$160"/>
        <table:named-range table:name="NoSePueden" table:base-cell-address="$Axuda.$A$109" table:cell-range-address="$Axuda.$A$119"/>
        <table:named-range table:name="NotasAyuda" table:base-cell-address="$Axuda.$A$1" table:cell-range-address="$Axuda.$A$1"/>
        <table:named-range table:name="OtrosCalc" table:base-cell-address="$Axuda.$A$41" table:cell-range-address="$Axuda.$A$53"/>
      </table:named-expressions>
      <table:database-ranges>
        <table:database-range table:name="__Anonymous_Sheet_DB__1" table:target-range-address="Axuda.J1:Ax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name-asian="Segoe UI" style:font-size-asian="24pt" style:language-asian="zh" style:country-asian="CN" style:font-name-complex="Tahoma1"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01P0" style:volatile="true">
      <number:number number:decimal-places="0" number:min-decimal-places="0" number:min-integer-digits="1" number:grouping="true"/>
      <number:text> </number:text>
      <number:currency-symbol number:language="gl" number:country="ES">₧</number:currency-symbol>
    </number:currency-style>
    <number:currency-style style:name="N101">
      <number:text>-</number:text>
      <number:number number:decimal-places="0" number:min-decimal-places="0" number:min-integer-digits="1" number:grouping="true"/>
      <number:text> </number:text>
      <number:currency-symbol number:language="gl" number:country="ES">₧</number:currency-symbol>
      <style:map style:condition="value()&gt;=0" style:apply-style-name="N101P0"/>
    </number:currency-style>
    <number:currency-style style:name="N102P0" style:volatile="true">
      <number:number number:decimal-places="0" number:min-decimal-places="0" number:min-integer-digits="1" number:grouping="true"/>
      <number:text> </number:text>
      <number:currency-symbol number:language="gl" number:country="ES">₧</number:currency-symbol>
    </number:currency-style>
    <number:currency-style style:name="N102">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102P0"/>
    </number:currency-style>
    <number:number-style style:name="N103" loext:transliteration-spellout="cardinal" number:transliteration-language="es" number:transliteration-country="ES">
      <number:number number:decimal-places="0" number:min-decimal-places="0" number:min-integer-digits="1"/>
    </number:number-style>
    <number:number-style style:name="N104" loext:transliteration-spellout="capitalize cardinal" number:transliteration-language="es" number:transliteration-country="ES">
      <number:number number:decimal-places="0" number:min-decimal-places="0" number:min-integer-digits="1"/>
    </number:number-style>
    <number:number-style style:name="N105" loext:transliteration-spellout="upper cardinal" number:transliteration-language="es" number:transliteration-country="ES">
      <number:number number:decimal-places="0" number:min-decimal-places="0" number:min-integer-digits="1"/>
    </number:number-style>
    <number:number-style style:name="N106">
      <number:scientific-number number:decimal-places="2" number:min-decimal-places="2" number:min-integer-digits="1" number:min-exponent-digits="2" number:exponent-interval="3" number:forced-exponent-sign="true"/>
    </number:number-style>
    <number:number-style style:name="N107" loext:transliteration-spellout="EUR" number:transliteration-language="es" number:transliteration-country="ES">
      <number:number number:decimal-places="0" number:min-decimal-places="0" number:min-integer-digits="1"/>
    </number:number-style>
    <number:number-style style:name="N108" loext:transliteration-spellout="EUR" number:transliteration-language="es" number:transliteration-country="ES">
      <number:number number:decimal-places="2" number:min-decimal-places="2" number:min-integer-digits="1"/>
    </number:number-style>
    <number:number-style style:name="N109" loext:transliteration-spellout="upper EUR" number:transliteration-language="es" number:transliteration-country="ES">
      <number:number number:decimal-places="0" number:min-decimal-places="0" number:min-integer-digits="1"/>
    </number:number-style>
    <number:number-style style:name="N110" loext:transliteration-spellout="upper EUR" number:transliteration-language="es" number:transliteration-country="ES">
      <number:number number:decimal-places="2" number:min-decimal-places="2"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3"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3"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2"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2"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 style:data-style-name="N2" text:time-value="09:44:42.57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8T10:57:35.974000000</dc:date>
    <dc:language>es-ES</dc:language>
    <meta:editing-cycles>3526</meta:editing-cycles>
    <meta:editing-duration>P21DT4H29M48S</meta:editing-duration>
    <dc:creator>Alfonso Javier Barbadillo Marán</dc:creator>
    <dc:title>Química P.A.U- Laboratorio (gal)</dc:title>
    <meta:document-statistic meta:table-count="10" meta:cell-count="3883"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